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3000004E580000302C63EA090828169EF2.emf" manifest:media-type="image/x-emf"/>
  <manifest:file-entry manifest:full-path="Object 1/Pictures/10000001000002F6000001D2B105F9A9DB45A66E.png" manifest:media-type="image/png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14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e2efd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Note" style:data-style-name="N0">
      <style:table-cell-properties style:cell-protect="protected" style:print-content="true" style:text-align-source="value-type" style:repeat-content="false" fo:wrap-option="no-wrap" style:direction="ltr" style:rotation-angle="0" style:shrink-to-fit="false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0">
      <style:table-cell-properties fo:background-color="#8ea9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6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16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4" draw:style-name="gr1" draw:text-style-name="P1" svg:width="6.4311in" svg:height="6.2295in" svg:x="7.3406in" svg:y="16.2492in">
            <draw:object draw:notify-on-update-of-ranges="Sheet1.A85:Sheet1.A124 Sheet1.I85:Sheet1.I1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6335in" svg:height="5.6969in" svg:x="7.2717in" svg:y="24.1819in">
            <draw:object draw:notify-on-update-of-ranges="Sheet1.A126:Sheet1.A165 Sheet1.I126:Sheet1.I16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4606in" svg:height="4.4508in" svg:x="7.6756in" svg:y="32.0937in">
            <draw:object draw:notify-on-update-of-ranges="Sheet1.A168:Sheet1.A206 Sheet1.G168:Sheet1.G20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8"/>
        <table:table-column table:style-name="co1" table:number-columns-repeated="2" table:default-cell-style-name="Default"/>
        <table:table-column table:style-name="co3" table:default-cell-style-name="ce8"/>
        <table:table-column table:style-name="co1" table:number-columns-repeated="16374" table:default-cell-style-name="Default"/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2" table:style-name="ce3" office:value-type="float" office:value="0.018" calcext:value-type="float">
            <text:p>0.018</text:p>
          </table:table-cell>
          <table:table-cell table:style-name="ce3" office:value-type="float" office:value="0.019" calcext:value-type="float">
            <text:p>0.019</text:p>
          </table:table-cell>
          <table:table-cell table:style-name="ce5" office:value-type="float" office:value="0.017" calcext:value-type="float">
            <text:p>0.017</text:p>
          </table:table-cell>
          <table:table-cell table:style-name="ce6" table:formula="of:=MIN([.A1:.F1])" office:value-type="float" office:value="0.017" calcext:value-type="float">
            <text:p>0.017</text:p>
          </table:table-cell>
          <table:table-cell table:style-name="ce9" table:formula="of:=MAX([.B1:.F1])" office:value-type="float" office:value="0.019" calcext:value-type="float">
            <text:p>0.019</text:p>
          </table:table-cell>
          <table:table-cell table:style-name="ce10" table:formula="of:=AVERAGE([.B1:.F1])" office:value-type="float" office:value="0.0178" calcext:value-type="float">
            <text:p>0.0178</text:p>
          </table:table-cell>
          <table:table-cell table:style-name="ce11" office:value-type="float" office:value="6250000" calcext:value-type="float">
            <text:p>6250000</text:p>
          </table:table-cell>
          <table:table-cell>
            <draw:frame draw:z-index="2" draw:style-name="gr2" draw:text-style-name="P2" svg:width="3.05in" svg:height="2.0193in" svg:x="0.6087in" svg:y="0.1634in">
              <draw:object draw:notify-on-update-of-ranges="Sheet1.G1:Sheet1.G4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3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075" calcext:value-type="float">
            <text:p>0.075</text:p>
          </table:table-cell>
          <table:table-cell table:style-name="ce5" office:value-type="float" office:value="0.076" calcext:value-type="float">
            <text:p>0.076</text:p>
          </table:table-cell>
          <table:table-cell table:style-name="ce6" table:formula="of:=MIN([.A2:.F2])" office:value-type="float" office:value="0.075" calcext:value-type="float">
            <text:p>0.075</text:p>
          </table:table-cell>
          <table:table-cell table:style-name="ce9" table:formula="of:=MAX([.B2:.F2])" office:value-type="float" office:value="0.078" calcext:value-type="float">
            <text:p>0.078</text:p>
          </table:table-cell>
          <table:table-cell table:style-name="ce10" table:formula="of:=AVERAGE([.B2:.F2])" office:value-type="float" office:value="0.0762" calcext:value-type="float">
            <text:p>0.0762</text:p>
          </table:table-cell>
          <table:table-cell table:style-name="ce11" office:value-type="float" office:value="25000000" calcext:value-type="float">
            <text:p>25000000</text:p>
          </table:table-cell>
          <table:table-cell table:number-columns-repeated="5"/>
          <table:table-cell>
            <draw:frame draw:z-index="3" draw:style-name="gr2" draw:text-style-name="P2" svg:width="3.1602in" svg:height="1.7717in" svg:x="0.5984in" svg:y="0.113in">
              <draw:object draw:notify-on-update-of-ranges="Sheet1.A1:Sheet1.A40 Sheet1.J1:Sheet1.J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8"/>
        </table:table-row>
        <table:table-row table:style-name="ro1">
          <table:table-cell table:style-name="ce1" office:value-type="float" office:value="7500" calcext:value-type="float">
            <text:p>7500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0.187" calcext:value-type="float">
            <text:p>0.187</text:p>
          </table:table-cell>
          <table:table-cell table:style-name="ce3" office:value-type="float" office:value="0.186" calcext:value-type="float">
            <text:p>0.186</text:p>
          </table:table-cell>
          <table:table-cell table:style-name="ce3" office:value-type="float" office:value="0.185" calcext:value-type="float">
            <text:p>0.185</text:p>
          </table:table-cell>
          <table:table-cell table:style-name="ce5" office:value-type="float" office:value="0.184" calcext:value-type="float">
            <text:p>0.184</text:p>
          </table:table-cell>
          <table:table-cell table:style-name="ce6" table:formula="of:=MIN([.A3:.F3])" office:value-type="float" office:value="0.184" calcext:value-type="float">
            <text:p>0.184</text:p>
          </table:table-cell>
          <table:table-cell table:style-name="ce9" table:formula="of:=MAX([.B3:.F3])" office:value-type="float" office:value="0.187" calcext:value-type="float">
            <text:p>0.187</text:p>
          </table:table-cell>
          <table:table-cell table:style-name="ce10" table:formula="of:=AVERAGE([.B3:.F3])" office:value-type="float" office:value="0.1852" calcext:value-type="float">
            <text:p>0.1852</text:p>
          </table:table-cell>
          <table:table-cell table:style-name="ce11" office:value-type="float" office:value="56250000" calcext:value-type="float">
            <text:p>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0.343" calcext:value-type="float">
            <text:p>0.343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341" calcext:value-type="float">
            <text:p>0.341</text:p>
          </table:table-cell>
          <table:table-cell table:style-name="ce3" office:value-type="float" office:value="0.34" calcext:value-type="float">
            <text:p>0.34</text:p>
          </table:table-cell>
          <table:table-cell table:style-name="ce5" office:value-type="float" office:value="0.551" calcext:value-type="float">
            <text:p>0.551</text:p>
          </table:table-cell>
          <table:table-cell table:style-name="ce6" table:formula="of:=MIN([.A4:.F4])" office:value-type="float" office:value="0.34" calcext:value-type="float">
            <text:p>0.34</text:p>
          </table:table-cell>
          <table:table-cell table:style-name="ce9" table:formula="of:=MAX([.B4:.F4])" office:value-type="float" office:value="0.551" calcext:value-type="float">
            <text:p>0.551</text:p>
          </table:table-cell>
          <table:table-cell table:style-name="ce10" table:formula="of:=AVERAGE([.B4:.F4])" office:value-type="float" office:value="0.383" calcext:value-type="float">
            <text:p>0.383</text:p>
          </table:table-cell>
          <table:table-cell table:style-name="ce11" office:value-type="float" office:value="100000000" calcext:value-type="float">
            <text:p>1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3" office:value-type="float" office:value="1.192" calcext:value-type="float">
            <text:p>1.192</text:p>
          </table:table-cell>
          <table:table-cell table:style-name="ce3" office:value-type="float" office:value="0.922" calcext:value-type="float">
            <text:p>0.922</text:p>
          </table:table-cell>
          <table:table-cell table:style-name="ce3" office:value-type="float" office:value="0.549" calcext:value-type="float">
            <text:p>0.549</text:p>
          </table:table-cell>
          <table:table-cell table:style-name="ce3" office:value-type="float" office:value="0.573" calcext:value-type="float">
            <text:p>0.573</text:p>
          </table:table-cell>
          <table:table-cell table:style-name="ce5" office:value-type="float" office:value="0.621" calcext:value-type="float">
            <text:p>0.621</text:p>
          </table:table-cell>
          <table:table-cell table:style-name="ce6" table:formula="of:=MIN([.A5:.F5])" office:value-type="float" office:value="0.549" calcext:value-type="float">
            <text:p>0.549</text:p>
          </table:table-cell>
          <table:table-cell table:style-name="ce9" table:formula="of:=MAX([.B5:.F5])" office:value-type="float" office:value="1.192" calcext:value-type="float">
            <text:p>1.192</text:p>
          </table:table-cell>
          <table:table-cell table:style-name="ce10" table:formula="of:=AVERAGE([.B5:.F5])" office:value-type="float" office:value="0.7714" calcext:value-type="float">
            <text:p>0.7714</text:p>
          </table:table-cell>
          <table:table-cell table:style-name="ce11" office:value-type="float" office:value="156250000" calcext:value-type="float">
            <text:p>1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3" office:value-type="float" office:value="1.412" calcext:value-type="float">
            <text:p>1.412</text:p>
          </table:table-cell>
          <table:table-cell table:style-name="ce3" office:value-type="float" office:value="1.758" calcext:value-type="float">
            <text:p>1.758</text:p>
          </table:table-cell>
          <table:table-cell table:style-name="ce3" office:value-type="float" office:value="1.151" calcext:value-type="float">
            <text:p>1.15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5" office:value-type="float" office:value="0.806" calcext:value-type="float">
            <text:p>0.806</text:p>
          </table:table-cell>
          <table:table-cell table:style-name="ce6" table:formula="of:=MIN([.A6:.F6])" office:value-type="float" office:value="0.806" calcext:value-type="float">
            <text:p>0.806</text:p>
          </table:table-cell>
          <table:table-cell table:style-name="ce9" table:formula="of:=MAX([.B6:.F6])" office:value-type="float" office:value="1.758" calcext:value-type="float">
            <text:p>1.758</text:p>
          </table:table-cell>
          <table:table-cell table:style-name="ce10" table:formula="of:=AVERAGE([.B6:.F6])" office:value-type="float" office:value="1.1876" calcext:value-type="float">
            <text:p>1.1876</text:p>
          </table:table-cell>
          <table:table-cell table:style-name="ce11" office:value-type="float" office:value="225000000" calcext:value-type="float">
            <text:p>2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17500" calcext:value-type="float">
            <text:p>17500</text:p>
          </table:table-cell>
          <table:table-cell table:style-name="ce3" office:value-type="float" office:value="1.117" calcext:value-type="float">
            <text:p>1.117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1.151" calcext:value-type="float">
            <text:p>1.151</text:p>
          </table:table-cell>
          <table:table-cell table:style-name="ce3" office:value-type="float" office:value="1.109" calcext:value-type="float">
            <text:p>1.109</text:p>
          </table:table-cell>
          <table:table-cell table:style-name="ce5" office:value-type="float" office:value="2.33" calcext:value-type="float">
            <text:p>2.33</text:p>
          </table:table-cell>
          <table:table-cell table:style-name="ce6" table:formula="of:=MIN([.A7:.F7])" office:value-type="float" office:value="1.109" calcext:value-type="float">
            <text:p>1.109</text:p>
          </table:table-cell>
          <table:table-cell table:style-name="ce9" table:formula="of:=MAX([.B7:.F7])" office:value-type="float" office:value="2.33" calcext:value-type="float">
            <text:p>2.33</text:p>
          </table:table-cell>
          <table:table-cell table:style-name="ce10" table:formula="of:=AVERAGE([.B7:.F7])" office:value-type="float" office:value="1.6074" calcext:value-type="float">
            <text:p>1.6074</text:p>
          </table:table-cell>
          <table:table-cell table:style-name="ce11" office:value-type="float" office:value="306250000" calcext:value-type="float">
            <text:p>3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1.488" calcext:value-type="float">
            <text:p>1.488</text:p>
          </table:table-cell>
          <table:table-cell table:style-name="ce3" office:value-type="float" office:value="1.474" calcext:value-type="float">
            <text:p>1.474</text:p>
          </table:table-cell>
          <table:table-cell table:style-name="ce3" office:value-type="float" office:value="2.644" calcext:value-type="float">
            <text:p>2.644</text:p>
          </table:table-cell>
          <table:table-cell table:style-name="ce3" office:value-type="float" office:value="1.541" calcext:value-type="float">
            <text:p>1.541</text:p>
          </table:table-cell>
          <table:table-cell table:style-name="ce5" office:value-type="float" office:value="1.508" calcext:value-type="float">
            <text:p>1.508</text:p>
          </table:table-cell>
          <table:table-cell table:style-name="ce6" table:formula="of:=MIN([.A8:.F8])" office:value-type="float" office:value="1.474" calcext:value-type="float">
            <text:p>1.474</text:p>
          </table:table-cell>
          <table:table-cell table:style-name="ce9" table:formula="of:=MAX([.B8:.F8])" office:value-type="float" office:value="2.644" calcext:value-type="float">
            <text:p>2.644</text:p>
          </table:table-cell>
          <table:table-cell table:style-name="ce10" table:formula="of:=AVERAGE([.B8:.F8])" office:value-type="float" office:value="1.731" calcext:value-type="float">
            <text:p>1.731</text:p>
          </table:table-cell>
          <table:table-cell table:style-name="ce11" office:value-type="float" office:value="400000000" calcext:value-type="float">
            <text:p>4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22500" calcext:value-type="float">
            <text:p>22500</text:p>
          </table:table-cell>
          <table:table-cell table:style-name="ce3" office:value-type="float" office:value="3.414" calcext:value-type="float">
            <text:p>3.414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1.851" calcext:value-type="float">
            <text:p>1.851</text:p>
          </table:table-cell>
          <table:table-cell table:style-name="ce3" office:value-type="float" office:value="3.644" calcext:value-type="float">
            <text:p>3.644</text:p>
          </table:table-cell>
          <table:table-cell table:style-name="ce5" office:value-type="float" office:value="1.843" calcext:value-type="float">
            <text:p>1.843</text:p>
          </table:table-cell>
          <table:table-cell table:style-name="ce6" table:formula="of:=MIN([.A9:.F9])" office:value-type="float" office:value="1.843" calcext:value-type="float">
            <text:p>1.843</text:p>
          </table:table-cell>
          <table:table-cell table:style-name="ce9" table:formula="of:=MAX([.B9:.F9])" office:value-type="float" office:value="3.644" calcext:value-type="float">
            <text:p>3.644</text:p>
          </table:table-cell>
          <table:table-cell table:style-name="ce10" table:formula="of:=AVERAGE([.B9:.F9])" office:value-type="float" office:value="2.5724" calcext:value-type="float">
            <text:p>2.5724</text:p>
          </table:table-cell>
          <table:table-cell table:style-name="ce11" office:value-type="float" office:value="506250000" calcext:value-type="float">
            <text:p>5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25000" calcext:value-type="float">
            <text:p>25000</text:p>
          </table:table-cell>
          <table:table-cell table:style-name="ce3" office:value-type="float" office:value="3.417" calcext:value-type="float">
            <text:p>3.417</text:p>
          </table:table-cell>
          <table:table-cell table:style-name="ce3" office:value-type="float" office:value="2.418" calcext:value-type="float">
            <text:p>2.418</text:p>
          </table:table-cell>
          <table:table-cell table:style-name="ce3" office:value-type="float" office:value="3.555" calcext:value-type="float">
            <text:p>3.555</text:p>
          </table:table-cell>
          <table:table-cell table:style-name="ce3" office:value-type="float" office:value="2.888" calcext:value-type="float">
            <text:p>2.888</text:p>
          </table:table-cell>
          <table:table-cell table:style-name="ce5" office:value-type="float" office:value="3.238" calcext:value-type="float">
            <text:p>3.238</text:p>
          </table:table-cell>
          <table:table-cell table:style-name="ce6" table:formula="of:=MIN([.A10:.F10])" office:value-type="float" office:value="2.418" calcext:value-type="float">
            <text:p>2.418</text:p>
          </table:table-cell>
          <table:table-cell table:style-name="ce9" table:formula="of:=MAX([.B10:.F10])" office:value-type="float" office:value="3.555" calcext:value-type="float">
            <text:p>3.555</text:p>
          </table:table-cell>
          <table:table-cell table:style-name="ce10" table:formula="of:=AVERAGE([.B10:.F10])" office:value-type="float" office:value="3.1032" calcext:value-type="float">
            <text:p>3.1032</text:p>
          </table:table-cell>
          <table:table-cell table:style-name="ce11" office:value-type="float" office:value="625000000" calcext:value-type="float">
            <text:p>6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27500" calcext:value-type="float">
            <text:p>27500</text:p>
          </table:table-cell>
          <table:table-cell table:style-name="ce3" office:value-type="float" office:value="3.823" calcext:value-type="float">
            <text:p>3.823</text:p>
          </table:table-cell>
          <table:table-cell table:style-name="ce3" office:value-type="float" office:value="4.665" calcext:value-type="float">
            <text:p>4.665</text:p>
          </table:table-cell>
          <table:table-cell table:style-name="ce3" office:value-type="float" office:value="3.322" calcext:value-type="float">
            <text:p>3.322</text:p>
          </table:table-cell>
          <table:table-cell table:style-name="ce3" office:value-type="float" office:value="4.267" calcext:value-type="float">
            <text:p>4.267</text:p>
          </table:table-cell>
          <table:table-cell table:style-name="ce5" office:value-type="float" office:value="4.885" calcext:value-type="float">
            <text:p>4.885</text:p>
          </table:table-cell>
          <table:table-cell table:style-name="ce6" table:formula="of:=MIN([.A11:.F11])" office:value-type="float" office:value="3.322" calcext:value-type="float">
            <text:p>3.322</text:p>
          </table:table-cell>
          <table:table-cell table:style-name="ce9" table:formula="of:=MAX([.B11:.F11])" office:value-type="float" office:value="4.885" calcext:value-type="float">
            <text:p>4.885</text:p>
          </table:table-cell>
          <table:table-cell table:style-name="ce10" table:formula="of:=AVERAGE([.B11:.F11])" office:value-type="float" office:value="4.1924" calcext:value-type="float">
            <text:p>4.1924</text:p>
          </table:table-cell>
          <table:table-cell table:style-name="ce11" office:value-type="float" office:value="756250000" calcext:value-type="float">
            <text:p>7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3" office:value-type="float" office:value="5.556" calcext:value-type="float">
            <text:p>5.556</text:p>
          </table:table-cell>
          <table:table-cell table:style-name="ce3" office:value-type="float" office:value="5.57" calcext:value-type="float">
            <text:p>5.57</text:p>
          </table:table-cell>
          <table:table-cell table:style-name="ce3" office:value-type="float" office:value="4.807" calcext:value-type="float">
            <text:p>4.807</text:p>
          </table:table-cell>
          <table:table-cell table:style-name="ce3" office:value-type="float" office:value="4.54" calcext:value-type="float">
            <text:p>4.54</text:p>
          </table:table-cell>
          <table:table-cell table:style-name="ce5" office:value-type="float" office:value="4.554" calcext:value-type="float">
            <text:p>4.554</text:p>
          </table:table-cell>
          <table:table-cell table:style-name="ce6" table:formula="of:=MIN([.A12:.F12])" office:value-type="float" office:value="4.54" calcext:value-type="float">
            <text:p>4.54</text:p>
          </table:table-cell>
          <table:table-cell table:style-name="ce9" table:formula="of:=MAX([.B12:.F12])" office:value-type="float" office:value="5.57" calcext:value-type="float">
            <text:p>5.57</text:p>
          </table:table-cell>
          <table:table-cell table:style-name="ce10" table:formula="of:=AVERAGE([.B12:.F12])" office:value-type="float" office:value="5.0054" calcext:value-type="float">
            <text:p>5.0054</text:p>
          </table:table-cell>
          <table:table-cell table:style-name="ce11" office:value-type="float" office:value="900000000" calcext:value-type="float">
            <text:p>9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32500" calcext:value-type="float">
            <text:p>32500</text:p>
          </table:table-cell>
          <table:table-cell table:style-name="ce3" office:value-type="float" office:value="5.584" calcext:value-type="float">
            <text:p>5.584</text:p>
          </table:table-cell>
          <table:table-cell table:style-name="ce3" office:value-type="float" office:value="5.849" calcext:value-type="float">
            <text:p>5.849</text:p>
          </table:table-cell>
          <table:table-cell table:style-name="ce3" office:value-type="float" office:value="5.805" calcext:value-type="float">
            <text:p>5.805</text:p>
          </table:table-cell>
          <table:table-cell table:style-name="ce3" office:value-type="float" office:value="5.825" calcext:value-type="float">
            <text:p>5.825</text:p>
          </table:table-cell>
          <table:table-cell table:style-name="ce5" office:value-type="float" office:value="5.188" calcext:value-type="float">
            <text:p>5.188</text:p>
          </table:table-cell>
          <table:table-cell table:style-name="ce6" table:formula="of:=MIN([.A13:.F13])" office:value-type="float" office:value="5.188" calcext:value-type="float">
            <text:p>5.188</text:p>
          </table:table-cell>
          <table:table-cell table:style-name="ce9" table:formula="of:=MAX([.B13:.F13])" office:value-type="float" office:value="5.849" calcext:value-type="float">
            <text:p>5.849</text:p>
          </table:table-cell>
          <table:table-cell table:style-name="ce10" table:formula="of:=AVERAGE([.B13:.F13])" office:value-type="float" office:value="5.6502" calcext:value-type="float">
            <text:p>5.6502</text:p>
          </table:table-cell>
          <table:table-cell table:style-name="ce11" office:value-type="float" office:value="1056250000" calcext:value-type="float">
            <text:p>1056250000</text:p>
          </table:table-cell>
          <table:table-cell/>
          <table:table-cell>
            <draw:frame draw:z-index="1" draw:style-name="gr2" draw:text-style-name="P2" svg:width="2.7165in" svg:height="1.6969in" svg:x="0.1961in" svg:y="0.0941in">
              <draw:object draw:notify-on-update-of-ranges="Sheet1.H1:Sheet1.H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office:value-type="float" office:value="35000" calcext:value-type="float">
            <text:p>35000</text:p>
          </table:table-cell>
          <table:table-cell table:style-name="ce3" office:value-type="float" office:value="5.846" calcext:value-type="float">
            <text:p>5.846</text:p>
          </table:table-cell>
          <table:table-cell table:style-name="ce3" office:value-type="float" office:value="5.841" calcext:value-type="float">
            <text:p>5.841</text:p>
          </table:table-cell>
          <table:table-cell table:style-name="ce3" office:value-type="float" office:value="5.87" calcext:value-type="float">
            <text:p>5.87</text:p>
          </table:table-cell>
          <table:table-cell table:style-name="ce3" office:value-type="float" office:value="6.47" calcext:value-type="float">
            <text:p>6.47</text:p>
          </table:table-cell>
          <table:table-cell table:style-name="ce5" office:value-type="float" office:value="5.811" calcext:value-type="float">
            <text:p>5.811</text:p>
          </table:table-cell>
          <table:table-cell table:style-name="ce6" table:formula="of:=MIN([.A14:.F14])" office:value-type="float" office:value="5.811" calcext:value-type="float">
            <text:p>5.811</text:p>
          </table:table-cell>
          <table:table-cell table:style-name="ce9" table:formula="of:=MAX([.B14:.F14])" office:value-type="float" office:value="6.47" calcext:value-type="float">
            <text:p>6.47</text:p>
          </table:table-cell>
          <table:table-cell table:style-name="ce10" table:formula="of:=AVERAGE([.B14:.F14])" office:value-type="float" office:value="5.9676" calcext:value-type="float">
            <text:p>5.9676</text:p>
          </table:table-cell>
          <table:table-cell table:style-name="ce11" office:value-type="float" office:value="1225000000" calcext:value-type="float">
            <text:p>1225000000</text:p>
          </table:table-cell>
          <table:table-cell table:number-columns-repeated="6"/>
          <table:table-cell>
            <draw:frame draw:z-index="0" draw:style-name="gr2" draw:text-style-name="P2" svg:width="3.3366in" svg:height="2.0094in" svg:x="0.0831in" svg:y="0.1197in">
              <draw:object draw:notify-on-update-of-ranges="Sheet1.A1:Sheet1.A40 Sheet1.I1:Sheet1.I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7"/>
        </table:table-row>
        <table:table-row table:style-name="ro1">
          <table:table-cell table:style-name="ce1" office:value-type="float" office:value="37500" calcext:value-type="float">
            <text:p>37500</text:p>
          </table:table-cell>
          <table:table-cell table:style-name="ce3" office:value-type="float" office:value="6.527" calcext:value-type="float">
            <text:p>6.527</text:p>
          </table:table-cell>
          <table:table-cell table:style-name="ce3" office:value-type="float" office:value="7.452" calcext:value-type="float">
            <text:p>7.452</text:p>
          </table:table-cell>
          <table:table-cell table:style-name="ce3" office:value-type="float" office:value="6.973" calcext:value-type="float">
            <text:p>6.973</text:p>
          </table:table-cell>
          <table:table-cell table:style-name="ce3" office:value-type="float" office:value="7.262" calcext:value-type="float">
            <text:p>7.262</text:p>
          </table:table-cell>
          <table:table-cell table:style-name="ce5" office:value-type="float" office:value="7.598" calcext:value-type="float">
            <text:p>7.598</text:p>
          </table:table-cell>
          <table:table-cell table:style-name="ce6" table:formula="of:=MIN([.A15:.F15])" office:value-type="float" office:value="6.527" calcext:value-type="float">
            <text:p>6.527</text:p>
          </table:table-cell>
          <table:table-cell table:style-name="ce9" table:formula="of:=MAX([.B15:.F15])" office:value-type="float" office:value="7.598" calcext:value-type="float">
            <text:p>7.598</text:p>
          </table:table-cell>
          <table:table-cell table:style-name="ce10" table:formula="of:=AVERAGE([.B15:.F15])" office:value-type="float" office:value="7.1624" calcext:value-type="float">
            <text:p>7.1624</text:p>
          </table:table-cell>
          <table:table-cell table:style-name="ce11" office:value-type="float" office:value="1406250000" calcext:value-type="float">
            <text:p>14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3" office:value-type="float" office:value="8.902" calcext:value-type="float">
            <text:p>8.902</text:p>
          </table:table-cell>
          <table:table-cell table:style-name="ce3" office:value-type="float" office:value="7.357" calcext:value-type="float">
            <text:p>7.357</text:p>
          </table:table-cell>
          <table:table-cell table:style-name="ce3" office:value-type="float" office:value="8.614" calcext:value-type="float">
            <text:p>8.614</text:p>
          </table:table-cell>
          <table:table-cell table:style-name="ce3" office:value-type="float" office:value="8.151" calcext:value-type="float">
            <text:p>8.151</text:p>
          </table:table-cell>
          <table:table-cell table:style-name="ce5" office:value-type="float" office:value="7.697" calcext:value-type="float">
            <text:p>7.697</text:p>
          </table:table-cell>
          <table:table-cell table:style-name="ce6" table:formula="of:=MIN([.A16:.F16])" office:value-type="float" office:value="7.357" calcext:value-type="float">
            <text:p>7.357</text:p>
          </table:table-cell>
          <table:table-cell table:style-name="ce9" table:formula="of:=MAX([.B16:.F16])" office:value-type="float" office:value="8.902" calcext:value-type="float">
            <text:p>8.902</text:p>
          </table:table-cell>
          <table:table-cell table:style-name="ce10" table:formula="of:=AVERAGE([.B16:.F16])" office:value-type="float" office:value="8.1442" calcext:value-type="float">
            <text:p>8.1442</text:p>
          </table:table-cell>
          <table:table-cell table:style-name="ce11" office:value-type="float" office:value="1600000000" calcext:value-type="float">
            <text:p>16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42500" calcext:value-type="float">
            <text:p>42500</text:p>
          </table:table-cell>
          <table:table-cell table:style-name="ce3" office:value-type="float" office:value="9.386" calcext:value-type="float">
            <text:p>9.386</text:p>
          </table:table-cell>
          <table:table-cell table:style-name="ce3" office:value-type="float" office:value="9.342" calcext:value-type="float">
            <text:p>9.342</text:p>
          </table:table-cell>
          <table:table-cell table:style-name="ce3" office:value-type="float" office:value="8.958" calcext:value-type="float">
            <text:p>8.958</text:p>
          </table:table-cell>
          <table:table-cell table:style-name="ce3" office:value-type="float" office:value="8.496" calcext:value-type="float">
            <text:p>8.496</text:p>
          </table:table-cell>
          <table:table-cell table:style-name="ce5" office:value-type="float" office:value="9.286" calcext:value-type="float">
            <text:p>9.286</text:p>
          </table:table-cell>
          <table:table-cell table:style-name="ce6" table:formula="of:=MIN([.A17:.F17])" office:value-type="float" office:value="8.496" calcext:value-type="float">
            <text:p>8.496</text:p>
          </table:table-cell>
          <table:table-cell table:style-name="ce9" table:formula="of:=MAX([.B17:.F17])" office:value-type="float" office:value="9.386" calcext:value-type="float">
            <text:p>9.386</text:p>
          </table:table-cell>
          <table:table-cell table:style-name="ce10" table:formula="of:=AVERAGE([.B17:.F17])" office:value-type="float" office:value="9.0936" calcext:value-type="float">
            <text:p>9.0936</text:p>
          </table:table-cell>
          <table:table-cell table:style-name="ce11" office:value-type="float" office:value="1806250000" calcext:value-type="float">
            <text:p>18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45000" calcext:value-type="float">
            <text:p>45000</text:p>
          </table:table-cell>
          <table:table-cell table:style-name="ce3" office:value-type="float" office:value="9.594" calcext:value-type="float">
            <text:p>9.594</text:p>
          </table:table-cell>
          <table:table-cell table:style-name="ce3" office:value-type="float" office:value="10.161" calcext:value-type="float">
            <text:p>10.161</text:p>
          </table:table-cell>
          <table:table-cell table:style-name="ce3" office:value-type="float" office:value="10.212" calcext:value-type="float">
            <text:p>10.212</text:p>
          </table:table-cell>
          <table:table-cell table:style-name="ce3" office:value-type="float" office:value="9.003" calcext:value-type="float">
            <text:p>9.003</text:p>
          </table:table-cell>
          <table:table-cell table:style-name="ce5" office:value-type="float" office:value="10.363" calcext:value-type="float">
            <text:p>10.363</text:p>
          </table:table-cell>
          <table:table-cell table:style-name="ce6" table:formula="of:=MIN([.A18:.F18])" office:value-type="float" office:value="9.003" calcext:value-type="float">
            <text:p>9.003</text:p>
          </table:table-cell>
          <table:table-cell table:style-name="ce9" table:formula="of:=MAX([.B18:.F18])" office:value-type="float" office:value="10.363" calcext:value-type="float">
            <text:p>10.363</text:p>
          </table:table-cell>
          <table:table-cell table:style-name="ce10" table:formula="of:=AVERAGE([.B18:.F18])" office:value-type="float" office:value="9.8666" calcext:value-type="float">
            <text:p>9.8666</text:p>
          </table:table-cell>
          <table:table-cell table:style-name="ce11" office:value-type="float" office:value="2025000000" calcext:value-type="float">
            <text:p>20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table:style-name="ce3" office:value-type="float" office:value="12.816" calcext:value-type="float">
            <text:p>12.816</text:p>
          </table:table-cell>
          <table:table-cell table:style-name="ce3" office:value-type="float" office:value="11.935" calcext:value-type="float">
            <text:p>11.935</text:p>
          </table:table-cell>
          <table:table-cell table:style-name="ce3" office:value-type="float" office:value="10.653" calcext:value-type="float">
            <text:p>10.653</text:p>
          </table:table-cell>
          <table:table-cell table:style-name="ce3" office:value-type="float" office:value="10.595" calcext:value-type="float">
            <text:p>10.595</text:p>
          </table:table-cell>
          <table:table-cell table:style-name="ce5" office:value-type="float" office:value="12.427" calcext:value-type="float">
            <text:p>12.427</text:p>
          </table:table-cell>
          <table:table-cell table:style-name="ce6" table:formula="of:=MIN([.A19:.F19])" office:value-type="float" office:value="10.595" calcext:value-type="float">
            <text:p>10.595</text:p>
          </table:table-cell>
          <table:table-cell table:style-name="ce9" table:formula="of:=MAX([.B19:.F19])" office:value-type="float" office:value="12.816" calcext:value-type="float">
            <text:p>12.816</text:p>
          </table:table-cell>
          <table:table-cell table:style-name="ce10" table:formula="of:=AVERAGE([.B19:.F19])" office:value-type="float" office:value="11.6852" calcext:value-type="float">
            <text:p>11.6852</text:p>
          </table:table-cell>
          <table:table-cell table:style-name="ce11" office:value-type="float" office:value="2256250000" calcext:value-type="float">
            <text:p>22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3" office:value-type="float" office:value="14.06" calcext:value-type="float">
            <text:p>14.06</text:p>
          </table:table-cell>
          <table:table-cell table:style-name="ce3" office:value-type="float" office:value="15.023" calcext:value-type="float">
            <text:p>15.023</text:p>
          </table:table-cell>
          <table:table-cell table:style-name="ce3" office:value-type="float" office:value="13.06" calcext:value-type="float">
            <text:p>13.06</text:p>
          </table:table-cell>
          <table:table-cell table:style-name="ce3" office:value-type="float" office:value="14.441" calcext:value-type="float">
            <text:p>14.441</text:p>
          </table:table-cell>
          <table:table-cell table:style-name="ce5" office:value-type="float" office:value="14.965" calcext:value-type="float">
            <text:p>14.965</text:p>
          </table:table-cell>
          <table:table-cell table:style-name="ce6" table:formula="of:=MIN([.A20:.F20])" office:value-type="float" office:value="13.06" calcext:value-type="float">
            <text:p>13.06</text:p>
          </table:table-cell>
          <table:table-cell table:style-name="ce9" table:formula="of:=MAX([.B20:.F20])" office:value-type="float" office:value="15.023" calcext:value-type="float">
            <text:p>15.023</text:p>
          </table:table-cell>
          <table:table-cell table:style-name="ce10" table:formula="of:=AVERAGE([.B20:.F20])" office:value-type="float" office:value="14.3098" calcext:value-type="float">
            <text:p>14.3098</text:p>
          </table:table-cell>
          <table:table-cell table:style-name="ce11" office:value-type="float" office:value="2500000000" calcext:value-type="float">
            <text:p>25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52500" calcext:value-type="float">
            <text:p>52500</text:p>
          </table:table-cell>
          <table:table-cell table:style-name="ce3" office:value-type="float" office:value="15.438" calcext:value-type="float">
            <text:p>15.438</text:p>
          </table:table-cell>
          <table:table-cell table:style-name="ce3" office:value-type="float" office:value="15.105" calcext:value-type="float">
            <text:p>15.105</text:p>
          </table:table-cell>
          <table:table-cell table:style-name="ce3" office:value-type="float" office:value="15.245" calcext:value-type="float">
            <text:p>15.245</text:p>
          </table:table-cell>
          <table:table-cell table:style-name="ce3" office:value-type="float" office:value="14.976" calcext:value-type="float">
            <text:p>14.976</text:p>
          </table:table-cell>
          <table:table-cell table:style-name="ce5" office:value-type="float" office:value="16.365" calcext:value-type="float">
            <text:p>16.365</text:p>
          </table:table-cell>
          <table:table-cell table:style-name="ce6" table:formula="of:=MIN([.A21:.F21])" office:value-type="float" office:value="14.976" calcext:value-type="float">
            <text:p>14.976</text:p>
          </table:table-cell>
          <table:table-cell table:style-name="ce9" table:formula="of:=MAX([.B21:.F21])" office:value-type="float" office:value="16.365" calcext:value-type="float">
            <text:p>16.365</text:p>
          </table:table-cell>
          <table:table-cell table:style-name="ce10" table:formula="of:=AVERAGE([.B21:.F21])" office:value-type="float" office:value="15.4258" calcext:value-type="float">
            <text:p>15.4258</text:p>
          </table:table-cell>
          <table:table-cell table:style-name="ce11" office:value-type="float" office:value="2756250000" calcext:value-type="float">
            <text:p>27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55000" calcext:value-type="float">
            <text:p>55000</text:p>
          </table:table-cell>
          <table:table-cell table:style-name="ce3" office:value-type="float" office:value="17.292999" calcext:value-type="float">
            <text:p>17.292999</text:p>
          </table:table-cell>
          <table:table-cell table:style-name="ce3" office:value-type="float" office:value="17.795" calcext:value-type="float">
            <text:p>17.795</text:p>
          </table:table-cell>
          <table:table-cell table:style-name="ce3" office:value-type="float" office:value="17.473" calcext:value-type="float">
            <text:p>17.473</text:p>
          </table:table-cell>
          <table:table-cell table:style-name="ce3" office:value-type="float" office:value="17.273001" calcext:value-type="float">
            <text:p>17.273001</text:p>
          </table:table-cell>
          <table:table-cell table:style-name="ce5" office:value-type="float" office:value="17.461" calcext:value-type="float">
            <text:p>17.461</text:p>
          </table:table-cell>
          <table:table-cell table:style-name="ce6" table:formula="of:=MIN([.A22:.F22])" office:value-type="float" office:value="17.273001" calcext:value-type="float">
            <text:p>17.273001</text:p>
          </table:table-cell>
          <table:table-cell table:style-name="ce9" table:formula="of:=MAX([.B22:.F22])" office:value-type="float" office:value="17.795" calcext:value-type="float">
            <text:p>17.795</text:p>
          </table:table-cell>
          <table:table-cell table:style-name="ce10" table:formula="of:=AVERAGE([.B22:.F22])" office:value-type="float" office:value="17.459" calcext:value-type="float">
            <text:p>17.459</text:p>
          </table:table-cell>
          <table:table-cell table:style-name="ce11" office:value-type="float" office:value="3025000000" calcext:value-type="float">
            <text:p>30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57500" calcext:value-type="float">
            <text:p>57500</text:p>
          </table:table-cell>
          <table:table-cell table:style-name="ce3" office:value-type="float" office:value="20.796" calcext:value-type="float">
            <text:p>20.796</text:p>
          </table:table-cell>
          <table:table-cell table:style-name="ce3" office:value-type="float" office:value="20.940001" calcext:value-type="float">
            <text:p>20.940001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315001" calcext:value-type="float">
            <text:p>18.315001</text:p>
          </table:table-cell>
          <table:table-cell table:style-name="ce5" office:value-type="float" office:value="19.872" calcext:value-type="float">
            <text:p>19.872</text:p>
          </table:table-cell>
          <table:table-cell table:style-name="ce6" table:formula="of:=MIN([.A23:.F23])" office:value-type="float" office:value="18.315001" calcext:value-type="float">
            <text:p>18.315001</text:p>
          </table:table-cell>
          <table:table-cell table:style-name="ce9" table:formula="of:=MAX([.B23:.F23])" office:value-type="float" office:value="20.940001" calcext:value-type="float">
            <text:p>20.940001</text:p>
          </table:table-cell>
          <table:table-cell table:style-name="ce10" table:formula="of:=AVERAGE([.B23:.F23])" office:value-type="float" office:value="19.8846004" calcext:value-type="float">
            <text:p>19.8846004</text:p>
          </table:table-cell>
          <table:table-cell table:style-name="ce11" office:value-type="float" office:value="3306250000" calcext:value-type="float">
            <text:p>33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3" office:value-type="float" office:value="20.167" calcext:value-type="float">
            <text:p>20.167</text:p>
          </table:table-cell>
          <table:table-cell table:style-name="ce3" office:value-type="float" office:value="21.48" calcext:value-type="float">
            <text:p>21.48</text:p>
          </table:table-cell>
          <table:table-cell table:style-name="ce3" office:value-type="float" office:value="20.184" calcext:value-type="float">
            <text:p>20.184</text:p>
          </table:table-cell>
          <table:table-cell table:style-name="ce3" office:value-type="float" office:value="20.377001" calcext:value-type="float">
            <text:p>20.377001</text:p>
          </table:table-cell>
          <table:table-cell table:style-name="ce5" office:value-type="float" office:value="21.663" calcext:value-type="float">
            <text:p>21.663</text:p>
          </table:table-cell>
          <table:table-cell table:style-name="ce6" table:formula="of:=MIN([.A24:.F24])" office:value-type="float" office:value="20.167" calcext:value-type="float">
            <text:p>20.167</text:p>
          </table:table-cell>
          <table:table-cell table:style-name="ce9" table:formula="of:=MAX([.B24:.F24])" office:value-type="float" office:value="21.663" calcext:value-type="float">
            <text:p>21.663</text:p>
          </table:table-cell>
          <table:table-cell table:style-name="ce10" table:formula="of:=AVERAGE([.B24:.F24])" office:value-type="float" office:value="20.7742002" calcext:value-type="float">
            <text:p>20.7742002</text:p>
          </table:table-cell>
          <table:table-cell table:style-name="ce11" office:value-type="float" office:value="3600000000" calcext:value-type="float">
            <text:p>36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62500" calcext:value-type="float">
            <text:p>62500</text:p>
          </table:table-cell>
          <table:table-cell table:style-name="ce3" office:value-type="float" office:value="22.870001" calcext:value-type="float">
            <text:p>22.870001</text:p>
          </table:table-cell>
          <table:table-cell table:style-name="ce3" office:value-type="float" office:value="24.551001" calcext:value-type="float">
            <text:p>24.551001</text:p>
          </table:table-cell>
          <table:table-cell table:style-name="ce3" office:value-type="float" office:value="23.037001" calcext:value-type="float">
            <text:p>23.037001</text:p>
          </table:table-cell>
          <table:table-cell table:style-name="ce3" office:value-type="float" office:value="22.875" calcext:value-type="float">
            <text:p>22.875</text:p>
          </table:table-cell>
          <table:table-cell table:style-name="ce5" office:value-type="float" office:value="23.204" calcext:value-type="float">
            <text:p>23.204</text:p>
          </table:table-cell>
          <table:table-cell table:style-name="ce6" table:formula="of:=MIN([.A25:.F25])" office:value-type="float" office:value="22.870001" calcext:value-type="float">
            <text:p>22.870001</text:p>
          </table:table-cell>
          <table:table-cell table:style-name="ce9" table:formula="of:=MAX([.B25:.F25])" office:value-type="float" office:value="24.551001" calcext:value-type="float">
            <text:p>24.551001</text:p>
          </table:table-cell>
          <table:table-cell table:style-name="ce10" table:formula="of:=AVERAGE([.B25:.F25])" office:value-type="float" office:value="23.3074006" calcext:value-type="float">
            <text:p>23.3074006</text:p>
          </table:table-cell>
          <table:table-cell table:style-name="ce11" office:value-type="float" office:value="3906250000" calcext:value-type="float">
            <text:p>39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65000" calcext:value-type="float">
            <text:p>65000</text:p>
          </table:table-cell>
          <table:table-cell table:style-name="ce3" office:value-type="float" office:value="24.67" calcext:value-type="float">
            <text:p>24.67</text:p>
          </table:table-cell>
          <table:table-cell table:style-name="ce3" office:value-type="float" office:value="24.653999" calcext:value-type="float">
            <text:p>24.653999</text:p>
          </table:table-cell>
          <table:table-cell table:style-name="ce3" office:value-type="float" office:value="23.860001" calcext:value-type="float">
            <text:p>23.860001</text:p>
          </table:table-cell>
          <table:table-cell table:style-name="ce3" office:value-type="float" office:value="22.379999" calcext:value-type="float">
            <text:p>22.379999</text:p>
          </table:table-cell>
          <table:table-cell table:style-name="ce5" office:value-type="float" office:value="24.987" calcext:value-type="float">
            <text:p>24.987</text:p>
          </table:table-cell>
          <table:table-cell table:style-name="ce6" table:formula="of:=MIN([.A26:.F26])" office:value-type="float" office:value="22.379999" calcext:value-type="float">
            <text:p>22.379999</text:p>
          </table:table-cell>
          <table:table-cell table:style-name="ce9" table:formula="of:=MAX([.B26:.F26])" office:value-type="float" office:value="24.987" calcext:value-type="float">
            <text:p>24.987</text:p>
          </table:table-cell>
          <table:table-cell table:style-name="ce10" table:formula="of:=AVERAGE([.B26:.F26])" office:value-type="float" office:value="24.1101998" calcext:value-type="float">
            <text:p>24.1101998</text:p>
          </table:table-cell>
          <table:table-cell table:style-name="ce11" office:value-type="float" office:value="4225000000" calcext:value-type="float">
            <text:p>42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67500" calcext:value-type="float">
            <text:p>67500</text:p>
          </table:table-cell>
          <table:table-cell table:style-name="ce3" office:value-type="float" office:value="26.541" calcext:value-type="float">
            <text:p>26.541</text:p>
          </table:table-cell>
          <table:table-cell table:style-name="ce3" office:value-type="float" office:value="27.139" calcext:value-type="float">
            <text:p>27.139</text:p>
          </table:table-cell>
          <table:table-cell table:style-name="ce3" office:value-type="float" office:value="24.931" calcext:value-type="float">
            <text:p>24.931</text:p>
          </table:table-cell>
          <table:table-cell table:style-name="ce3" office:value-type="float" office:value="25.740999" calcext:value-type="float">
            <text:p>25.740999</text:p>
          </table:table-cell>
          <table:table-cell table:style-name="ce5" office:value-type="float" office:value="24.200001" calcext:value-type="float">
            <text:p>24.200001</text:p>
          </table:table-cell>
          <table:table-cell table:style-name="ce6" table:formula="of:=MIN([.A27:.F27])" office:value-type="float" office:value="24.200001" calcext:value-type="float">
            <text:p>24.200001</text:p>
          </table:table-cell>
          <table:table-cell table:style-name="ce9" table:formula="of:=MAX([.B27:.F27])" office:value-type="float" office:value="27.139" calcext:value-type="float">
            <text:p>27.139</text:p>
          </table:table-cell>
          <table:table-cell table:style-name="ce10" table:formula="of:=AVERAGE([.B27:.F27])" office:value-type="float" office:value="25.7104" calcext:value-type="float">
            <text:p>25.7104</text:p>
          </table:table-cell>
          <table:table-cell table:style-name="ce11" office:value-type="float" office:value="4556250000" calcext:value-type="float">
            <text:p>45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3" office:value-type="float" office:value="26.823" calcext:value-type="float">
            <text:p>26.823</text:p>
          </table:table-cell>
          <table:table-cell table:style-name="ce3" office:value-type="float" office:value="26.673" calcext:value-type="float">
            <text:p>26.673</text:p>
          </table:table-cell>
          <table:table-cell table:style-name="ce3" office:value-type="float" office:value="26.139999" calcext:value-type="float">
            <text:p>26.139999</text:p>
          </table:table-cell>
          <table:table-cell table:style-name="ce3" office:value-type="float" office:value="24.823999" calcext:value-type="float">
            <text:p>24.823999</text:p>
          </table:table-cell>
          <table:table-cell table:style-name="ce5" office:value-type="float" office:value="26.228001" calcext:value-type="float">
            <text:p>26.228001</text:p>
          </table:table-cell>
          <table:table-cell table:style-name="ce6" table:formula="of:=MIN([.A28:.F28])" office:value-type="float" office:value="24.823999" calcext:value-type="float">
            <text:p>24.823999</text:p>
          </table:table-cell>
          <table:table-cell table:style-name="ce9" table:formula="of:=MAX([.B28:.F28])" office:value-type="float" office:value="26.823" calcext:value-type="float">
            <text:p>26.823</text:p>
          </table:table-cell>
          <table:table-cell table:style-name="ce10" table:formula="of:=AVERAGE([.B28:.F28])" office:value-type="float" office:value="26.1375998" calcext:value-type="float">
            <text:p>26.1375998</text:p>
          </table:table-cell>
          <table:table-cell table:style-name="ce11" office:value-type="float" office:value="4900000000" calcext:value-type="float">
            <text:p>49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72500" calcext:value-type="float">
            <text:p>72500</text:p>
          </table:table-cell>
          <table:table-cell table:style-name="ce3" office:value-type="float" office:value="28.176001" calcext:value-type="float">
            <text:p>28.176001</text:p>
          </table:table-cell>
          <table:table-cell table:style-name="ce3" office:value-type="float" office:value="26.724001" calcext:value-type="float">
            <text:p>26.724001</text:p>
          </table:table-cell>
          <table:table-cell table:style-name="ce3" office:value-type="float" office:value="28.273001" calcext:value-type="float">
            <text:p>28.273001</text:p>
          </table:table-cell>
          <table:table-cell table:style-name="ce3" office:value-type="float" office:value="28.382999" calcext:value-type="float">
            <text:p>28.382999</text:p>
          </table:table-cell>
          <table:table-cell table:style-name="ce5" office:value-type="float" office:value="28.674" calcext:value-type="float">
            <text:p>28.674</text:p>
          </table:table-cell>
          <table:table-cell table:style-name="ce6" table:formula="of:=MIN([.A29:.F29])" office:value-type="float" office:value="26.724001" calcext:value-type="float">
            <text:p>26.724001</text:p>
          </table:table-cell>
          <table:table-cell table:style-name="ce9" table:formula="of:=MAX([.B29:.F29])" office:value-type="float" office:value="28.674" calcext:value-type="float">
            <text:p>28.674</text:p>
          </table:table-cell>
          <table:table-cell table:style-name="ce10" table:formula="of:=AVERAGE([.B29:.F29])" office:value-type="float" office:value="28.0460004" calcext:value-type="float">
            <text:p>28.0460004</text:p>
          </table:table-cell>
          <table:table-cell table:style-name="ce11" office:value-type="float" office:value="5256250000" calcext:value-type="float">
            <text:p>52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75000" calcext:value-type="float">
            <text:p>75000</text:p>
          </table:table-cell>
          <table:table-cell table:style-name="ce3" office:value-type="float" office:value="31.207001" calcext:value-type="float">
            <text:p>31.207001</text:p>
          </table:table-cell>
          <table:table-cell table:style-name="ce3" office:value-type="float" office:value="29.801001" calcext:value-type="float">
            <text:p>29.801001</text:p>
          </table:table-cell>
          <table:table-cell table:style-name="ce3" office:value-type="float" office:value="29.559999" calcext:value-type="float">
            <text:p>29.559999</text:p>
          </table:table-cell>
          <table:table-cell table:style-name="ce3" office:value-type="float" office:value="28.601" calcext:value-type="float">
            <text:p>28.601</text:p>
          </table:table-cell>
          <table:table-cell table:style-name="ce5" office:value-type="float" office:value="28.913" calcext:value-type="float">
            <text:p>28.913</text:p>
          </table:table-cell>
          <table:table-cell table:style-name="ce6" table:formula="of:=MIN([.A30:.F30])" office:value-type="float" office:value="28.601" calcext:value-type="float">
            <text:p>28.601</text:p>
          </table:table-cell>
          <table:table-cell table:style-name="ce9" table:formula="of:=MAX([.B30:.F30])" office:value-type="float" office:value="31.207001" calcext:value-type="float">
            <text:p>31.207001</text:p>
          </table:table-cell>
          <table:table-cell table:style-name="ce10" table:formula="of:=AVERAGE([.B30:.F30])" office:value-type="float" office:value="29.6164002" calcext:value-type="float">
            <text:p>29.6164002</text:p>
          </table:table-cell>
          <table:table-cell table:style-name="ce11" office:value-type="float" office:value="5625000000" calcext:value-type="float">
            <text:p>56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77500" calcext:value-type="float">
            <text:p>77500</text:p>
          </table:table-cell>
          <table:table-cell table:style-name="ce3" office:value-type="float" office:value="30.848" calcext:value-type="float">
            <text:p>30.848</text:p>
          </table:table-cell>
          <table:table-cell table:style-name="ce3" office:value-type="float" office:value="29.233" calcext:value-type="float">
            <text:p>29.233</text:p>
          </table:table-cell>
          <table:table-cell table:style-name="ce3" office:value-type="float" office:value="29.389999" calcext:value-type="float">
            <text:p>29.389999</text:p>
          </table:table-cell>
          <table:table-cell table:style-name="ce3" office:value-type="float" office:value="30.027" calcext:value-type="float">
            <text:p>30.027</text:p>
          </table:table-cell>
          <table:table-cell table:style-name="ce5" office:value-type="float" office:value="29.785999" calcext:value-type="float">
            <text:p>29.785999</text:p>
          </table:table-cell>
          <table:table-cell table:style-name="ce6" table:formula="of:=MIN([.A31:.F31])" office:value-type="float" office:value="29.233" calcext:value-type="float">
            <text:p>29.233</text:p>
          </table:table-cell>
          <table:table-cell table:style-name="ce9" table:formula="of:=MAX([.B31:.F31])" office:value-type="float" office:value="30.848" calcext:value-type="float">
            <text:p>30.848</text:p>
          </table:table-cell>
          <table:table-cell table:style-name="ce10" table:formula="of:=AVERAGE([.B31:.F31])" office:value-type="float" office:value="29.8567996" calcext:value-type="float">
            <text:p>29.8567996</text:p>
          </table:table-cell>
          <table:table-cell table:style-name="ce11" office:value-type="float" office:value="6006250000" calcext:value-type="float">
            <text:p>60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3" office:value-type="float" office:value="31.983" calcext:value-type="float">
            <text:p>31.983</text:p>
          </table:table-cell>
          <table:table-cell table:style-name="ce3" office:value-type="float" office:value="31.315001" calcext:value-type="float">
            <text:p>31.315001</text:p>
          </table:table-cell>
          <table:table-cell table:style-name="ce3" office:value-type="float" office:value="35.299" calcext:value-type="float">
            <text:p>35.299</text:p>
          </table:table-cell>
          <table:table-cell table:style-name="ce3" office:value-type="float" office:value="32.619999" calcext:value-type="float">
            <text:p>32.619999</text:p>
          </table:table-cell>
          <table:table-cell table:style-name="ce5" office:value-type="float" office:value="32.624001" calcext:value-type="float">
            <text:p>32.624001</text:p>
          </table:table-cell>
          <table:table-cell table:style-name="ce6" table:formula="of:=MIN([.A32:.F32])" office:value-type="float" office:value="31.315001" calcext:value-type="float">
            <text:p>31.315001</text:p>
          </table:table-cell>
          <table:table-cell table:style-name="ce9" table:formula="of:=MAX([.B32:.F32])" office:value-type="float" office:value="35.299" calcext:value-type="float">
            <text:p>35.299</text:p>
          </table:table-cell>
          <table:table-cell table:style-name="ce10" table:formula="of:=AVERAGE([.B32:.F32])" office:value-type="float" office:value="32.7682002" calcext:value-type="float">
            <text:p>32.7682002</text:p>
          </table:table-cell>
          <table:table-cell table:style-name="ce11" office:value-type="float" office:value="6400000000" calcext:value-type="float">
            <text:p>64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82500" calcext:value-type="float">
            <text:p>82500</text:p>
          </table:table-cell>
          <table:table-cell table:style-name="ce3" office:value-type="float" office:value="33.918999" calcext:value-type="float">
            <text:p>33.918999</text:p>
          </table:table-cell>
          <table:table-cell table:style-name="ce3" office:value-type="float" office:value="34.544998" calcext:value-type="float">
            <text:p>34.544998</text:p>
          </table:table-cell>
          <table:table-cell table:style-name="ce3" office:value-type="float" office:value="33.622002" calcext:value-type="float">
            <text:p>33.622002</text:p>
          </table:table-cell>
          <table:table-cell table:style-name="ce3" office:value-type="float" office:value="33.655998" calcext:value-type="float">
            <text:p>33.655998</text:p>
          </table:table-cell>
          <table:table-cell table:style-name="ce5" office:value-type="float" office:value="34.845001" calcext:value-type="float">
            <text:p>34.845001</text:p>
          </table:table-cell>
          <table:table-cell table:style-name="ce6" table:formula="of:=MIN([.A33:.F33])" office:value-type="float" office:value="33.622002" calcext:value-type="float">
            <text:p>33.622002</text:p>
          </table:table-cell>
          <table:table-cell table:style-name="ce9" table:formula="of:=MAX([.B33:.F33])" office:value-type="float" office:value="34.845001" calcext:value-type="float">
            <text:p>34.845001</text:p>
          </table:table-cell>
          <table:table-cell table:style-name="ce10" table:formula="of:=AVERAGE([.B33:.F33])" office:value-type="float" office:value="34.1173996" calcext:value-type="float">
            <text:p>34.1173996</text:p>
          </table:table-cell>
          <table:table-cell table:style-name="ce11" office:value-type="float" office:value="6806250000" calcext:value-type="float">
            <text:p>68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85000" calcext:value-type="float">
            <text:p>85000</text:p>
          </table:table-cell>
          <table:table-cell table:style-name="ce3" office:value-type="float" office:value="36.493" calcext:value-type="float">
            <text:p>36.493</text:p>
          </table:table-cell>
          <table:table-cell table:style-name="ce3" office:value-type="float" office:value="35.478001" calcext:value-type="float">
            <text:p>35.478001</text:p>
          </table:table-cell>
          <table:table-cell table:style-name="ce3" office:value-type="float" office:value="36.319" calcext:value-type="float">
            <text:p>36.319</text:p>
          </table:table-cell>
          <table:table-cell table:style-name="ce3" office:value-type="float" office:value="36.537998" calcext:value-type="float">
            <text:p>36.537998</text:p>
          </table:table-cell>
          <table:table-cell table:style-name="ce5" office:value-type="float" office:value="36.487999" calcext:value-type="float">
            <text:p>36.487999</text:p>
          </table:table-cell>
          <table:table-cell table:style-name="ce6" table:formula="of:=MIN([.A34:.F34])" office:value-type="float" office:value="35.478001" calcext:value-type="float">
            <text:p>35.478001</text:p>
          </table:table-cell>
          <table:table-cell table:style-name="ce9" table:formula="of:=MAX([.B34:.F34])" office:value-type="float" office:value="36.537998" calcext:value-type="float">
            <text:p>36.537998</text:p>
          </table:table-cell>
          <table:table-cell table:style-name="ce10" table:formula="of:=AVERAGE([.B34:.F34])" office:value-type="float" office:value="36.2631996" calcext:value-type="float">
            <text:p>36.2631996</text:p>
          </table:table-cell>
          <table:table-cell table:style-name="ce11" office:value-type="float" office:value="7225000000" calcext:value-type="float">
            <text:p>72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87500" calcext:value-type="float">
            <text:p>87500</text:p>
          </table:table-cell>
          <table:table-cell table:style-name="ce3" office:value-type="float" office:value="38.834999" calcext:value-type="float">
            <text:p>38.834999</text:p>
          </table:table-cell>
          <table:table-cell table:style-name="ce3" office:value-type="float" office:value="38.589001" calcext:value-type="float">
            <text:p>38.589001</text:p>
          </table:table-cell>
          <table:table-cell table:style-name="ce3" office:value-type="float" office:value="38.59" calcext:value-type="float">
            <text:p>38.59</text:p>
          </table:table-cell>
          <table:table-cell table:style-name="ce3" office:value-type="float" office:value="38.948002" calcext:value-type="float">
            <text:p>38.948002</text:p>
          </table:table-cell>
          <table:table-cell table:style-name="ce5" office:value-type="float" office:value="38.777" calcext:value-type="float">
            <text:p>38.777</text:p>
          </table:table-cell>
          <table:table-cell table:style-name="ce6" table:formula="of:=MIN([.A35:.F35])" office:value-type="float" office:value="38.589001" calcext:value-type="float">
            <text:p>38.589001</text:p>
          </table:table-cell>
          <table:table-cell table:style-name="ce9" table:formula="of:=MAX([.B35:.F35])" office:value-type="float" office:value="38.948002" calcext:value-type="float">
            <text:p>38.948002</text:p>
          </table:table-cell>
          <table:table-cell table:style-name="ce10" table:formula="of:=AVERAGE([.B35:.F35])" office:value-type="float" office:value="38.7478004" calcext:value-type="float">
            <text:p>38.7478004</text:p>
          </table:table-cell>
          <table:table-cell table:style-name="ce11" office:value-type="float" office:value="7656250000" calcext:value-type="float">
            <text:p>76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table:style-name="ce3" office:value-type="float" office:value="41.775002" calcext:value-type="float">
            <text:p>41.775002</text:p>
          </table:table-cell>
          <table:table-cell table:style-name="ce3" office:value-type="float" office:value="40.418999" calcext:value-type="float">
            <text:p>40.418999</text:p>
          </table:table-cell>
          <table:table-cell table:style-name="ce3" office:value-type="float" office:value="40.519001" calcext:value-type="float">
            <text:p>40.519001</text:p>
          </table:table-cell>
          <table:table-cell table:style-name="ce3" office:value-type="float" office:value="41.681999" calcext:value-type="float">
            <text:p>41.681999</text:p>
          </table:table-cell>
          <table:table-cell table:style-name="ce5" office:value-type="float" office:value="41.679001" calcext:value-type="float">
            <text:p>41.679001</text:p>
          </table:table-cell>
          <table:table-cell table:style-name="ce6" table:formula="of:=MIN([.A36:.F36])" office:value-type="float" office:value="40.418999" calcext:value-type="float">
            <text:p>40.418999</text:p>
          </table:table-cell>
          <table:table-cell table:style-name="ce9" table:formula="of:=MAX([.B36:.F36])" office:value-type="float" office:value="41.775002" calcext:value-type="float">
            <text:p>41.775002</text:p>
          </table:table-cell>
          <table:table-cell table:style-name="ce10" table:formula="of:=AVERAGE([.B36:.F36])" office:value-type="float" office:value="41.2148004" calcext:value-type="float">
            <text:p>41.2148004</text:p>
          </table:table-cell>
          <table:table-cell table:style-name="ce11" office:value-type="float" office:value="8100000000" calcext:value-type="float">
            <text:p>8100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92500" calcext:value-type="float">
            <text:p>92500</text:p>
          </table:table-cell>
          <table:table-cell table:style-name="ce3" office:value-type="float" office:value="43.597" calcext:value-type="float">
            <text:p>43.597</text:p>
          </table:table-cell>
          <table:table-cell table:style-name="ce3" office:value-type="float" office:value="42.832001" calcext:value-type="float">
            <text:p>42.832001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3" office:value-type="float" office:value="44.068001" calcext:value-type="float">
            <text:p>44.068001</text:p>
          </table:table-cell>
          <table:table-cell table:style-name="ce5" office:value-type="float" office:value="44.275002" calcext:value-type="float">
            <text:p>44.275002</text:p>
          </table:table-cell>
          <table:table-cell table:style-name="ce6" table:formula="of:=MIN([.A37:.F37])" office:value-type="float" office:value="42.832001" calcext:value-type="float">
            <text:p>42.832001</text:p>
          </table:table-cell>
          <table:table-cell table:style-name="ce9" table:formula="of:=MAX([.B37:.F37])" office:value-type="float" office:value="44.275002" calcext:value-type="float">
            <text:p>44.275002</text:p>
          </table:table-cell>
          <table:table-cell table:style-name="ce10" table:formula="of:=AVERAGE([.B37:.F37])" office:value-type="float" office:value="43.7738008" calcext:value-type="float">
            <text:p>43.7738008</text:p>
          </table:table-cell>
          <table:table-cell table:style-name="ce11" office:value-type="float" office:value="8556250000" calcext:value-type="float">
            <text:p>855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95000" calcext:value-type="float">
            <text:p>95000</text:p>
          </table:table-cell>
          <table:table-cell table:style-name="ce3" office:value-type="float" office:value="45.196999" calcext:value-type="float">
            <text:p>45.196999</text:p>
          </table:table-cell>
          <table:table-cell table:style-name="ce3" office:value-type="float" office:value="47.138" calcext:value-type="float">
            <text:p>47.138</text:p>
          </table:table-cell>
          <table:table-cell table:style-name="ce3" office:value-type="float" office:value="44.619999" calcext:value-type="float">
            <text:p>44.619999</text:p>
          </table:table-cell>
          <table:table-cell table:style-name="ce3" office:value-type="float" office:value="47.303001" calcext:value-type="float">
            <text:p>47.303001</text:p>
          </table:table-cell>
          <table:table-cell table:style-name="ce5" office:value-type="float" office:value="52.342999" calcext:value-type="float">
            <text:p>52.342999</text:p>
          </table:table-cell>
          <table:table-cell table:style-name="ce6" table:formula="of:=MIN([.A38:.F38])" office:value-type="float" office:value="44.619999" calcext:value-type="float">
            <text:p>44.619999</text:p>
          </table:table-cell>
          <table:table-cell table:style-name="ce9" table:formula="of:=MAX([.B38:.F38])" office:value-type="float" office:value="52.342999" calcext:value-type="float">
            <text:p>52.342999</text:p>
          </table:table-cell>
          <table:table-cell table:style-name="ce10" table:formula="of:=AVERAGE([.B38:.F38])" office:value-type="float" office:value="47.3201996" calcext:value-type="float">
            <text:p>47.3201996</text:p>
          </table:table-cell>
          <table:table-cell table:style-name="ce11" office:value-type="float" office:value="9025000000" calcext:value-type="float">
            <text:p>9025000000</text:p>
          </table:table-cell>
          <table:table-cell table:number-columns-repeated="16374"/>
        </table:table-row>
        <table:table-row table:style-name="ro1">
          <table:table-cell table:style-name="ce1" office:value-type="float" office:value="97500" calcext:value-type="float">
            <text:p>97500</text:p>
          </table:table-cell>
          <table:table-cell table:style-name="ce3" office:value-type="float" office:value="56.277" calcext:value-type="float">
            <text:p>56.277</text:p>
          </table:table-cell>
          <table:table-cell table:style-name="ce3" office:value-type="float" office:value="57.029999" calcext:value-type="float">
            <text:p>57.029999</text:p>
          </table:table-cell>
          <table:table-cell table:style-name="ce3" office:value-type="float" office:value="57.351002" calcext:value-type="float">
            <text:p>57.351002</text:p>
          </table:table-cell>
          <table:table-cell table:style-name="ce3" office:value-type="float" office:value="62.57" calcext:value-type="float">
            <text:p>62.57</text:p>
          </table:table-cell>
          <table:table-cell table:style-name="ce5" office:value-type="float" office:value="58.321999" calcext:value-type="float">
            <text:p>58.321999</text:p>
          </table:table-cell>
          <table:table-cell table:style-name="ce6" table:formula="of:=MIN([.A39:.F39])" office:value-type="float" office:value="56.277" calcext:value-type="float">
            <text:p>56.277</text:p>
          </table:table-cell>
          <table:table-cell table:style-name="ce9" table:formula="of:=MAX([.B39:.F39])" office:value-type="float" office:value="62.57" calcext:value-type="float">
            <text:p>62.57</text:p>
          </table:table-cell>
          <table:table-cell table:style-name="ce10" table:formula="of:=AVERAGE([.B39:.F39])" office:value-type="float" office:value="58.31" calcext:value-type="float">
            <text:p>58.31</text:p>
          </table:table-cell>
          <table:table-cell table:style-name="ce11" office:value-type="float" office:value="9506250000" calcext:value-type="float">
            <text:p>9506250000</text:p>
          </table:table-cell>
          <table:table-cell table:number-columns-repeated="16374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7.644001" calcext:value-type="float">
            <text:p>57.644001</text:p>
          </table:table-cell>
          <table:table-cell table:style-name="ce3" office:value-type="float" office:value="58.584" calcext:value-type="float">
            <text:p>58.584</text:p>
          </table:table-cell>
          <table:table-cell table:style-name="ce3" office:value-type="float" office:value="58.297001" calcext:value-type="float">
            <text:p>58.297001</text:p>
          </table:table-cell>
          <table:table-cell table:style-name="ce3" office:value-type="float" office:value="58.388" calcext:value-type="float">
            <text:p>58.388</text:p>
          </table:table-cell>
          <table:table-cell table:style-name="ce5" office:value-type="float" office:value="58.353001" calcext:value-type="float">
            <text:p>58.353001</text:p>
          </table:table-cell>
          <table:table-cell table:style-name="ce6" table:formula="of:=MIN([.A40:.F40])" office:value-type="float" office:value="57.644001" calcext:value-type="float">
            <text:p>57.644001</text:p>
          </table:table-cell>
          <table:table-cell table:style-name="ce9" table:formula="of:=MAX([.B40:.F40])" office:value-type="float" office:value="58.584" calcext:value-type="float">
            <text:p>58.584</text:p>
          </table:table-cell>
          <table:table-cell table:style-name="ce10" table:formula="of:=AVERAGE([.B40:.F40])" office:value-type="float" office:value="58.2532006" calcext:value-type="float">
            <text:p>58.2532006</text:p>
          </table:table-cell>
          <table:table-cell table:style-name="ce11" office:value-type="float" office:value="10000000000" calcext:value-type="float">
            <text:p>10000000000</text:p>
          </table:table-cell>
          <table:table-cell table:number-columns-repeated="16374"/>
        </table:table-row>
        <table:table-row table:style-name="ro1">
          <table:table-cell table:style-name="Note" table:number-columns-repeated="6"/>
          <table:table-cell table:style-name="ce7" table:number-columns-repeated="3"/>
          <table:table-cell table:number-columns-repeated="16375"/>
        </table:table-row>
        <table:table-row table:style-name="ro1">
          <table:table-cell table:style-name="Note" office:value-type="string" calcext:value-type="string">
            <text:p>RESULTS OF BEST OPTIMIZED BUBBLE SORT</text:p>
          </table:table-cell>
          <table:table-cell table:style-name="Note" office:value-type="string" calcext:value-type="string">
            <text:p>F BEST CASE</text:p>
          </table:table-cell>
          <table:table-cell table:style-name="Note" office:value-type="string" calcext:value-type="string">
            <text:p>optimized bubble sort</text:p>
          </table:table-cell>
          <table:table-cell table:style-name="Note" table:number-columns-repeated="3"/>
          <table:table-cell table:style-name="ce7" table:number-columns-repeated="3"/>
          <table:table-cell table:number-columns-repeated="1637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MIN([.A43:.F43])" office:value-type="float" office:value="0" calcext:value-type="float">
            <text:p>0</text:p>
          </table:table-cell>
          <table:table-cell table:style-name="ce9" table:formula="of:=MAX([.B43:.F43])" office:value-type="float" office:value="0" calcext:value-type="float">
            <text:p>0</text:p>
          </table:table-cell>
          <table:table-cell table:style-name="ce10" table:formula="of:=AVERAGE([.B43:.F43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" office:value-type="float" office:value="5000" calcext:value-type="float">
            <text:p>5,000.0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MIN([.A44:.F44])" office:value-type="float" office:value="0" calcext:value-type="float">
            <text:p>0</text:p>
          </table:table-cell>
          <table:table-cell table:style-name="ce9" table:formula="of:=MAX([.B44:.F44])" office:value-type="float" office:value="0" calcext:value-type="float">
            <text:p>0</text:p>
          </table:table-cell>
          <table:table-cell table:style-name="ce10" table:formula="of:=AVERAGE([.B44:.F44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MIN([.A45:.F45])" office:value-type="float" office:value="0" calcext:value-type="float">
            <text:p>0</text:p>
          </table:table-cell>
          <table:table-cell table:style-name="ce9" table:formula="of:=MAX([.B45:.F45])" office:value-type="float" office:value="0" calcext:value-type="float">
            <text:p>0</text:p>
          </table:table-cell>
          <table:table-cell table:style-name="ce10" table:formula="of:=AVERAGE([.B45:.F45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formula="of:=MIN([.A46:.F46])" office:value-type="float" office:value="0" calcext:value-type="float">
            <text:p>0</text:p>
          </table:table-cell>
          <table:table-cell table:style-name="ce9" table:formula="of:=MAX([.B46:.F46])" office:value-type="float" office:value="0.001" calcext:value-type="float">
            <text:p>0.001</text:p>
          </table:table-cell>
          <table:table-cell table:style-name="ce10" table:formula="of:=AVERAGE([.B46:.F46])" office:value-type="float" office:value="0.0002" calcext:value-type="float">
            <text:p>0.0002</text:p>
          </table:table-cell>
          <table:table-cell table:number-columns-repeated="16375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6" table:formula="of:=MIN([.A47:.F47])" office:value-type="float" office:value="0" calcext:value-type="float">
            <text:p>0</text:p>
          </table:table-cell>
          <table:table-cell table:style-name="ce9" table:formula="of:=MAX([.B47:.F47])" office:value-type="float" office:value="0" calcext:value-type="float">
            <text:p>0</text:p>
          </table:table-cell>
          <table:table-cell table:style-name="ce10" table:formula="of:=AVERAGE([.B47:.F47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formula="of:=MIN([.A48:.F48])" office:value-type="float" office:value="0" calcext:value-type="float">
            <text:p>0</text:p>
          </table:table-cell>
          <table:table-cell table:style-name="ce9" table:formula="of:=MAX([.B48:.F48])" office:value-type="float" office:value="0.001" calcext:value-type="float">
            <text:p>0.001</text:p>
          </table:table-cell>
          <table:table-cell table:style-name="ce10" table:formula="of:=AVERAGE([.B48:.F48])" office:value-type="float" office:value="0.0002" calcext:value-type="float">
            <text:p>0.0002</text:p>
          </table:table-cell>
          <table:table-cell table:number-columns-repeated="16375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6" table:formula="of:=MIN([.A49:.F49])" office:value-type="float" office:value="0" calcext:value-type="float">
            <text:p>0</text:p>
          </table:table-cell>
          <table:table-cell table:style-name="ce9" table:formula="of:=MAX([.B49:.F49])" office:value-type="float" office:value="0" calcext:value-type="float">
            <text:p>0</text:p>
          </table:table-cell>
          <table:table-cell table:style-name="ce10" table:formula="of:=AVERAGE([.B49:.F49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50:.F50])" office:value-type="float" office:value="0" calcext:value-type="float">
            <text:p>0</text:p>
          </table:table-cell>
          <table:table-cell table:style-name="ce9" table:formula="of:=MAX([.B50:.F50])" office:value-type="float" office:value="0.001" calcext:value-type="float">
            <text:p>0.001</text:p>
          </table:table-cell>
          <table:table-cell table:style-name="ce10" table:formula="of:=AVERAGE([.B50:.F50])" office:value-type="float" office:value="0.0002" calcext:value-type="float">
            <text:p>0.0002</text:p>
          </table:table-cell>
          <table:table-cell table:number-columns-repeated="16375"/>
        </table:table-row>
        <table:table-row table:style-name="ro1">
          <table:table-cell office:value-type="float" office:value="22500" calcext:value-type="float">
            <text:p>225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6" table:formula="of:=MIN([.A51:.F51])" office:value-type="float" office:value="0" calcext:value-type="float">
            <text:p>0</text:p>
          </table:table-cell>
          <table:table-cell table:style-name="ce9" table:formula="of:=MAX([.B51:.F51])" office:value-type="float" office:value="0" calcext:value-type="float">
            <text:p>0</text:p>
          </table:table-cell>
          <table:table-cell table:style-name="ce10" table:formula="of:=AVERAGE([.B51:.F51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6" table:formula="of:=MIN([.A52:.F52])" office:value-type="float" office:value="0" calcext:value-type="float">
            <text:p>0</text:p>
          </table:table-cell>
          <table:table-cell table:style-name="ce9" table:formula="of:=MAX([.B52:.F52])" office:value-type="float" office:value="0" calcext:value-type="float">
            <text:p>0</text:p>
          </table:table-cell>
          <table:table-cell table:style-name="ce10" table:formula="of:=AVERAGE([.B52:.F52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7500" calcext:value-type="float">
            <text:p>275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53:.F53])" office:value-type="float" office:value="0" calcext:value-type="float">
            <text:p>0</text:p>
          </table:table-cell>
          <table:table-cell table:style-name="ce9" table:formula="of:=MAX([.B53:.F53])" office:value-type="float" office:value="0.001" calcext:value-type="float">
            <text:p>0.001</text:p>
          </table:table-cell>
          <table:table-cell table:style-name="ce10" table:formula="of:=AVERAGE([.B53:.F53])" office:value-type="float" office:value="0.0004" calcext:value-type="float">
            <text:p>0.0004</text:p>
          </table:table-cell>
          <table:table-cell table:number-columns-repeated="1637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6" table:formula="of:=MIN([.A54:.F54])" office:value-type="float" office:value="0" calcext:value-type="float">
            <text:p>0</text:p>
          </table:table-cell>
          <table:table-cell table:style-name="ce9" table:formula="of:=MAX([.B54:.F54])" office:value-type="float" office:value="0" calcext:value-type="float">
            <text:p>0</text:p>
          </table:table-cell>
          <table:table-cell table:style-name="ce10" table:formula="of:=AVERAGE([.B54:.F54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2500" calcext:value-type="float">
            <text:p>32500</text:p>
          </table:table-cell>
          <table:table-cell table:number-columns-repeated="4"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MIN([.A55:.F55])" office:value-type="float" office:value="0" calcext:value-type="float">
            <text:p>0</text:p>
          </table:table-cell>
          <table:table-cell table:style-name="ce9" table:formula="of:=MAX([.B55:.F55])" office:value-type="float" office:value="0.001" calcext:value-type="float">
            <text:p>0.001</text:p>
          </table:table-cell>
          <table:table-cell table:style-name="ce10" table:formula="of:=AVERAGE([.B55:.F55])" office:value-type="float" office:value="0.0008" calcext:value-type="float">
            <text:p>0.0008</text:p>
          </table:table-cell>
          <table:table-cell table:number-columns-repeated="1637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MIN([.A56:.F56])" office:value-type="float" office:value="0" calcext:value-type="float">
            <text:p>0</text:p>
          </table:table-cell>
          <table:table-cell table:style-name="ce9" table:formula="of:=MAX([.B56:.F56])" office:value-type="float" office:value="0.001" calcext:value-type="float">
            <text:p>0.001</text:p>
          </table:table-cell>
          <table:table-cell table:style-name="ce10" table:formula="of:=AVERAGE([.B56:.F56])" office:value-type="float" office:value="0.0002" calcext:value-type="float">
            <text:p>0.0002</text:p>
          </table:table-cell>
          <table:table-cell table:number-columns-repeated="16375"/>
        </table:table-row>
        <table:table-row table:style-name="ro1">
          <table:table-cell office:value-type="float" office:value="37500" calcext:value-type="float">
            <text:p>375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MIN([.A57:.F57])" office:value-type="float" office:value="0" calcext:value-type="float">
            <text:p>0</text:p>
          </table:table-cell>
          <table:table-cell table:style-name="ce9" table:formula="of:=MAX([.B57:.F57])" office:value-type="float" office:value="0.002" calcext:value-type="float">
            <text:p>0.002</text:p>
          </table:table-cell>
          <table:table-cell table:style-name="ce10" table:formula="of:=AVERAGE([.B57:.F57])" office:value-type="float" office:value="0.0004" calcext:value-type="float">
            <text:p>0.0004</text:p>
          </table:table-cell>
          <table:table-cell table:number-columns-repeated="16375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formula="of:=MIN([.A58:.F58])" office:value-type="float" office:value="0" calcext:value-type="float">
            <text:p>0</text:p>
          </table:table-cell>
          <table:table-cell table:style-name="ce9" table:formula="of:=MAX([.B58:.F58])" office:value-type="float" office:value="0.001" calcext:value-type="float">
            <text:p>0.001</text:p>
          </table:table-cell>
          <table:table-cell table:style-name="ce10" table:formula="of:=AVERAGE([.B58:.F58])" office:value-type="float" office:value="0.0002" calcext:value-type="float">
            <text:p>0.0002</text:p>
          </table:table-cell>
          <table:table-cell table:number-columns-repeated="16375"/>
        </table:table-row>
        <table:table-row table:style-name="ro1">
          <table:table-cell office:value-type="float" office:value="42500" calcext:value-type="float">
            <text:p>425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MIN([.A59:.F59])" office:value-type="float" office:value="0" calcext:value-type="float">
            <text:p>0</text:p>
          </table:table-cell>
          <table:table-cell table:style-name="ce9" table:formula="of:=MAX([.B59:.F59])" office:value-type="float" office:value="0.001" calcext:value-type="float">
            <text:p>0.001</text:p>
          </table:table-cell>
          <table:table-cell table:style-name="ce10" table:formula="of:=AVERAGE([.B59:.F59])" office:value-type="float" office:value="0.0006" calcext:value-type="float">
            <text:p>0.0006</text:p>
          </table:table-cell>
          <table:table-cell table:number-columns-repeated="16375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.0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60:.F60])" office:value-type="float" office:value="0" calcext:value-type="float">
            <text:p>0</text:p>
          </table:table-cell>
          <table:table-cell table:style-name="ce9" table:formula="of:=MAX([.B60:.F60])" office:value-type="float" office:value="0.002" calcext:value-type="float">
            <text:p>0.002</text:p>
          </table:table-cell>
          <table:table-cell table:style-name="ce10" table:formula="of:=AVERAGE([.B60:.F60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47500" calcext:value-type="float">
            <text:p>475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.002</text:p>
          </table:table-cell>
          <table:table-cell table:style-name="ce6" table:formula="of:=MIN([.A61:.F61])" office:value-type="float" office:value="0" calcext:value-type="float">
            <text:p>0</text:p>
          </table:table-cell>
          <table:table-cell table:style-name="ce9" table:formula="of:=MAX([.B61:.F61])" office:value-type="float" office:value="0.002" calcext:value-type="float">
            <text:p>0.002</text:p>
          </table:table-cell>
          <table:table-cell table:style-name="ce10" table:formula="of:=AVERAGE([.B61:.F61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table:formula="of:=MIN([.A62:.F62])" office:value-type="float" office:value="0" calcext:value-type="float">
            <text:p>0</text:p>
          </table:table-cell>
          <table:table-cell table:style-name="ce9" table:formula="of:=MAX([.B62:.F62])" office:value-type="float" office:value="0.001" calcext:value-type="float">
            <text:p>0.001</text:p>
          </table:table-cell>
          <table:table-cell table:style-name="ce10" table:formula="of:=AVERAGE([.B62:.F62])" office:value-type="float" office:value="0.0002" calcext:value-type="float">
            <text:p>0.0002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52500" calcext:value-type="float">
            <text:p>525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table:formula="of:=MIN([.A63:.F63])" office:value-type="float" office:value="0" calcext:value-type="float">
            <text:p>0</text:p>
          </table:table-cell>
          <table:table-cell table:style-name="ce9" table:formula="of:=MAX([.B63:.F63])" office:value-type="float" office:value="0.001" calcext:value-type="float">
            <text:p>0.001</text:p>
          </table:table-cell>
          <table:table-cell table:style-name="ce10" table:formula="of:=AVERAGE([.B63:.F63])" office:value-type="float" office:value="0.0004" calcext:value-type="float">
            <text:p>0.0004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table:formula="of:=MIN([.A64:.F64])" office:value-type="float" office:value="0" calcext:value-type="float">
            <text:p>0</text:p>
          </table:table-cell>
          <table:table-cell table:style-name="ce9" table:formula="of:=MAX([.B64:.F64])" office:value-type="float" office:value="0.001" calcext:value-type="float">
            <text:p>0.001</text:p>
          </table:table-cell>
          <table:table-cell table:style-name="ce10" table:formula="of:=AVERAGE([.B64:.F64])" office:value-type="float" office:value="0.0004" calcext:value-type="float">
            <text:p>0.0004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57500" calcext:value-type="float">
            <text:p>575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MIN([.A65:.F65])" office:value-type="float" office:value="0" calcext:value-type="float">
            <text:p>0</text:p>
          </table:table-cell>
          <table:table-cell table:style-name="ce9" table:formula="of:=MAX([.B65:.F65])" office:value-type="float" office:value="0.001" calcext:value-type="float">
            <text:p>0.001</text:p>
          </table:table-cell>
          <table:table-cell table:style-name="ce10" table:formula="of:=AVERAGE([.B65:.F65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MIN([.A66:.F66])" office:value-type="float" office:value="0" calcext:value-type="float">
            <text:p>0</text:p>
          </table:table-cell>
          <table:table-cell table:style-name="ce9" table:formula="of:=MAX([.B66:.F66])" office:value-type="float" office:value="0.001" calcext:value-type="float">
            <text:p>0.001</text:p>
          </table:table-cell>
          <table:table-cell table:style-name="ce10" table:formula="of:=AVERAGE([.B66:.F66])" office:value-type="float" office:value="0.0002" calcext:value-type="float">
            <text:p>0.0002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62500" calcext:value-type="float">
            <text:p>6250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6" table:formula="of:=MIN([.A67:.F67])" office:value-type="float" office:value="0" calcext:value-type="float">
            <text:p>0</text:p>
          </table:table-cell>
          <table:table-cell table:style-name="ce9" table:formula="of:=MAX([.B67:.F67])" office:value-type="float" office:value="0.001" calcext:value-type="float">
            <text:p>0.001</text:p>
          </table:table-cell>
          <table:table-cell table:style-name="ce10" table:formula="of:=AVERAGE([.B67:.F67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68:.F68])" office:value-type="float" office:value="0" calcext:value-type="float">
            <text:p>0</text:p>
          </table:table-cell>
          <table:table-cell table:style-name="ce9" table:formula="of:=MAX([.B68:.F68])" office:value-type="float" office:value="0.001" calcext:value-type="float">
            <text:p>0.001</text:p>
          </table:table-cell>
          <table:table-cell table:style-name="ce10" table:formula="of:=AVERAGE([.B68:.F68])" office:value-type="float" office:value="0.0004" calcext:value-type="float">
            <text:p>0.0004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67500" calcext:value-type="float">
            <text:p>675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69:.F69])" office:value-type="float" office:value="0" calcext:value-type="float">
            <text:p>0</text:p>
          </table:table-cell>
          <table:table-cell table:style-name="ce9" table:formula="of:=MAX([.B69:.F69])" office:value-type="float" office:value="0.001" calcext:value-type="float">
            <text:p>0.001</text:p>
          </table:table-cell>
          <table:table-cell table:style-name="ce10" table:formula="of:=AVERAGE([.B69:.F69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6" table:formula="of:=MIN([.A70:.F70])" office:value-type="float" office:value="0" calcext:value-type="float">
            <text:p>0</text:p>
          </table:table-cell>
          <table:table-cell table:style-name="ce9" table:formula="of:=MAX([.B70:.F70])" office:value-type="float" office:value="0.001" calcext:value-type="float">
            <text:p>0.001</text:p>
          </table:table-cell>
          <table:table-cell table:style-name="ce10" table:formula="of:=AVERAGE([.B70:.F70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72500" calcext:value-type="float">
            <text:p>7250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71:.F71])" office:value-type="float" office:value="0" calcext:value-type="float">
            <text:p>0</text:p>
          </table:table-cell>
          <table:table-cell table:style-name="ce9" table:formula="of:=MAX([.B71:.F71])" office:value-type="float" office:value="0.001" calcext:value-type="float">
            <text:p>0.001</text:p>
          </table:table-cell>
          <table:table-cell table:style-name="ce10" table:formula="of:=AVERAGE([.B71:.F71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5" table:style-name="ce4" office:value-type="float" office:value="0.001" calcext:value-type="float">
            <text:p>0.001</text:p>
          </table:table-cell>
          <table:table-cell table:style-name="ce6" table:formula="of:=MIN([.A72:.F72])" office:value-type="float" office:value="0.001" calcext:value-type="float">
            <text:p>0.001</text:p>
          </table:table-cell>
          <table:table-cell table:style-name="ce9" table:formula="of:=MAX([.B72:.F72])" office:value-type="float" office:value="0.001" calcext:value-type="float">
            <text:p>0.001</text:p>
          </table:table-cell>
          <table:table-cell table:style-name="ce10" table:formula="of:=AVERAGE([.B72:.F72])" office:value-type="float" office:value="0.001" calcext:value-type="float">
            <text:p>0.001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77500" calcext:value-type="float">
            <text:p>775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table:formula="of:=MIN([.A73:.F73])" office:value-type="float" office:value="0" calcext:value-type="float">
            <text:p>0</text:p>
          </table:table-cell>
          <table:table-cell table:style-name="ce9" table:formula="of:=MAX([.B73:.F73])" office:value-type="float" office:value="0.001" calcext:value-type="float">
            <text:p>0.001</text:p>
          </table:table-cell>
          <table:table-cell table:style-name="ce10" table:formula="of:=AVERAGE([.B73:.F73])" office:value-type="float" office:value="0.0004" calcext:value-type="float">
            <text:p>0.0004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6" table:formula="of:=MIN([.A74:.F74])" office:value-type="float" office:value="0" calcext:value-type="float">
            <text:p>0</text:p>
          </table:table-cell>
          <table:table-cell table:style-name="ce9" table:formula="of:=MAX([.B74:.F74])" office:value-type="float" office:value="0.001" calcext:value-type="float">
            <text:p>0.001</text:p>
          </table:table-cell>
          <table:table-cell table:style-name="ce10" table:formula="of:=AVERAGE([.B74:.F74])" office:value-type="float" office:value="0.0008" calcext:value-type="float">
            <text:p>0.0008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82500" calcext:value-type="float">
            <text:p>8250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6" table:formula="of:=MIN([.A75:.F75])" office:value-type="float" office:value="0" calcext:value-type="float">
            <text:p>0</text:p>
          </table:table-cell>
          <table:table-cell table:style-name="ce9" table:formula="of:=MAX([.B75:.F75])" office:value-type="float" office:value="0.001" calcext:value-type="float">
            <text:p>0.001</text:p>
          </table:table-cell>
          <table:table-cell table:style-name="ce10" table:formula="of:=AVERAGE([.B75:.F75])" office:value-type="float" office:value="0.0004" calcext:value-type="float">
            <text:p>0.0004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3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table:formula="of:=MIN([.A76:.F76])" office:value-type="float" office:value="0" calcext:value-type="float">
            <text:p>0</text:p>
          </table:table-cell>
          <table:table-cell table:style-name="ce9" table:formula="of:=MAX([.B76:.F76])" office:value-type="float" office:value="0.001" calcext:value-type="float">
            <text:p>0.001</text:p>
          </table:table-cell>
          <table:table-cell table:style-name="ce10" table:formula="of:=AVERAGE([.B76:.F76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87500" calcext:value-type="float">
            <text:p>8750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77:.F77])" office:value-type="float" office:value="0" calcext:value-type="float">
            <text:p>0</text:p>
          </table:table-cell>
          <table:table-cell table:style-name="ce9" table:formula="of:=MAX([.B77:.F77])" office:value-type="float" office:value="0.001" calcext:value-type="float">
            <text:p>0.001</text:p>
          </table:table-cell>
          <table:table-cell table:style-name="ce10" table:formula="of:=AVERAGE([.B77:.F77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3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table:formula="of:=MIN([.A78:.F78])" office:value-type="float" office:value="0" calcext:value-type="float">
            <text:p>0</text:p>
          </table:table-cell>
          <table:table-cell table:style-name="ce9" table:formula="of:=MAX([.B78:.F78])" office:value-type="float" office:value="0.001" calcext:value-type="float">
            <text:p>0.001</text:p>
          </table:table-cell>
          <table:table-cell table:style-name="ce10" table:formula="of:=AVERAGE([.B78:.F78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92500" calcext:value-type="float">
            <text:p>9250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6" table:formula="of:=MIN([.A79:.F79])" office:value-type="float" office:value="0" calcext:value-type="float">
            <text:p>0</text:p>
          </table:table-cell>
          <table:table-cell table:style-name="ce9" table:formula="of:=MAX([.B79:.F79])" office:value-type="float" office:value="0.001" calcext:value-type="float">
            <text:p>0.001</text:p>
          </table:table-cell>
          <table:table-cell table:style-name="ce10" table:formula="of:=AVERAGE([.B79:.F79])" office:value-type="float" office:value="0.0008" calcext:value-type="float">
            <text:p>0.0008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80:.F80])" office:value-type="float" office:value="0" calcext:value-type="float">
            <text:p>0</text:p>
          </table:table-cell>
          <table:table-cell table:style-name="ce9" table:formula="of:=MAX([.B80:.F80])" office:value-type="float" office:value="0.001" calcext:value-type="float">
            <text:p>0.001</text:p>
          </table:table-cell>
          <table:table-cell table:style-name="ce10" table:formula="of:=AVERAGE([.B80:.F80])" office:value-type="float" office:value="0.0004" calcext:value-type="float">
            <text:p>0.0004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97500" calcext:value-type="float">
            <text:p>975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0.001" calcext:value-type="float">
            <text:p>0.001</text:p>
          </table:table-cell>
          <table:table-cell table:style-name="ce6" table:formula="of:=MIN([.A81:.F81])" office:value-type="float" office:value="0" calcext:value-type="float">
            <text:p>0</text:p>
          </table:table-cell>
          <table:table-cell table:style-name="ce9" table:formula="of:=MAX([.B81:.F81])" office:value-type="float" office:value="0.001" calcext:value-type="float">
            <text:p>0.001</text:p>
          </table:table-cell>
          <table:table-cell table:style-name="ce10" table:formula="of:=AVERAGE([.B81:.F81])" office:value-type="float" office:value="0.0008" calcext:value-type="float">
            <text:p>0.0008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formula="of:=MIN([.A82:.F82])" office:value-type="float" office:value="0" calcext:value-type="float">
            <text:p>0</text:p>
          </table:table-cell>
          <table:table-cell table:style-name="ce9" table:formula="of:=MAX([.B82:.F82])" office:value-type="float" office:value="0.001" calcext:value-type="float">
            <text:p>0.001</text:p>
          </table:table-cell>
          <table:table-cell table:style-name="ce10" table:formula="of:=AVERAGE([.B82:.F82])" office:value-type="float" office:value="0.0006" calcext:value-type="float">
            <text:p>0.00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/>
          <table:table-cell table:style-name="ce4" table:number-columns-repeated="5"/>
          <table:table-cell table:style-name="ce6" table:formula="of:=MIN([.A83:.F83])" office:value-type="float" office:value="0" calcext:value-type="float">
            <text:p>0</text:p>
          </table:table-cell>
          <table:table-cell table:style-name="ce9" table:formula="of:=MAX([.B83:.F83])" office:value-type="float" office:value="0" calcext:value-type="float">
            <text:p>0</text:p>
          </table:table-cell>
          <table:table-cell table:style-name="ce10" table:formula="of:=AVERAGE([.B83:.F83])" office:value-type="string" office:string-value="" calcext:value-type="error">
            <text:p>#DIV/0!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BUBBLE SORT WORST CASE </text:p>
          </table:table-cell>
          <table:table-cell table:style-name="ce4" table:number-columns-repeated="2"/>
          <table:table-cell table:style-name="ce4" office:value-type="string" calcext:value-type="string">
            <text:p>OPT</text:p>
          </table:table-cell>
          <table:table-cell table:style-name="ce4" table:number-columns-repeated="2"/>
          <table:table-cell table:style-name="ce6" table:formula="of:=MIN([.A84:.F84])" office:value-type="float" office:value="0" calcext:value-type="float">
            <text:p>0</text:p>
          </table:table-cell>
          <table:table-cell table:style-name="ce9" table:formula="of:=MAX([.B84:.F84])" office:value-type="float" office:value="0" calcext:value-type="float">
            <text:p>0</text:p>
          </table:table-cell>
          <table:table-cell table:style-name="ce10" table:formula="of:=AVERAGE([.B84:.F84])" office:value-type="string" office:string-value="" calcext:value-type="error">
            <text:p>#DIV/0!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0.011" calcext:value-type="float">
            <text:p>0.011</text:p>
          </table:table-cell>
          <table:table-cell table:style-name="ce6" table:formula="of:=MIN([.A85:.F85])" office:value-type="float" office:value="0.01" calcext:value-type="float">
            <text:p>0.01</text:p>
          </table:table-cell>
          <table:table-cell table:style-name="ce9" table:formula="of:=MAX([.B85:.F85])" office:value-type="float" office:value="0.012" calcext:value-type="float">
            <text:p>0.012</text:p>
          </table:table-cell>
          <table:table-cell table:style-name="ce10" table:formula="of:=AVERAGE([.B85:.F85])" office:value-type="float" office:value="0.0108" calcext:value-type="float">
            <text:p>0.0108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3" calcext:value-type="float">
            <text:p>0.043</text:p>
          </table:table-cell>
          <table:table-cell table:style-name="ce6" table:formula="of:=MIN([.A86:.F86])" office:value-type="float" office:value="0.042" calcext:value-type="float">
            <text:p>0.042</text:p>
          </table:table-cell>
          <table:table-cell table:style-name="ce9" table:formula="of:=MAX([.B86:.F86])" office:value-type="float" office:value="0.044" calcext:value-type="float">
            <text:p>0.044</text:p>
          </table:table-cell>
          <table:table-cell table:style-name="ce10" table:formula="of:=AVERAGE([.B86:.F86])" office:value-type="float" office:value="0.0432" calcext:value-type="float">
            <text:p>0.0432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table:style-name="ce6" table:formula="of:=MIN([.A87:.F87])" office:value-type="float" office:value="0.095" calcext:value-type="float">
            <text:p>0.095</text:p>
          </table:table-cell>
          <table:table-cell table:style-name="ce9" table:formula="of:=MAX([.B87:.F87])" office:value-type="float" office:value="0.096" calcext:value-type="float">
            <text:p>0.096</text:p>
          </table:table-cell>
          <table:table-cell table:style-name="ce10" table:formula="of:=AVERAGE([.B87:.F87])" office:value-type="float" office:value="0.0956" calcext:value-type="float">
            <text:p>0.095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4" calcext:value-type="float">
            <text:p>0.364</text:p>
          </table:table-cell>
          <table:table-cell table:style-name="ce6" table:formula="of:=MIN([.A88:.F88])" office:value-type="float" office:value="0.17" calcext:value-type="float">
            <text:p>0.17</text:p>
          </table:table-cell>
          <table:table-cell table:style-name="ce9" table:formula="of:=MAX([.B88:.F88])" office:value-type="float" office:value="0.364" calcext:value-type="float">
            <text:p>0.364</text:p>
          </table:table-cell>
          <table:table-cell table:style-name="ce10" table:formula="of:=AVERAGE([.B88:.F88])" office:value-type="float" office:value="0.2438" calcext:value-type="float">
            <text:p>0.2438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21" calcext:value-type="float">
            <text:p>0.521</text:p>
          </table:table-cell>
          <table:table-cell table:style-name="ce6" table:formula="of:=MIN([.A89:.F89])" office:value-type="float" office:value="0.521" calcext:value-type="float">
            <text:p>0.521</text:p>
          </table:table-cell>
          <table:table-cell table:style-name="ce9" table:formula="of:=MAX([.B89:.F89])" office:value-type="float" office:value="0.577" calcext:value-type="float">
            <text:p>0.577</text:p>
          </table:table-cell>
          <table:table-cell table:style-name="ce10" table:formula="of:=AVERAGE([.B89:.F89])" office:value-type="float" office:value="0.5618" calcext:value-type="float">
            <text:p>0.5618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float" office:value="0.391" calcext:value-type="float">
            <text:p>0.391</text:p>
          </table:table-cell>
          <table:table-cell table:number-columns-repeated="2" office:value-type="float" office:value="0.383" calcext:value-type="float">
            <text:p>0.383</text:p>
          </table:table-cell>
          <table:table-cell table:style-name="ce6" table:formula="of:=MIN([.A90:.F90])" office:value-type="float" office:value="0.383" calcext:value-type="float">
            <text:p>0.383</text:p>
          </table:table-cell>
          <table:table-cell table:style-name="ce9" table:formula="of:=MAX([.B90:.F90])" office:value-type="float" office:value="0.391" calcext:value-type="float">
            <text:p>0.391</text:p>
          </table:table-cell>
          <table:table-cell table:style-name="ce10" table:formula="of:=AVERAGE([.B90:.F90])" office:value-type="float" office:value="0.3846" calcext:value-type="float">
            <text:p>0.384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779" calcext:value-type="float">
            <text:p>0.779</text:p>
          </table:table-cell>
          <table:table-cell office:value-type="float" office:value="1.16" calcext:value-type="float">
            <text:p>1.16</text:p>
          </table:table-cell>
          <table:table-cell office:value-type="float" office:value="1.127" calcext:value-type="float">
            <text:p>1.127</text:p>
          </table:table-cell>
          <table:table-cell office:value-type="float" office:value="0.878" calcext:value-type="float">
            <text:p>0.878</text:p>
          </table:table-cell>
          <table:table-cell office:value-type="float" office:value="0.52" calcext:value-type="float">
            <text:p>0.52</text:p>
          </table:table-cell>
          <table:table-cell table:style-name="ce6" table:formula="of:=MIN([.A91:.F91])" office:value-type="float" office:value="0.52" calcext:value-type="float">
            <text:p>0.52</text:p>
          </table:table-cell>
          <table:table-cell table:style-name="ce9" table:formula="of:=MAX([.B91:.F91])" office:value-type="float" office:value="1.16" calcext:value-type="float">
            <text:p>1.16</text:p>
          </table:table-cell>
          <table:table-cell table:style-name="ce10" table:formula="of:=AVERAGE([.B91:.F91])" office:value-type="float" office:value="0.8928" calcext:value-type="float">
            <text:p>0.8928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1" calcext:value-type="float">
            <text:p>0.681</text:p>
          </table:table-cell>
          <table:table-cell office:value-type="float" office:value="1.256" calcext:value-type="float">
            <text:p>1.256</text:p>
          </table:table-cell>
          <table:table-cell office:value-type="float" office:value="1.48" calcext:value-type="float">
            <text:p>1.48</text:p>
          </table:table-cell>
          <table:table-cell office:value-type="float" office:value="1.187" calcext:value-type="float">
            <text:p>1.187</text:p>
          </table:table-cell>
          <table:table-cell table:style-name="ce6" table:formula="of:=MIN([.A92:.F92])" office:value-type="float" office:value="0.681" calcext:value-type="float">
            <text:p>0.681</text:p>
          </table:table-cell>
          <table:table-cell table:style-name="ce9" table:formula="of:=MAX([.B92:.F92])" office:value-type="float" office:value="1.48" calcext:value-type="float">
            <text:p>1.48</text:p>
          </table:table-cell>
          <table:table-cell table:style-name="ce10" table:formula="of:=AVERAGE([.B92:.F92])" office:value-type="float" office:value="1.0576" calcext:value-type="float">
            <text:p>1.057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3" calcext:value-type="float">
            <text:p>0.873</text:p>
          </table:table-cell>
          <table:table-cell office:value-type="float" office:value="1.614" calcext:value-type="float">
            <text:p>1.614</text:p>
          </table:table-cell>
          <table:table-cell office:value-type="float" office:value="1.914" calcext:value-type="float">
            <text:p>1.914</text:p>
          </table:table-cell>
          <table:table-cell office:value-type="float" office:value="0.935" calcext:value-type="float">
            <text:p>0.935</text:p>
          </table:table-cell>
          <table:table-cell table:style-name="ce6" table:formula="of:=MIN([.A93:.F93])" office:value-type="float" office:value="0.872" calcext:value-type="float">
            <text:p>0.872</text:p>
          </table:table-cell>
          <table:table-cell table:style-name="ce9" table:formula="of:=MAX([.B93:.F93])" office:value-type="float" office:value="1.914" calcext:value-type="float">
            <text:p>1.914</text:p>
          </table:table-cell>
          <table:table-cell table:style-name="ce10" table:formula="of:=AVERAGE([.B93:.F93])" office:value-type="float" office:value="1.2416" calcext:value-type="float">
            <text:p>1.241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069" calcext:value-type="float">
            <text:p>1.069</text:p>
          </table:table-cell>
          <table:table-cell office:value-type="float" office:value="1.818" calcext:value-type="float">
            <text:p>1.818</text:p>
          </table:table-cell>
          <table:table-cell office:value-type="float" office:value="2.146" calcext:value-type="float">
            <text:p>2.146</text:p>
          </table:table-cell>
          <table:table-cell office:value-type="float" office:value="1.072" calcext:value-type="float">
            <text:p>1.072</text:p>
          </table:table-cell>
          <table:table-cell office:value-type="float" office:value="1.078" calcext:value-type="float">
            <text:p>1.078</text:p>
          </table:table-cell>
          <table:table-cell table:style-name="ce6" table:formula="of:=MIN([.A94:.F94])" office:value-type="float" office:value="1.069" calcext:value-type="float">
            <text:p>1.069</text:p>
          </table:table-cell>
          <table:table-cell table:style-name="ce9" table:formula="of:=MAX([.B94:.F94])" office:value-type="float" office:value="2.146" calcext:value-type="float">
            <text:p>2.146</text:p>
          </table:table-cell>
          <table:table-cell table:style-name="ce10" table:formula="of:=AVERAGE([.B94:.F94])" office:value-type="float" office:value="1.4366" calcext:value-type="float">
            <text:p>1.436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746" calcext:value-type="float">
            <text:p>2.746</text:p>
          </table:table-cell>
          <table:table-cell office:value-type="float" office:value="1.682" calcext:value-type="float">
            <text:p>1.682</text:p>
          </table:table-cell>
          <table:table-cell office:value-type="float" office:value="1.297" calcext:value-type="float">
            <text:p>1.297</text:p>
          </table:table-cell>
          <table:table-cell office:value-type="float" office:value="2.9" calcext:value-type="float">
            <text:p>2.9</text:p>
          </table:table-cell>
          <table:table-cell office:value-type="float" office:value="2.941" calcext:value-type="float">
            <text:p>2.941</text:p>
          </table:table-cell>
          <table:table-cell table:style-name="ce6" table:formula="of:=MIN([.A95:.F95])" office:value-type="float" office:value="1.297" calcext:value-type="float">
            <text:p>1.297</text:p>
          </table:table-cell>
          <table:table-cell table:style-name="ce9" table:formula="of:=MAX([.B95:.F95])" office:value-type="float" office:value="2.941" calcext:value-type="float">
            <text:p>2.941</text:p>
          </table:table-cell>
          <table:table-cell table:style-name="ce10" table:formula="of:=AVERAGE([.B95:.F95])" office:value-type="float" office:value="2.3132" calcext:value-type="float">
            <text:p>2.3132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808" calcext:value-type="float">
            <text:p>2.808</text:p>
          </table:table-cell>
          <table:table-cell office:value-type="float" office:value="2.803" calcext:value-type="float">
            <text:p>2.803</text:p>
          </table:table-cell>
          <table:table-cell office:value-type="float" office:value="2.347" calcext:value-type="float">
            <text:p>2.347</text:p>
          </table:table-cell>
          <table:table-cell office:value-type="float" office:value="3.423" calcext:value-type="float">
            <text:p>3.423</text:p>
          </table:table-cell>
          <table:table-cell office:value-type="float" office:value="2.272" calcext:value-type="float">
            <text:p>2.272</text:p>
          </table:table-cell>
          <table:table-cell table:style-name="ce6" table:formula="of:=MIN([.A96:.F96])" office:value-type="float" office:value="2.272" calcext:value-type="float">
            <text:p>2.272</text:p>
          </table:table-cell>
          <table:table-cell table:style-name="ce9" table:formula="of:=MAX([.B96:.F96])" office:value-type="float" office:value="3.423" calcext:value-type="float">
            <text:p>3.423</text:p>
          </table:table-cell>
          <table:table-cell table:style-name="ce10" table:formula="of:=AVERAGE([.B96:.F96])" office:value-type="float" office:value="2.7306" calcext:value-type="float">
            <text:p>2.7306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515" calcext:value-type="float">
            <text:p>4.515</text:p>
          </table:table-cell>
          <table:table-cell office:value-type="float" office:value="4.048" calcext:value-type="float">
            <text:p>4.048</text:p>
          </table:table-cell>
          <table:table-cell office:value-type="float" office:value="4.026" calcext:value-type="float">
            <text:p>4.026</text:p>
          </table:table-cell>
          <table:table-cell office:value-type="float" office:value="3.858" calcext:value-type="float">
            <text:p>3.858</text:p>
          </table:table-cell>
          <table:table-cell office:value-type="float" office:value="3.885" calcext:value-type="float">
            <text:p>3.885</text:p>
          </table:table-cell>
          <table:table-cell table:style-name="ce6" table:formula="of:=MIN([.A97:.F97])" office:value-type="float" office:value="3.858" calcext:value-type="float">
            <text:p>3.858</text:p>
          </table:table-cell>
          <table:table-cell table:style-name="ce9" table:formula="of:=MAX([.B97:.F97])" office:value-type="float" office:value="4.515" calcext:value-type="float">
            <text:p>4.515</text:p>
          </table:table-cell>
          <table:table-cell table:style-name="ce10" table:formula="of:=AVERAGE([.B97:.F97])" office:value-type="float" office:value="4.0664" calcext:value-type="float">
            <text:p>4.0664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15" calcext:value-type="float">
            <text:p>4.115</text:p>
          </table:table-cell>
          <table:table-cell office:value-type="float" office:value="3.708" calcext:value-type="float">
            <text:p>3.708</text:p>
          </table:table-cell>
          <table:table-cell office:value-type="float" office:value="3.18" calcext:value-type="float">
            <text:p>3.18</text:p>
          </table:table-cell>
          <table:table-cell office:value-type="float" office:value="3.183" calcext:value-type="float">
            <text:p>3.183</text:p>
          </table:table-cell>
          <table:table-cell office:value-type="float" office:value="3.885" calcext:value-type="float">
            <text:p>3.885</text:p>
          </table:table-cell>
          <table:table-cell table:style-name="ce6" table:formula="of:=MIN([.A98:.F98])" office:value-type="float" office:value="3.18" calcext:value-type="float">
            <text:p>3.18</text:p>
          </table:table-cell>
          <table:table-cell table:style-name="ce9" table:formula="of:=MAX([.B98:.F98])" office:value-type="float" office:value="4.115" calcext:value-type="float">
            <text:p>4.115</text:p>
          </table:table-cell>
          <table:table-cell table:style-name="ce10" table:formula="of:=AVERAGE([.B98:.F98])" office:value-type="float" office:value="3.6142" calcext:value-type="float">
            <text:p>3.6142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.135" calcext:value-type="float">
            <text:p>3.135</text:p>
          </table:table-cell>
          <table:table-cell office:value-type="float" office:value="3.815" calcext:value-type="float">
            <text:p>3.815</text:p>
          </table:table-cell>
          <table:table-cell office:value-type="float" office:value="3.926" calcext:value-type="float">
            <text:p>3.926</text:p>
          </table:table-cell>
          <table:table-cell office:value-type="float" office:value="4.061" calcext:value-type="float">
            <text:p>4.061</text:p>
          </table:table-cell>
          <table:table-cell office:value-type="float" office:value="4.199" calcext:value-type="float">
            <text:p>4.199</text:p>
          </table:table-cell>
          <table:table-cell table:style-name="ce6" table:formula="of:=MIN([.A99:.F99])" office:value-type="float" office:value="3.135" calcext:value-type="float">
            <text:p>3.135</text:p>
          </table:table-cell>
          <table:table-cell table:style-name="ce9" table:formula="of:=MAX([.B99:.F99])" office:value-type="float" office:value="4.199" calcext:value-type="float">
            <text:p>4.199</text:p>
          </table:table-cell>
          <table:table-cell table:style-name="ce10" table:formula="of:=AVERAGE([.B99:.F99])" office:value-type="float" office:value="3.8272" calcext:value-type="float">
            <text:p>3.8272</text:p>
          </table:table-cell>
          <table:table-cell table:style-name="ce12"/>
          <table:table-cell table:style-name="ce13" table:number-columns-repeated="5"/>
          <table:table-cell table:number-columns-repeated="1636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034" calcext:value-type="float">
            <text:p>6.034</text:p>
          </table:table-cell>
          <table:table-cell office:value-type="float" office:value="5.875" calcext:value-type="float">
            <text:p>5.875</text:p>
          </table:table-cell>
          <table:table-cell office:value-type="float" office:value="6.052" calcext:value-type="float">
            <text:p>6.052</text:p>
          </table:table-cell>
          <table:table-cell office:value-type="float" office:value="6.103" calcext:value-type="float">
            <text:p>6.103</text:p>
          </table:table-cell>
          <table:table-cell office:value-type="float" office:value="5.937" calcext:value-type="float">
            <text:p>5.937</text:p>
          </table:table-cell>
          <table:table-cell table:style-name="ce6" table:formula="of:=MIN([.A100:.F100])" office:value-type="float" office:value="5.875" calcext:value-type="float">
            <text:p>5.875</text:p>
          </table:table-cell>
          <table:table-cell table:style-name="ce9" table:formula="of:=MAX([.B100:.F100])" office:value-type="float" office:value="6.103" calcext:value-type="float">
            <text:p>6.103</text:p>
          </table:table-cell>
          <table:table-cell table:style-name="ce10" table:formula="of:=AVERAGE([.B100:.F100])" office:value-type="float" office:value="6.0002" calcext:value-type="float">
            <text:p>6.0002</text:p>
          </table:table-cell>
          <table:table-cell table:number-columns-repeated="16375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7.936" calcext:value-type="float">
            <text:p>7.936</text:p>
          </table:table-cell>
          <table:table-cell office:value-type="float" office:value="6.769" calcext:value-type="float">
            <text:p>6.769</text:p>
          </table:table-cell>
          <table:table-cell office:value-type="float" office:value="6.731" calcext:value-type="float">
            <text:p>6.731</text:p>
          </table:table-cell>
          <table:table-cell office:value-type="float" office:value="6.666" calcext:value-type="float">
            <text:p>6.666</text:p>
          </table:table-cell>
          <table:table-cell office:value-type="float" office:value="5.169" calcext:value-type="float">
            <text:p>5.169</text:p>
          </table:table-cell>
          <table:table-cell table:style-name="ce6" table:formula="of:=MIN([.A101:.F101])" office:value-type="float" office:value="5.169" calcext:value-type="float">
            <text:p>5.169</text:p>
          </table:table-cell>
          <table:table-cell table:style-name="ce9" table:formula="of:=MAX([.B101:.F101])" office:value-type="float" office:value="7.936" calcext:value-type="float">
            <text:p>7.936</text:p>
          </table:table-cell>
          <table:table-cell table:style-name="ce10" table:formula="of:=AVERAGE([.B101:.F101])" office:value-type="float" office:value="6.6542" calcext:value-type="float">
            <text:p>6.6542</text:p>
          </table:table-cell>
          <table:table-cell table:number-columns-repeated="16375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.303" calcext:value-type="float">
            <text:p>5.303</text:p>
          </table:table-cell>
          <table:table-cell office:value-type="float" office:value="5.82" calcext:value-type="float">
            <text:p>5.82</text:p>
          </table:table-cell>
          <table:table-cell office:value-type="float" office:value="6.134" calcext:value-type="float">
            <text:p>6.134</text:p>
          </table:table-cell>
          <table:table-cell office:value-type="float" office:value="7.414" calcext:value-type="float">
            <text:p>7.414</text:p>
          </table:table-cell>
          <table:table-cell office:value-type="float" office:value="6.121" calcext:value-type="float">
            <text:p>6.121</text:p>
          </table:table-cell>
          <table:table-cell table:style-name="ce6" table:formula="of:=MIN([.A102:.F102])" office:value-type="float" office:value="5.303" calcext:value-type="float">
            <text:p>5.303</text:p>
          </table:table-cell>
          <table:table-cell table:style-name="ce9" table:formula="of:=MAX([.B102:.F102])" office:value-type="float" office:value="7.414" calcext:value-type="float">
            <text:p>7.414</text:p>
          </table:table-cell>
          <table:table-cell table:style-name="ce10" table:formula="of:=AVERAGE([.B102:.F102])" office:value-type="float" office:value="6.1584" calcext:value-type="float">
            <text:p>6.1584</text:p>
          </table:table-cell>
          <table:table-cell table:number-columns-repeated="16375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.79" calcext:value-type="float">
            <text:p>5.79</text:p>
          </table:table-cell>
          <table:table-cell office:value-type="float" office:value="8.348" calcext:value-type="float">
            <text:p>8.348</text:p>
          </table:table-cell>
          <table:table-cell office:value-type="float" office:value="8.264" calcext:value-type="float">
            <text:p>8.264</text:p>
          </table:table-cell>
          <table:table-cell office:value-type="float" office:value="6.947" calcext:value-type="float">
            <text:p>6.947</text:p>
          </table:table-cell>
          <table:table-cell office:value-type="float" office:value="7.026" calcext:value-type="float">
            <text:p>7.026</text:p>
          </table:table-cell>
          <table:table-cell table:style-name="ce6" table:formula="of:=MIN([.A103:.F103])" office:value-type="float" office:value="5.79" calcext:value-type="float">
            <text:p>5.79</text:p>
          </table:table-cell>
          <table:table-cell table:style-name="ce9" table:formula="of:=MAX([.B103:.F103])" office:value-type="float" office:value="8.348" calcext:value-type="float">
            <text:p>8.348</text:p>
          </table:table-cell>
          <table:table-cell table:style-name="ce10" table:formula="of:=AVERAGE([.B103:.F103])" office:value-type="float" office:value="7.275" calcext:value-type="float">
            <text:p>7.275</text:p>
          </table:table-cell>
          <table:table-cell table:number-columns-repeated="1637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.569" calcext:value-type="float">
            <text:p>6.569</text:p>
          </table:table-cell>
          <table:table-cell office:value-type="float" office:value="9.104" calcext:value-type="float">
            <text:p>9.104</text:p>
          </table:table-cell>
          <table:table-cell office:value-type="float" office:value="6.646" calcext:value-type="float">
            <text:p>6.646</text:p>
          </table:table-cell>
          <table:table-cell office:value-type="float" office:value="7.475" calcext:value-type="float">
            <text:p>7.475</text:p>
          </table:table-cell>
          <table:table-cell office:value-type="float" office:value="7.055" calcext:value-type="float">
            <text:p>7.055</text:p>
          </table:table-cell>
          <table:table-cell table:style-name="ce6" table:formula="of:=MIN([.A104:.F104])" office:value-type="float" office:value="6.569" calcext:value-type="float">
            <text:p>6.569</text:p>
          </table:table-cell>
          <table:table-cell table:style-name="ce9" table:formula="of:=MAX([.B104:.F104])" office:value-type="float" office:value="9.104" calcext:value-type="float">
            <text:p>9.104</text:p>
          </table:table-cell>
          <table:table-cell table:style-name="ce10" table:formula="of:=AVERAGE([.B104:.F104])" office:value-type="float" office:value="7.3698" calcext:value-type="float">
            <text:p>7.3698</text:p>
          </table:table-cell>
          <table:table-cell table:number-columns-repeated="16375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7.445" calcext:value-type="float">
            <text:p>7.445</text:p>
          </table:table-cell>
          <table:table-cell office:value-type="float" office:value="6.563" calcext:value-type="float">
            <text:p>6.563</text:p>
          </table:table-cell>
          <table:table-cell office:value-type="float" office:value="6.553" calcext:value-type="float">
            <text:p>6.553</text:p>
          </table:table-cell>
          <table:table-cell office:value-type="float" office:value="6.945" calcext:value-type="float">
            <text:p>6.945</text:p>
          </table:table-cell>
          <table:table-cell office:value-type="float" office:value="7.526" calcext:value-type="float">
            <text:p>7.526</text:p>
          </table:table-cell>
          <table:table-cell table:style-name="ce6" table:formula="of:=MIN([.A105:.F105])" office:value-type="float" office:value="6.553" calcext:value-type="float">
            <text:p>6.553</text:p>
          </table:table-cell>
          <table:table-cell table:style-name="ce9" table:formula="of:=MAX([.B105:.F105])" office:value-type="float" office:value="7.526" calcext:value-type="float">
            <text:p>7.526</text:p>
          </table:table-cell>
          <table:table-cell table:style-name="ce10" table:formula="of:=AVERAGE([.B105:.F105])" office:value-type="float" office:value="7.0064" calcext:value-type="float">
            <text:p>7.0064</text:p>
          </table:table-cell>
          <table:table-cell table:number-columns-repeated="16375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.604" calcext:value-type="float">
            <text:p>8.604</text:p>
          </table:table-cell>
          <table:table-cell office:value-type="float" office:value="9.132" calcext:value-type="float">
            <text:p>9.132</text:p>
          </table:table-cell>
          <table:table-cell office:value-type="float" office:value="10.889" calcext:value-type="float">
            <text:p>10.889</text:p>
          </table:table-cell>
          <table:table-cell office:value-type="float" office:value="8.712" calcext:value-type="float">
            <text:p>8.712</text:p>
          </table:table-cell>
          <table:table-cell office:value-type="float" office:value="7.188" calcext:value-type="float">
            <text:p>7.188</text:p>
          </table:table-cell>
          <table:table-cell table:style-name="ce6" table:formula="of:=MIN([.A106:.F106])" office:value-type="float" office:value="7.188" calcext:value-type="float">
            <text:p>7.188</text:p>
          </table:table-cell>
          <table:table-cell table:style-name="ce9" table:formula="of:=MAX([.B106:.F106])" office:value-type="float" office:value="10.889" calcext:value-type="float">
            <text:p>10.889</text:p>
          </table:table-cell>
          <table:table-cell table:style-name="ce10" table:formula="of:=AVERAGE([.B106:.F106])" office:value-type="float" office:value="8.905" calcext:value-type="float">
            <text:p>8.905</text:p>
          </table:table-cell>
          <table:table-cell table:number-columns-repeated="16375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8.546" calcext:value-type="float">
            <text:p>8.546</text:p>
          </table:table-cell>
          <table:table-cell office:value-type="float" office:value="10.154" calcext:value-type="float">
            <text:p>10.154</text:p>
          </table:table-cell>
          <table:table-cell office:value-type="float" office:value="8.279" calcext:value-type="float">
            <text:p>8.279</text:p>
          </table:table-cell>
          <table:table-cell office:value-type="float" office:value="8.942" calcext:value-type="float">
            <text:p>8.942</text:p>
          </table:table-cell>
          <table:table-cell office:value-type="float" office:value="7.552" calcext:value-type="float">
            <text:p>7.552</text:p>
          </table:table-cell>
          <table:table-cell table:style-name="ce6" table:formula="of:=MIN([.A107:.F107])" office:value-type="float" office:value="7.552" calcext:value-type="float">
            <text:p>7.552</text:p>
          </table:table-cell>
          <table:table-cell table:style-name="ce9" table:formula="of:=MAX([.B107:.F107])" office:value-type="float" office:value="10.154" calcext:value-type="float">
            <text:p>10.154</text:p>
          </table:table-cell>
          <table:table-cell table:style-name="ce10" table:formula="of:=AVERAGE([.B107:.F107])" office:value-type="float" office:value="8.6946" calcext:value-type="float">
            <text:p>8.6946</text:p>
          </table:table-cell>
          <table:table-cell table:number-columns-repeated="1637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861" calcext:value-type="float">
            <text:p>9.861</text:p>
          </table:table-cell>
          <table:table-cell office:value-type="float" office:value="12.48" calcext:value-type="float">
            <text:p>12.48</text:p>
          </table:table-cell>
          <table:table-cell office:value-type="float" office:value="10.057" calcext:value-type="float">
            <text:p>10.057</text:p>
          </table:table-cell>
          <table:table-cell office:value-type="float" office:value="10.518" calcext:value-type="float">
            <text:p>10.518</text:p>
          </table:table-cell>
          <table:table-cell office:value-type="float" office:value="11.308" calcext:value-type="float">
            <text:p>11.308</text:p>
          </table:table-cell>
          <table:table-cell table:style-name="ce6" table:formula="of:=MIN([.A108:.F108])" office:value-type="float" office:value="9.861" calcext:value-type="float">
            <text:p>9.861</text:p>
          </table:table-cell>
          <table:table-cell table:style-name="ce9" table:formula="of:=MAX([.B108:.F108])" office:value-type="float" office:value="12.48" calcext:value-type="float">
            <text:p>12.48</text:p>
          </table:table-cell>
          <table:table-cell table:style-name="ce10" table:formula="of:=AVERAGE([.B108:.F108])" office:value-type="float" office:value="10.8448" calcext:value-type="float">
            <text:p>10.8448</text:p>
          </table:table-cell>
          <table:table-cell table:number-columns-repeated="16375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1.035" calcext:value-type="float">
            <text:p>11.035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101" calcext:value-type="float">
            <text:p>10.101</text:p>
          </table:table-cell>
          <table:table-cell office:value-type="float" office:value="10.424" calcext:value-type="float">
            <text:p>10.424</text:p>
          </table:table-cell>
          <table:table-cell office:value-type="float" office:value="9.772" calcext:value-type="float">
            <text:p>9.772</text:p>
          </table:table-cell>
          <table:table-cell table:style-name="ce6" table:formula="of:=MIN([.A109:.F109])" office:value-type="float" office:value="9.772" calcext:value-type="float">
            <text:p>9.772</text:p>
          </table:table-cell>
          <table:table-cell table:style-name="ce9" table:formula="of:=MAX([.B109:.F109])" office:value-type="float" office:value="11.035" calcext:value-type="float">
            <text:p>11.035</text:p>
          </table:table-cell>
          <table:table-cell table:style-name="ce10" table:formula="of:=AVERAGE([.B109:.F109])" office:value-type="float" office:value="10.411" calcext:value-type="float">
            <text:p>10.411</text:p>
          </table:table-cell>
          <table:table-cell table:number-columns-repeated="16375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0.363" calcext:value-type="float">
            <text:p>10.363</text:p>
          </table:table-cell>
          <table:table-cell office:value-type="float" office:value="10.388" calcext:value-type="float">
            <text:p>10.388</text:p>
          </table:table-cell>
          <table:table-cell office:value-type="float" office:value="10.899" calcext:value-type="float">
            <text:p>10.899</text:p>
          </table:table-cell>
          <table:table-cell office:value-type="float" office:value="10.944" calcext:value-type="float">
            <text:p>10.944</text:p>
          </table:table-cell>
          <table:table-cell office:value-type="float" office:value="10.955" calcext:value-type="float">
            <text:p>10.955</text:p>
          </table:table-cell>
          <table:table-cell table:style-name="ce6" table:formula="of:=MIN([.A110:.F110])" office:value-type="float" office:value="10.363" calcext:value-type="float">
            <text:p>10.363</text:p>
          </table:table-cell>
          <table:table-cell table:style-name="ce9" table:formula="of:=MAX([.B110:.F110])" office:value-type="float" office:value="10.955" calcext:value-type="float">
            <text:p>10.955</text:p>
          </table:table-cell>
          <table:table-cell table:style-name="ce10" table:formula="of:=AVERAGE([.B110:.F110])" office:value-type="float" office:value="10.7098" calcext:value-type="float">
            <text:p>10.7098</text:p>
          </table:table-cell>
          <table:table-cell table:number-columns-repeated="16375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2.016" calcext:value-type="float">
            <text:p>12.016</text:p>
          </table:table-cell>
          <table:table-cell office:value-type="float" office:value="15.186" calcext:value-type="float">
            <text:p>15.186</text:p>
          </table:table-cell>
          <table:table-cell office:value-type="float" office:value="11.575" calcext:value-type="float">
            <text:p>11.575</text:p>
          </table:table-cell>
          <table:table-cell office:value-type="float" office:value="11.485" calcext:value-type="float">
            <text:p>11.485</text:p>
          </table:table-cell>
          <table:table-cell office:value-type="float" office:value="11.507" calcext:value-type="float">
            <text:p>11.507</text:p>
          </table:table-cell>
          <table:table-cell table:style-name="ce6" table:formula="of:=MIN([.A111:.F111])" office:value-type="float" office:value="11.485" calcext:value-type="float">
            <text:p>11.485</text:p>
          </table:table-cell>
          <table:table-cell table:style-name="ce9" table:formula="of:=MAX([.B111:.F111])" office:value-type="float" office:value="15.186" calcext:value-type="float">
            <text:p>15.186</text:p>
          </table:table-cell>
          <table:table-cell table:style-name="ce10" table:formula="of:=AVERAGE([.B111:.F111])" office:value-type="float" office:value="12.3538" calcext:value-type="float">
            <text:p>12.3538</text:p>
          </table:table-cell>
          <table:table-cell table:number-columns-repeated="1637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.461" calcext:value-type="float">
            <text:p>12.461</text:p>
          </table:table-cell>
          <table:table-cell office:value-type="float" office:value="12.896" calcext:value-type="float">
            <text:p>12.896</text:p>
          </table:table-cell>
          <table:table-cell office:value-type="float" office:value="12.831" calcext:value-type="float">
            <text:p>12.831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062" calcext:value-type="float">
            <text:p>12.062</text:p>
          </table:table-cell>
          <table:table-cell table:style-name="ce6" table:formula="of:=MIN([.A112:.F112])" office:value-type="float" office:value="12.062" calcext:value-type="float">
            <text:p>12.062</text:p>
          </table:table-cell>
          <table:table-cell table:style-name="ce9" table:formula="of:=MAX([.B112:.F112])" office:value-type="float" office:value="12.896" calcext:value-type="float">
            <text:p>12.896</text:p>
          </table:table-cell>
          <table:table-cell table:style-name="ce10" table:formula="of:=AVERAGE([.B112:.F112])" office:value-type="float" office:value="12.465" calcext:value-type="float">
            <text:p>12.465</text:p>
          </table:table-cell>
          <table:table-cell table:number-columns-repeated="16375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3.167" calcext:value-type="float">
            <text:p>13.167</text:p>
          </table:table-cell>
          <table:table-cell office:value-type="float" office:value="14.051" calcext:value-type="float">
            <text:p>14.051</text:p>
          </table:table-cell>
          <table:table-cell office:value-type="float" office:value="12.704" calcext:value-type="float">
            <text:p>12.704</text:p>
          </table:table-cell>
          <table:table-cell office:value-type="float" office:value="13.121" calcext:value-type="float">
            <text:p>13.121</text:p>
          </table:table-cell>
          <table:table-cell office:value-type="float" office:value="14.101" calcext:value-type="float">
            <text:p>14.101</text:p>
          </table:table-cell>
          <table:table-cell table:style-name="ce6" table:formula="of:=MIN([.A113:.F113])" office:value-type="float" office:value="12.704" calcext:value-type="float">
            <text:p>12.704</text:p>
          </table:table-cell>
          <table:table-cell table:style-name="ce9" table:formula="of:=MAX([.B113:.F113])" office:value-type="float" office:value="14.101" calcext:value-type="float">
            <text:p>14.101</text:p>
          </table:table-cell>
          <table:table-cell table:style-name="ce10" table:formula="of:=AVERAGE([.B113:.F113])" office:value-type="float" office:value="13.4288" calcext:value-type="float">
            <text:p>13.4288</text:p>
          </table:table-cell>
          <table:table-cell table:number-columns-repeated="1637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52" calcext:value-type="float">
            <text:p>15.152</text:p>
          </table:table-cell>
          <table:table-cell office:value-type="float" office:value="13.414" calcext:value-type="float">
            <text:p>13.414</text:p>
          </table:table-cell>
          <table:table-cell office:value-type="float" office:value="15.179" calcext:value-type="float">
            <text:p>15.179</text:p>
          </table:table-cell>
          <table:table-cell office:value-type="float" office:value="13.349" calcext:value-type="float">
            <text:p>13.349</text:p>
          </table:table-cell>
          <table:table-cell table:style-name="ce6" table:formula="of:=MIN([.A114:.F114])" office:value-type="float" office:value="13.349" calcext:value-type="float">
            <text:p>13.349</text:p>
          </table:table-cell>
          <table:table-cell table:style-name="ce9" table:formula="of:=MAX([.B114:.F114])" office:value-type="float" office:value="15.179" calcext:value-type="float">
            <text:p>15.179</text:p>
          </table:table-cell>
          <table:table-cell table:style-name="ce10" table:formula="of:=AVERAGE([.B114:.F114])" office:value-type="float" office:value="14.0968" calcext:value-type="float">
            <text:p>14.0968</text:p>
          </table:table-cell>
          <table:table-cell table:number-columns-repeated="16375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5.934" calcext:value-type="float">
            <text:p>15.934</text:p>
          </table:table-cell>
          <table:table-cell office:value-type="float" office:value="15.379" calcext:value-type="float">
            <text:p>15.379</text:p>
          </table:table-cell>
          <table:table-cell office:value-type="float" office:value="14.642" calcext:value-type="float">
            <text:p>14.642</text:p>
          </table:table-cell>
          <table:table-cell office:value-type="float" office:value="15.826" calcext:value-type="float">
            <text:p>15.826</text:p>
          </table:table-cell>
          <table:table-cell office:value-type="float" office:value="22.65" calcext:value-type="float">
            <text:p>22.65</text:p>
          </table:table-cell>
          <table:table-cell table:style-name="ce6" table:formula="of:=MIN([.A115:.F115])" office:value-type="float" office:value="14.642" calcext:value-type="float">
            <text:p>14.642</text:p>
          </table:table-cell>
          <table:table-cell table:style-name="ce9" table:formula="of:=MAX([.B115:.F115])" office:value-type="float" office:value="22.65" calcext:value-type="float">
            <text:p>22.65</text:p>
          </table:table-cell>
          <table:table-cell table:style-name="ce10" table:formula="of:=AVERAGE([.B115:.F115])" office:value-type="float" office:value="16.8862" calcext:value-type="float">
            <text:p>16.8862</text:p>
          </table:table-cell>
          <table:table-cell table:number-columns-repeated="1637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381001" calcext:value-type="float">
            <text:p>26.381001</text:p>
          </table:table-cell>
          <table:table-cell office:value-type="float" office:value="27.811001" calcext:value-type="float">
            <text:p>27.811001</text:p>
          </table:table-cell>
          <table:table-cell office:value-type="float" office:value="29.282" calcext:value-type="float">
            <text:p>29.282</text:p>
          </table:table-cell>
          <table:table-cell office:value-type="float" office:value="27.537001" calcext:value-type="float">
            <text:p>27.537001</text:p>
          </table:table-cell>
          <table:table-cell office:value-type="float" office:value="19.125" calcext:value-type="float">
            <text:p>19.125</text:p>
          </table:table-cell>
          <table:table-cell table:style-name="ce6" table:formula="of:=MIN([.A116:.F116])" office:value-type="float" office:value="19.125" calcext:value-type="float">
            <text:p>19.125</text:p>
          </table:table-cell>
          <table:table-cell table:style-name="ce9" table:formula="of:=MAX([.B116:.F116])" office:value-type="float" office:value="29.282" calcext:value-type="float">
            <text:p>29.282</text:p>
          </table:table-cell>
          <table:table-cell table:style-name="ce10" table:formula="of:=AVERAGE([.B116:.F116])" office:value-type="float" office:value="26.0272006" calcext:value-type="float">
            <text:p>26.0272006</text:p>
          </table:table-cell>
          <table:table-cell table:number-columns-repeated="16375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7.261" calcext:value-type="float">
            <text:p>17.261</text:p>
          </table:table-cell>
          <table:table-cell office:value-type="float" office:value="17.299999" calcext:value-type="float">
            <text:p>17.299999</text:p>
          </table:table-cell>
          <table:table-cell office:value-type="float" office:value="23.080999" calcext:value-type="float">
            <text:p>23.080999</text:p>
          </table:table-cell>
          <table:table-cell office:value-type="float" office:value="29.591" calcext:value-type="float">
            <text:p>29.591</text:p>
          </table:table-cell>
          <table:table-cell office:value-type="float" office:value="29.605" calcext:value-type="float">
            <text:p>29.605</text:p>
          </table:table-cell>
          <table:table-cell table:style-name="ce6" table:formula="of:=MIN([.A117:.F117])" office:value-type="float" office:value="17.261" calcext:value-type="float">
            <text:p>17.261</text:p>
          </table:table-cell>
          <table:table-cell table:style-name="ce9" table:formula="of:=MAX([.B117:.F117])" office:value-type="float" office:value="29.605" calcext:value-type="float">
            <text:p>29.605</text:p>
          </table:table-cell>
          <table:table-cell table:style-name="ce10" table:formula="of:=AVERAGE([.B117:.F117])" office:value-type="float" office:value="23.3675996" calcext:value-type="float">
            <text:p>23.3675996</text:p>
          </table:table-cell>
          <table:table-cell table:number-columns-repeated="16375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3.254002" calcext:value-type="float">
            <text:p>33.254002</text:p>
          </table:table-cell>
          <table:table-cell office:value-type="float" office:value="32.615002" calcext:value-type="float">
            <text:p>32.615002</text:p>
          </table:table-cell>
          <table:table-cell office:value-type="float" office:value="33.118999" calcext:value-type="float">
            <text:p>33.118999</text:p>
          </table:table-cell>
          <table:table-cell office:value-type="float" office:value="32.723" calcext:value-type="float">
            <text:p>32.723</text:p>
          </table:table-cell>
          <table:table-cell office:value-type="float" office:value="31.844999" calcext:value-type="float">
            <text:p>31.844999</text:p>
          </table:table-cell>
          <table:table-cell table:style-name="ce6" table:formula="of:=MIN([.A118:.F118])" office:value-type="float" office:value="31.844999" calcext:value-type="float">
            <text:p>31.844999</text:p>
          </table:table-cell>
          <table:table-cell table:style-name="ce9" table:formula="of:=MAX([.B118:.F118])" office:value-type="float" office:value="33.254002" calcext:value-type="float">
            <text:p>33.254002</text:p>
          </table:table-cell>
          <table:table-cell table:style-name="ce10" table:formula="of:=AVERAGE([.B118:.F118])" office:value-type="float" office:value="32.7112004" calcext:value-type="float">
            <text:p>32.7112004</text:p>
          </table:table-cell>
          <table:table-cell table:number-columns-repeated="16375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34.935001" calcext:value-type="float">
            <text:p>34.935001</text:p>
          </table:table-cell>
          <table:table-cell office:value-type="float" office:value="33.383999" calcext:value-type="float">
            <text:p>33.383999</text:p>
          </table:table-cell>
          <table:table-cell office:value-type="float" office:value="34.816002" calcext:value-type="float">
            <text:p>34.816002</text:p>
          </table:table-cell>
          <table:table-cell office:value-type="float" office:value="34.728001" calcext:value-type="float">
            <text:p>34.728001</text:p>
          </table:table-cell>
          <table:table-cell office:value-type="float" office:value="34.224998" calcext:value-type="float">
            <text:p>34.224998</text:p>
          </table:table-cell>
          <table:table-cell table:style-name="ce6" table:formula="of:=MIN([.A119:.F119])" office:value-type="float" office:value="33.383999" calcext:value-type="float">
            <text:p>33.383999</text:p>
          </table:table-cell>
          <table:table-cell table:style-name="ce9" table:formula="of:=MAX([.B119:.F119])" office:value-type="float" office:value="34.935001" calcext:value-type="float">
            <text:p>34.935001</text:p>
          </table:table-cell>
          <table:table-cell table:style-name="ce10" table:formula="of:=AVERAGE([.B119:.F119])" office:value-type="float" office:value="34.4176002" calcext:value-type="float">
            <text:p>34.4176002</text:p>
          </table:table-cell>
          <table:table-cell table:number-columns-repeated="16375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4.231998" calcext:value-type="float">
            <text:p>34.231998</text:p>
          </table:table-cell>
          <table:table-cell office:value-type="float" office:value="36.433998" calcext:value-type="float">
            <text:p>36.433998</text:p>
          </table:table-cell>
          <table:table-cell office:value-type="float" office:value="35.848" calcext:value-type="float">
            <text:p>35.848</text:p>
          </table:table-cell>
          <table:table-cell office:value-type="float" office:value="37.140999" calcext:value-type="float">
            <text:p>37.140999</text:p>
          </table:table-cell>
          <table:table-cell office:value-type="float" office:value="34.540001" calcext:value-type="float">
            <text:p>34.540001</text:p>
          </table:table-cell>
          <table:table-cell table:style-name="ce6" table:formula="of:=MIN([.A120:.F120])" office:value-type="float" office:value="34.231998" calcext:value-type="float">
            <text:p>34.231998</text:p>
          </table:table-cell>
          <table:table-cell table:style-name="ce9" table:formula="of:=MAX([.B120:.F120])" office:value-type="float" office:value="37.140999" calcext:value-type="float">
            <text:p>37.140999</text:p>
          </table:table-cell>
          <table:table-cell table:style-name="ce10" table:formula="of:=AVERAGE([.B120:.F120])" office:value-type="float" office:value="35.6389992" calcext:value-type="float">
            <text:p>35.6389992</text:p>
          </table:table-cell>
          <table:table-cell table:number-columns-repeated="16375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8.041" calcext:value-type="float">
            <text:p>38.041</text:p>
          </table:table-cell>
          <table:table-cell office:value-type="float" office:value="37.650002" calcext:value-type="float">
            <text:p>37.650002</text:p>
          </table:table-cell>
          <table:table-cell office:value-type="float" office:value="38.858002" calcext:value-type="float">
            <text:p>38.858002</text:p>
          </table:table-cell>
          <table:table-cell office:value-type="float" office:value="37.896" calcext:value-type="float">
            <text:p>37.896</text:p>
          </table:table-cell>
          <table:table-cell office:value-type="float" office:value="36.776001" calcext:value-type="float">
            <text:p>36.776001</text:p>
          </table:table-cell>
          <table:table-cell table:style-name="ce6" table:formula="of:=MIN([.A121:.F121])" office:value-type="float" office:value="36.776001" calcext:value-type="float">
            <text:p>36.776001</text:p>
          </table:table-cell>
          <table:table-cell table:style-name="ce9" table:formula="of:=MAX([.B121:.F121])" office:value-type="float" office:value="38.858002" calcext:value-type="float">
            <text:p>38.858002</text:p>
          </table:table-cell>
          <table:table-cell table:style-name="ce10" table:formula="of:=AVERAGE([.B121:.F121])" office:value-type="float" office:value="37.844201" calcext:value-type="float">
            <text:p>37.844201</text:p>
          </table:table-cell>
          <table:table-cell table:number-columns-repeated="16375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0.908001" calcext:value-type="float">
            <text:p>40.908001</text:p>
          </table:table-cell>
          <table:table-cell office:value-type="float" office:value="40.386002" calcext:value-type="float">
            <text:p>40.386002</text:p>
          </table:table-cell>
          <table:table-cell office:value-type="float" office:value="40.397999" calcext:value-type="float">
            <text:p>40.397999</text:p>
          </table:table-cell>
          <table:table-cell office:value-type="float" office:value="40.655998" calcext:value-type="float">
            <text:p>40.655998</text:p>
          </table:table-cell>
          <table:table-cell office:value-type="float" office:value="39.983002" calcext:value-type="float">
            <text:p>39.983002</text:p>
          </table:table-cell>
          <table:table-cell table:style-name="ce6" table:formula="of:=MIN([.A122:.F122])" office:value-type="float" office:value="39.983002" calcext:value-type="float">
            <text:p>39.983002</text:p>
          </table:table-cell>
          <table:table-cell table:style-name="ce9" table:formula="of:=MAX([.B122:.F122])" office:value-type="float" office:value="40.908001" calcext:value-type="float">
            <text:p>40.908001</text:p>
          </table:table-cell>
          <table:table-cell table:style-name="ce10" table:formula="of:=AVERAGE([.B122:.F122])" office:value-type="float" office:value="40.4662004" calcext:value-type="float">
            <text:p>40.4662004</text:p>
          </table:table-cell>
          <table:table-cell table:number-columns-repeated="16375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2.780998" calcext:value-type="float">
            <text:p>42.780998</text:p>
          </table:table-cell>
          <table:table-cell office:value-type="float" office:value="43.609001" calcext:value-type="float">
            <text:p>43.609001</text:p>
          </table:table-cell>
          <table:table-cell office:value-type="float" office:value="42.148998" calcext:value-type="float">
            <text:p>42.148998</text:p>
          </table:table-cell>
          <table:table-cell office:value-type="float" office:value="41.782001" calcext:value-type="float">
            <text:p>41.782001</text:p>
          </table:table-cell>
          <table:table-cell office:value-type="float" office:value="42.566002" calcext:value-type="float">
            <text:p>42.566002</text:p>
          </table:table-cell>
          <table:table-cell table:style-name="ce6" table:formula="of:=MIN([.A123:.F123])" office:value-type="float" office:value="41.782001" calcext:value-type="float">
            <text:p>41.782001</text:p>
          </table:table-cell>
          <table:table-cell table:style-name="ce9" table:formula="of:=MAX([.B123:.F123])" office:value-type="float" office:value="43.609001" calcext:value-type="float">
            <text:p>43.609001</text:p>
          </table:table-cell>
          <table:table-cell table:style-name="ce10" table:formula="of:=AVERAGE([.B123:.F123])" office:value-type="float" office:value="42.5774" calcext:value-type="float">
            <text:p>42.5774</text:p>
          </table:table-cell>
          <table:table-cell table:number-columns-repeated="1637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.890999" calcext:value-type="float">
            <text:p>44.890999</text:p>
          </table:table-cell>
          <table:table-cell office:value-type="float" office:value="44.666" calcext:value-type="float">
            <text:p>44.666</text:p>
          </table:table-cell>
          <table:table-cell office:value-type="float" office:value="45.453999" calcext:value-type="float">
            <text:p>45.453999</text:p>
          </table:table-cell>
          <table:table-cell office:value-type="float" office:value="44.675999" calcext:value-type="float">
            <text:p>44.675999</text:p>
          </table:table-cell>
          <table:table-cell office:value-type="float" office:value="45.098999" calcext:value-type="float">
            <text:p>45.098999</text:p>
          </table:table-cell>
          <table:table-cell table:style-name="ce6" table:formula="of:=MIN([.A124:.F124])" office:value-type="float" office:value="44.666" calcext:value-type="float">
            <text:p>44.666</text:p>
          </table:table-cell>
          <table:table-cell table:style-name="ce9" table:formula="of:=MAX([.B124:.F124])" office:value-type="float" office:value="45.453999" calcext:value-type="float">
            <text:p>45.453999</text:p>
          </table:table-cell>
          <table:table-cell table:style-name="ce10" table:formula="of:=AVERAGE([.B124:.F124])" office:value-type="float" office:value="44.9571992" calcext:value-type="float">
            <text:p>44.95719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BBLE SORT OPTIMIZED AVERAGE RESULTS</text:p>
          </table:table-cell>
          <table:table-cell table:number-columns-repeated="5"/>
          <table:table-cell table:style-name="ce6" table:formula="of:=MIN([.A125:.F125])" office:value-type="float" office:value="0" calcext:value-type="float">
            <text:p>0</text:p>
          </table:table-cell>
          <table:table-cell table:style-name="ce9" table:formula="of:=MAX([.B125:.F125])" office:value-type="float" office:value="0" calcext:value-type="float">
            <text:p>0</text:p>
          </table:table-cell>
          <table:table-cell table:style-name="ce10" table:formula="of:=AVERAGE([.B125:.F125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style-name="ce6" table:formula="of:=MIN([.A126:.F126])" office:value-type="float" office:value="0.01" calcext:value-type="float">
            <text:p>0.01</text:p>
          </table:table-cell>
          <table:table-cell table:style-name="ce9" table:formula="of:=MAX([.B126:.F126])" office:value-type="float" office:value="0.012" calcext:value-type="float">
            <text:p>0.012</text:p>
          </table:table-cell>
          <table:table-cell table:style-name="ce10" table:formula="of:=AVERAGE([.B126:.F126])" office:value-type="float" office:value="0.011" calcext:value-type="float">
            <text:p>0.011</text:p>
          </table:table-cell>
          <table:table-cell table:number-columns-repeated="1637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6" table:formula="of:=MIN([.A127:.F127])" office:value-type="float" office:value="0.05" calcext:value-type="float">
            <text:p>0.05</text:p>
          </table:table-cell>
          <table:table-cell table:style-name="ce9" table:formula="of:=MAX([.B127:.F127])" office:value-type="float" office:value="0.051" calcext:value-type="float">
            <text:p>0.051</text:p>
          </table:table-cell>
          <table:table-cell table:style-name="ce10" table:formula="of:=AVERAGE([.B127:.F127])" office:value-type="float" office:value="0.0502" calcext:value-type="float">
            <text:p>0.0502</text:p>
          </table:table-cell>
          <table:table-cell table:number-columns-repeated="1637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25" calcext:value-type="float">
            <text:p>0.125</text:p>
          </table:table-cell>
          <table:table-cell table:style-name="ce6" table:formula="of:=MIN([.A128:.F128])" office:value-type="float" office:value="0.123" calcext:value-type="float">
            <text:p>0.123</text:p>
          </table:table-cell>
          <table:table-cell table:style-name="ce9" table:formula="of:=MAX([.B128:.F128])" office:value-type="float" office:value="0.125" calcext:value-type="float">
            <text:p>0.125</text:p>
          </table:table-cell>
          <table:table-cell table:style-name="ce10" table:formula="of:=AVERAGE([.B128:.F128])" office:value-type="float" office:value="0.1244" calcext:value-type="float">
            <text:p>0.1244</text:p>
          </table:table-cell>
          <table:table-cell table:number-columns-repeated="1637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35" calcext:value-type="float">
            <text:p>0.235</text:p>
          </table:table-cell>
          <table:table-cell table:style-name="ce6" table:formula="of:=MIN([.A129:.F129])" office:value-type="float" office:value="0.232" calcext:value-type="float">
            <text:p>0.232</text:p>
          </table:table-cell>
          <table:table-cell table:style-name="ce9" table:formula="of:=MAX([.B129:.F129])" office:value-type="float" office:value="0.271" calcext:value-type="float">
            <text:p>0.271</text:p>
          </table:table-cell>
          <table:table-cell table:style-name="ce10" table:formula="of:=AVERAGE([.B129:.F129])" office:value-type="float" office:value="0.2436" calcext:value-type="float">
            <text:p>0.2436</text:p>
          </table:table-cell>
          <table:table-cell table:number-columns-repeated="1637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509" calcext:value-type="float">
            <text:p>0.509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4" calcext:value-type="float">
            <text:p>0.774</text:p>
          </table:table-cell>
          <table:table-cell table:style-name="ce6" table:formula="of:=MIN([.A130:.F130])" office:value-type="float" office:value="0.509" calcext:value-type="float">
            <text:p>0.509</text:p>
          </table:table-cell>
          <table:table-cell table:style-name="ce9" table:formula="of:=MAX([.B130:.F130])" office:value-type="float" office:value="0.833" calcext:value-type="float">
            <text:p>0.833</text:p>
          </table:table-cell>
          <table:table-cell table:style-name="ce10" table:formula="of:=AVERAGE([.B130:.F130])" office:value-type="float" office:value="0.7494" calcext:value-type="float">
            <text:p>0.7494</text:p>
          </table:table-cell>
          <table:table-cell table:number-columns-repeated="1637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6" calcext:value-type="float">
            <text:p>0.5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6" calcext:value-type="float">
            <text:p>0.586</text:p>
          </table:table-cell>
          <table:table-cell office:value-type="float" office:value="1.207" calcext:value-type="float">
            <text:p>1.207</text:p>
          </table:table-cell>
          <table:table-cell table:style-name="ce6" table:formula="of:=MIN([.A131:.F131])" office:value-type="float" office:value="0.56" calcext:value-type="float">
            <text:p>0.56</text:p>
          </table:table-cell>
          <table:table-cell table:style-name="ce9" table:formula="of:=MAX([.B131:.F131])" office:value-type="float" office:value="1.207" calcext:value-type="float">
            <text:p>1.207</text:p>
          </table:table-cell>
          <table:table-cell table:style-name="ce10" table:formula="of:=AVERAGE([.B131:.F131])" office:value-type="float" office:value="0.6954" calcext:value-type="float">
            <text:p>0.6954</text:p>
          </table:table-cell>
          <table:table-cell table:number-columns-repeated="1637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801" calcext:value-type="float">
            <text:p>1.8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6" calcext:value-type="float">
            <text:p>0.786</text:p>
          </table:table-cell>
          <table:table-cell office:value-type="float" office:value="1.802" calcext:value-type="float">
            <text:p>1.802</text:p>
          </table:table-cell>
          <table:table-cell table:style-name="ce6" table:formula="of:=MIN([.A132:.F132])" office:value-type="float" office:value="0.786" calcext:value-type="float">
            <text:p>0.786</text:p>
          </table:table-cell>
          <table:table-cell table:style-name="ce9" table:formula="of:=MAX([.B132:.F132])" office:value-type="float" office:value="1.802" calcext:value-type="float">
            <text:p>1.802</text:p>
          </table:table-cell>
          <table:table-cell table:style-name="ce10" table:formula="of:=AVERAGE([.B132:.F132])" office:value-type="float" office:value="1.2524" calcext:value-type="float">
            <text:p>1.2524</text:p>
          </table:table-cell>
          <table:table-cell table:number-columns-repeated="1637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03" calcext:value-type="float">
            <text:p>1.903</text:p>
          </table:table-cell>
          <table:table-cell office:value-type="float" office:value="1.027" calcext:value-type="float">
            <text:p>1.027</text:p>
          </table:table-cell>
          <table:table-cell office:value-type="float" office:value="1.104" calcext:value-type="float">
            <text:p>1.104</text:p>
          </table:table-cell>
          <table:table-cell office:value-type="float" office:value="2.231" calcext:value-type="float">
            <text:p>2.231</text:p>
          </table:table-cell>
          <table:table-cell office:value-type="float" office:value="1.63" calcext:value-type="float">
            <text:p>1.63</text:p>
          </table:table-cell>
          <table:table-cell table:style-name="ce6" table:formula="of:=MIN([.A133:.F133])" office:value-type="float" office:value="1.027" calcext:value-type="float">
            <text:p>1.027</text:p>
          </table:table-cell>
          <table:table-cell table:style-name="ce9" table:formula="of:=MAX([.B133:.F133])" office:value-type="float" office:value="2.231" calcext:value-type="float">
            <text:p>2.231</text:p>
          </table:table-cell>
          <table:table-cell table:style-name="ce10" table:formula="of:=AVERAGE([.B133:.F133])" office:value-type="float" office:value="1.579" calcext:value-type="float">
            <text:p>1.579</text:p>
          </table:table-cell>
          <table:table-cell table:number-columns-repeated="1637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.406" calcext:value-type="float">
            <text:p>1.406</text:p>
          </table:table-cell>
          <table:table-cell office:value-type="float" office:value="2.509" calcext:value-type="float">
            <text:p>2.509</text:p>
          </table:table-cell>
          <table:table-cell office:value-type="float" office:value="2.089" calcext:value-type="float">
            <text:p>2.089</text:p>
          </table:table-cell>
          <table:table-cell office:value-type="float" office:value="2.847" calcext:value-type="float">
            <text:p>2.847</text:p>
          </table:table-cell>
          <table:table-cell office:value-type="float" office:value="2.066" calcext:value-type="float">
            <text:p>2.066</text:p>
          </table:table-cell>
          <table:table-cell table:style-name="ce6" table:formula="of:=MIN([.A134:.F134])" office:value-type="float" office:value="1.406" calcext:value-type="float">
            <text:p>1.406</text:p>
          </table:table-cell>
          <table:table-cell table:style-name="ce9" table:formula="of:=MAX([.B134:.F134])" office:value-type="float" office:value="2.847" calcext:value-type="float">
            <text:p>2.847</text:p>
          </table:table-cell>
          <table:table-cell table:style-name="ce10" table:formula="of:=AVERAGE([.B134:.F134])" office:value-type="float" office:value="2.1834" calcext:value-type="float">
            <text:p>2.1834</text:p>
          </table:table-cell>
          <table:table-cell table:number-columns-repeated="1637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.248" calcext:value-type="float">
            <text:p>4.248</text:p>
          </table:table-cell>
          <table:table-cell office:value-type="float" office:value="1.866" calcext:value-type="float">
            <text:p>1.866</text:p>
          </table:table-cell>
          <table:table-cell office:value-type="float" office:value="2.957" calcext:value-type="float">
            <text:p>2.957</text:p>
          </table:table-cell>
          <table:table-cell office:value-type="float" office:value="2.465" calcext:value-type="float">
            <text:p>2.465</text:p>
          </table:table-cell>
          <table:table-cell office:value-type="float" office:value="3.565" calcext:value-type="float">
            <text:p>3.565</text:p>
          </table:table-cell>
          <table:table-cell table:style-name="ce6" table:formula="of:=MIN([.A135:.F135])" office:value-type="float" office:value="1.866" calcext:value-type="float">
            <text:p>1.866</text:p>
          </table:table-cell>
          <table:table-cell table:style-name="ce9" table:formula="of:=MAX([.B135:.F135])" office:value-type="float" office:value="4.248" calcext:value-type="float">
            <text:p>4.248</text:p>
          </table:table-cell>
          <table:table-cell table:style-name="ce10" table:formula="of:=AVERAGE([.B135:.F135])" office:value-type="float" office:value="3.0202" calcext:value-type="float">
            <text:p>3.0202</text:p>
          </table:table-cell>
          <table:table-cell table:number-columns-repeated="1637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191" calcext:value-type="float">
            <text:p>2.191</text:p>
          </table:table-cell>
          <table:table-cell office:value-type="float" office:value="4.577" calcext:value-type="float">
            <text:p>4.577</text:p>
          </table:table-cell>
          <table:table-cell office:value-type="float" office:value="3.508" calcext:value-type="float">
            <text:p>3.508</text:p>
          </table:table-cell>
          <table:table-cell office:value-type="float" office:value="2.597" calcext:value-type="float">
            <text:p>2.597</text:p>
          </table:table-cell>
          <table:table-cell office:value-type="float" office:value="3.808" calcext:value-type="float">
            <text:p>3.808</text:p>
          </table:table-cell>
          <table:table-cell table:style-name="ce6" table:formula="of:=MIN([.A136:.F136])" office:value-type="float" office:value="2.191" calcext:value-type="float">
            <text:p>2.191</text:p>
          </table:table-cell>
          <table:table-cell table:style-name="ce9" table:formula="of:=MAX([.B136:.F136])" office:value-type="float" office:value="4.577" calcext:value-type="float">
            <text:p>4.577</text:p>
          </table:table-cell>
          <table:table-cell table:style-name="ce10" table:formula="of:=AVERAGE([.B136:.F136])" office:value-type="float" office:value="3.3362" calcext:value-type="float">
            <text:p>3.3362</text:p>
          </table:table-cell>
          <table:table-cell table:number-columns-repeated="1637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663" calcext:value-type="float">
            <text:p>4.663</text:p>
          </table:table-cell>
          <table:table-cell office:value-type="float" office:value="5.644" calcext:value-type="float">
            <text:p>5.644</text:p>
          </table:table-cell>
          <table:table-cell office:value-type="float" office:value="2.792" calcext:value-type="float">
            <text:p>2.792</text:p>
          </table:table-cell>
          <table:table-cell office:value-type="float" office:value="4.828" calcext:value-type="float">
            <text:p>4.828</text:p>
          </table:table-cell>
          <table:table-cell office:value-type="float" office:value="4.275" calcext:value-type="float">
            <text:p>4.275</text:p>
          </table:table-cell>
          <table:table-cell table:style-name="ce6" table:formula="of:=MIN([.A137:.F137])" office:value-type="float" office:value="2.792" calcext:value-type="float">
            <text:p>2.792</text:p>
          </table:table-cell>
          <table:table-cell table:style-name="ce9" table:formula="of:=MAX([.B137:.F137])" office:value-type="float" office:value="5.644" calcext:value-type="float">
            <text:p>5.644</text:p>
          </table:table-cell>
          <table:table-cell table:style-name="ce10" table:formula="of:=AVERAGE([.B137:.F137])" office:value-type="float" office:value="4.4404" calcext:value-type="float">
            <text:p>4.4404</text:p>
          </table:table-cell>
          <table:table-cell table:number-columns-repeated="16375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.882" calcext:value-type="float">
            <text:p>3.882</text:p>
          </table:table-cell>
          <table:table-cell office:value-type="float" office:value="5.091" calcext:value-type="float">
            <text:p>5.091</text:p>
          </table:table-cell>
          <table:table-cell office:value-type="float" office:value="3.657" calcext:value-type="float">
            <text:p>3.657</text:p>
          </table:table-cell>
          <table:table-cell office:value-type="float" office:value="4.9" calcext:value-type="float">
            <text:p>4.9</text:p>
          </table:table-cell>
          <table:table-cell office:value-type="float" office:value="4.366" calcext:value-type="float">
            <text:p>4.366</text:p>
          </table:table-cell>
          <table:table-cell table:style-name="ce6" table:formula="of:=MIN([.A138:.F138])" office:value-type="float" office:value="3.657" calcext:value-type="float">
            <text:p>3.657</text:p>
          </table:table-cell>
          <table:table-cell table:style-name="ce9" table:formula="of:=MAX([.B138:.F138])" office:value-type="float" office:value="5.091" calcext:value-type="float">
            <text:p>5.091</text:p>
          </table:table-cell>
          <table:table-cell table:style-name="ce10" table:formula="of:=AVERAGE([.B138:.F138])" office:value-type="float" office:value="4.3792" calcext:value-type="float">
            <text:p>4.3792</text:p>
          </table:table-cell>
          <table:table-cell table:number-columns-repeated="1637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.21" calcext:value-type="float">
            <text:p>5.21</text:p>
          </table:table-cell>
          <table:table-cell office:value-type="float" office:value="5.181" calcext:value-type="float">
            <text:p>5.181</text:p>
          </table:table-cell>
          <table:table-cell office:value-type="float" office:value="5.168" calcext:value-type="float">
            <text:p>5.168</text:p>
          </table:table-cell>
          <table:table-cell office:value-type="float" office:value="5.16" calcext:value-type="float">
            <text:p>5.16</text:p>
          </table:table-cell>
          <table:table-cell office:value-type="float" office:value="5.035" calcext:value-type="float">
            <text:p>5.035</text:p>
          </table:table-cell>
          <table:table-cell table:style-name="ce6" table:formula="of:=MIN([.A139:.F139])" office:value-type="float" office:value="5.035" calcext:value-type="float">
            <text:p>5.035</text:p>
          </table:table-cell>
          <table:table-cell table:style-name="ce9" table:formula="of:=MAX([.B139:.F139])" office:value-type="float" office:value="5.21" calcext:value-type="float">
            <text:p>5.21</text:p>
          </table:table-cell>
          <table:table-cell table:style-name="ce10" table:formula="of:=AVERAGE([.B139:.F139])" office:value-type="float" office:value="5.1508" calcext:value-type="float">
            <text:p>5.1508</text:p>
          </table:table-cell>
          <table:table-cell table:number-columns-repeated="16375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.656" calcext:value-type="float">
            <text:p>5.656</text:p>
          </table:table-cell>
          <table:table-cell office:value-type="float" office:value="5.586" calcext:value-type="float">
            <text:p>5.586</text:p>
          </table:table-cell>
          <table:table-cell office:value-type="float" office:value="5.633" calcext:value-type="float">
            <text:p>5.633</text:p>
          </table:table-cell>
          <table:table-cell office:value-type="float" office:value="5.63" calcext:value-type="float">
            <text:p>5.63</text:p>
          </table:table-cell>
          <table:table-cell office:value-type="float" office:value="5.582" calcext:value-type="float">
            <text:p>5.582</text:p>
          </table:table-cell>
          <table:table-cell table:style-name="ce6" table:formula="of:=MIN([.A140:.F140])" office:value-type="float" office:value="5.582" calcext:value-type="float">
            <text:p>5.582</text:p>
          </table:table-cell>
          <table:table-cell table:style-name="ce9" table:formula="of:=MAX([.B140:.F140])" office:value-type="float" office:value="5.656" calcext:value-type="float">
            <text:p>5.656</text:p>
          </table:table-cell>
          <table:table-cell table:style-name="ce10" table:formula="of:=AVERAGE([.B140:.F140])" office:value-type="float" office:value="5.6174" calcext:value-type="float">
            <text:p>5.6174</text:p>
          </table:table-cell>
          <table:table-cell table:number-columns-repeated="1637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591" calcext:value-type="float">
            <text:p>6.591</text:p>
          </table:table-cell>
          <table:table-cell office:value-type="float" office:value="6.286" calcext:value-type="float">
            <text:p>6.286</text:p>
          </table:table-cell>
          <table:table-cell office:value-type="float" office:value="6.371" calcext:value-type="float">
            <text:p>6.371</text:p>
          </table:table-cell>
          <table:table-cell office:value-type="float" office:value="6.278" calcext:value-type="float">
            <text:p>6.278</text:p>
          </table:table-cell>
          <table:table-cell office:value-type="float" office:value="6.599" calcext:value-type="float">
            <text:p>6.599</text:p>
          </table:table-cell>
          <table:table-cell table:style-name="ce6" table:formula="of:=MIN([.A141:.F141])" office:value-type="float" office:value="6.278" calcext:value-type="float">
            <text:p>6.278</text:p>
          </table:table-cell>
          <table:table-cell table:style-name="ce9" table:formula="of:=MAX([.B141:.F141])" office:value-type="float" office:value="6.599" calcext:value-type="float">
            <text:p>6.599</text:p>
          </table:table-cell>
          <table:table-cell table:style-name="ce10" table:formula="of:=AVERAGE([.B141:.F141])" office:value-type="float" office:value="6.425" calcext:value-type="float">
            <text:p>6.425</text:p>
          </table:table-cell>
          <table:table-cell table:number-columns-repeated="16375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.076" calcext:value-type="float">
            <text:p>8.076</text:p>
          </table:table-cell>
          <table:table-cell office:value-type="float" office:value="6.997" calcext:value-type="float">
            <text:p>6.997</text:p>
          </table:table-cell>
          <table:table-cell office:value-type="float" office:value="7.74" calcext:value-type="float">
            <text:p>7.74</text:p>
          </table:table-cell>
          <table:table-cell office:value-type="float" office:value="7.66" calcext:value-type="float">
            <text:p>7.66</text:p>
          </table:table-cell>
          <table:table-cell office:value-type="float" office:value="6.776" calcext:value-type="float">
            <text:p>6.776</text:p>
          </table:table-cell>
          <table:table-cell table:style-name="ce6" table:formula="of:=MIN([.A142:.F142])" office:value-type="float" office:value="6.776" calcext:value-type="float">
            <text:p>6.776</text:p>
          </table:table-cell>
          <table:table-cell table:style-name="ce9" table:formula="of:=MAX([.B142:.F142])" office:value-type="float" office:value="8.076" calcext:value-type="float">
            <text:p>8.076</text:p>
          </table:table-cell>
          <table:table-cell table:style-name="ce10" table:formula="of:=AVERAGE([.B142:.F142])" office:value-type="float" office:value="7.4498" calcext:value-type="float">
            <text:p>7.4498</text:p>
          </table:table-cell>
          <table:table-cell table:number-columns-repeated="16375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.371" calcext:value-type="float">
            <text:p>8.371</text:p>
          </table:table-cell>
          <table:table-cell office:value-type="float" office:value="8.479" calcext:value-type="float">
            <text:p>8.479</text:p>
          </table:table-cell>
          <table:table-cell office:value-type="float" office:value="7.956" calcext:value-type="float">
            <text:p>7.956</text:p>
          </table:table-cell>
          <table:table-cell office:value-type="float" office:value="8.952" calcext:value-type="float">
            <text:p>8.952</text:p>
          </table:table-cell>
          <table:table-cell office:value-type="float" office:value="7.677" calcext:value-type="float">
            <text:p>7.677</text:p>
          </table:table-cell>
          <table:table-cell table:style-name="ce6" table:formula="of:=MIN([.A143:.F143])" office:value-type="float" office:value="7.677" calcext:value-type="float">
            <text:p>7.677</text:p>
          </table:table-cell>
          <table:table-cell table:style-name="ce9" table:formula="of:=MAX([.B143:.F143])" office:value-type="float" office:value="8.952" calcext:value-type="float">
            <text:p>8.952</text:p>
          </table:table-cell>
          <table:table-cell table:style-name="ce10" table:formula="of:=AVERAGE([.B143:.F143])" office:value-type="float" office:value="8.287" calcext:value-type="float">
            <text:p>8.287</text:p>
          </table:table-cell>
          <table:table-cell table:number-columns-repeated="16375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9.681" calcext:value-type="float">
            <text:p>9.681</text:p>
          </table:table-cell>
          <table:table-cell office:value-type="float" office:value="9.505" calcext:value-type="float">
            <text:p>9.505</text:p>
          </table:table-cell>
          <table:table-cell office:value-type="float" office:value="8.655" calcext:value-type="float">
            <text:p>8.655</text:p>
          </table:table-cell>
          <table:table-cell office:value-type="float" office:value="10.005" calcext:value-type="float">
            <text:p>10.005</text:p>
          </table:table-cell>
          <table:table-cell office:value-type="float" office:value="8.869" calcext:value-type="float">
            <text:p>8.869</text:p>
          </table:table-cell>
          <table:table-cell table:style-name="ce6" table:formula="of:=MIN([.A144:.F144])" office:value-type="float" office:value="8.655" calcext:value-type="float">
            <text:p>8.655</text:p>
          </table:table-cell>
          <table:table-cell table:style-name="ce9" table:formula="of:=MAX([.B144:.F144])" office:value-type="float" office:value="10.005" calcext:value-type="float">
            <text:p>10.005</text:p>
          </table:table-cell>
          <table:table-cell table:style-name="ce10" table:formula="of:=AVERAGE([.B144:.F144])" office:value-type="float" office:value="9.343" calcext:value-type="float">
            <text:p>9.343</text:p>
          </table:table-cell>
          <table:table-cell table:number-columns-repeated="1637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116" calcext:value-type="float">
            <text:p>11.116</text:p>
          </table:table-cell>
          <table:table-cell office:value-type="float" office:value="9.638" calcext:value-type="float">
            <text:p>9.638</text:p>
          </table:table-cell>
          <table:table-cell office:value-type="float" office:value="10.448" calcext:value-type="float">
            <text:p>10.448</text:p>
          </table:table-cell>
          <table:table-cell office:value-type="float" office:value="12.33" calcext:value-type="float">
            <text:p>12.33</text:p>
          </table:table-cell>
          <table:table-cell office:value-type="float" office:value="11.627" calcext:value-type="float">
            <text:p>11.627</text:p>
          </table:table-cell>
          <table:table-cell table:style-name="ce6" table:formula="of:=MIN([.A145:.F145])" office:value-type="float" office:value="9.638" calcext:value-type="float">
            <text:p>9.638</text:p>
          </table:table-cell>
          <table:table-cell table:style-name="ce9" table:formula="of:=MAX([.B145:.F145])" office:value-type="float" office:value="12.33" calcext:value-type="float">
            <text:p>12.33</text:p>
          </table:table-cell>
          <table:table-cell table:style-name="ce10" table:formula="of:=AVERAGE([.B145:.F145])" office:value-type="float" office:value="11.0318" calcext:value-type="float">
            <text:p>11.0318</text:p>
          </table:table-cell>
          <table:table-cell table:number-columns-repeated="16375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3.208" calcext:value-type="float">
            <text:p>13.208</text:p>
          </table:table-cell>
          <table:table-cell office:value-type="float" office:value="13.587" calcext:value-type="float">
            <text:p>13.587</text:p>
          </table:table-cell>
          <table:table-cell office:value-type="float" office:value="16.922001" calcext:value-type="float">
            <text:p>16.922001</text:p>
          </table:table-cell>
          <table:table-cell office:value-type="float" office:value="16.146999" calcext:value-type="float">
            <text:p>16.146999</text:p>
          </table:table-cell>
          <table:table-cell office:value-type="float" office:value="17.513" calcext:value-type="float">
            <text:p>17.513</text:p>
          </table:table-cell>
          <table:table-cell table:style-name="ce6" table:formula="of:=MIN([.A146:.F146])" office:value-type="float" office:value="13.208" calcext:value-type="float">
            <text:p>13.208</text:p>
          </table:table-cell>
          <table:table-cell table:style-name="ce9" table:formula="of:=MAX([.B146:.F146])" office:value-type="float" office:value="17.513" calcext:value-type="float">
            <text:p>17.513</text:p>
          </table:table-cell>
          <table:table-cell table:style-name="ce10" table:formula="of:=AVERAGE([.B146:.F146])" office:value-type="float" office:value="15.4754" calcext:value-type="float">
            <text:p>15.4754</text:p>
          </table:table-cell>
          <table:table-cell table:number-columns-repeated="16375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8.992001" calcext:value-type="float">
            <text:p>18.992001</text:p>
          </table:table-cell>
          <table:table-cell office:value-type="float" office:value="16.922001" calcext:value-type="float">
            <text:p>16.922001</text:p>
          </table:table-cell>
          <table:table-cell office:value-type="float" office:value="19.559999" calcext:value-type="float">
            <text:p>19.559999</text:p>
          </table:table-cell>
          <table:table-cell office:value-type="float" office:value="19.558001" calcext:value-type="float">
            <text:p>19.558001</text:p>
          </table:table-cell>
          <table:table-cell office:value-type="float" office:value="17.594" calcext:value-type="float">
            <text:p>17.594</text:p>
          </table:table-cell>
          <table:table-cell table:style-name="ce6" table:formula="of:=MIN([.A147:.F147])" office:value-type="float" office:value="16.922001" calcext:value-type="float">
            <text:p>16.922001</text:p>
          </table:table-cell>
          <table:table-cell table:style-name="ce9" table:formula="of:=MAX([.B147:.F147])" office:value-type="float" office:value="19.559999" calcext:value-type="float">
            <text:p>19.559999</text:p>
          </table:table-cell>
          <table:table-cell table:style-name="ce10" table:formula="of:=AVERAGE([.B147:.F147])" office:value-type="float" office:value="18.5252004" calcext:value-type="float">
            <text:p>18.5252004</text:p>
          </table:table-cell>
          <table:table-cell table:number-columns-repeated="16375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0.055" calcext:value-type="float">
            <text:p>20.055</text:p>
          </table:table-cell>
          <table:table-cell office:value-type="float" office:value="20.027" calcext:value-type="float">
            <text:p>20.027</text:p>
          </table:table-cell>
          <table:table-cell office:value-type="float" office:value="21.142" calcext:value-type="float">
            <text:p>21.142</text:p>
          </table:table-cell>
          <table:table-cell office:value-type="float" office:value="20.804001" calcext:value-type="float">
            <text:p>20.804001</text:p>
          </table:table-cell>
          <table:table-cell office:value-type="float" office:value="19.577999" calcext:value-type="float">
            <text:p>19.577999</text:p>
          </table:table-cell>
          <table:table-cell table:style-name="ce6" table:formula="of:=MIN([.A148:.F148])" office:value-type="float" office:value="19.577999" calcext:value-type="float">
            <text:p>19.577999</text:p>
          </table:table-cell>
          <table:table-cell table:style-name="ce9" table:formula="of:=MAX([.B148:.F148])" office:value-type="float" office:value="21.142" calcext:value-type="float">
            <text:p>21.142</text:p>
          </table:table-cell>
          <table:table-cell table:style-name="ce10" table:formula="of:=AVERAGE([.B148:.F148])" office:value-type="float" office:value="20.3212" calcext:value-type="float">
            <text:p>20.3212</text:p>
          </table:table-cell>
          <table:table-cell table:number-columns-repeated="1637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.118999" calcext:value-type="float">
            <text:p>23.118999</text:p>
          </table:table-cell>
          <table:table-cell office:value-type="float" office:value="23.947001" calcext:value-type="float">
            <text:p>23.947001</text:p>
          </table:table-cell>
          <table:table-cell office:value-type="float" office:value="24.973" calcext:value-type="float">
            <text:p>24.973</text:p>
          </table:table-cell>
          <table:table-cell office:value-type="float" office:value="23.17" calcext:value-type="float">
            <text:p>23.17</text:p>
          </table:table-cell>
          <table:table-cell office:value-type="float" office:value="25.169001" calcext:value-type="float">
            <text:p>25.169001</text:p>
          </table:table-cell>
          <table:table-cell table:style-name="ce6" table:formula="of:=MIN([.A149:.F149])" office:value-type="float" office:value="23.118999" calcext:value-type="float">
            <text:p>23.118999</text:p>
          </table:table-cell>
          <table:table-cell table:style-name="ce9" table:formula="of:=MAX([.B149:.F149])" office:value-type="float" office:value="25.169001" calcext:value-type="float">
            <text:p>25.169001</text:p>
          </table:table-cell>
          <table:table-cell table:style-name="ce10" table:formula="of:=AVERAGE([.B149:.F149])" office:value-type="float" office:value="24.0756002" calcext:value-type="float">
            <text:p>24.0756002</text:p>
          </table:table-cell>
          <table:table-cell table:number-columns-repeated="16375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6.545" calcext:value-type="float">
            <text:p>26.545</text:p>
          </table:table-cell>
          <table:table-cell office:value-type="float" office:value="28.046" calcext:value-type="float">
            <text:p>28.046</text:p>
          </table:table-cell>
          <table:table-cell office:value-type="float" office:value="25.643" calcext:value-type="float">
            <text:p>25.643</text:p>
          </table:table-cell>
          <table:table-cell office:value-type="float" office:value="25.264" calcext:value-type="float">
            <text:p>25.264</text:p>
          </table:table-cell>
          <table:table-cell office:value-type="float" office:value="25.961" calcext:value-type="float">
            <text:p>25.961</text:p>
          </table:table-cell>
          <table:table-cell table:style-name="ce6" table:formula="of:=MIN([.A150:.F150])" office:value-type="float" office:value="25.264" calcext:value-type="float">
            <text:p>25.264</text:p>
          </table:table-cell>
          <table:table-cell table:style-name="ce9" table:formula="of:=MAX([.B150:.F150])" office:value-type="float" office:value="28.046" calcext:value-type="float">
            <text:p>28.046</text:p>
          </table:table-cell>
          <table:table-cell table:style-name="ce10" table:formula="of:=AVERAGE([.B150:.F150])" office:value-type="float" office:value="26.2918" calcext:value-type="float">
            <text:p>26.2918</text:p>
          </table:table-cell>
          <table:table-cell table:number-columns-repeated="16375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8.591" calcext:value-type="float">
            <text:p>28.591</text:p>
          </table:table-cell>
          <table:table-cell office:value-type="float" office:value="29.862" calcext:value-type="float">
            <text:p>29.862</text:p>
          </table:table-cell>
          <table:table-cell office:value-type="float" office:value="28.283001" calcext:value-type="float">
            <text:p>28.283001</text:p>
          </table:table-cell>
          <table:table-cell office:value-type="float" office:value="27.913" calcext:value-type="float">
            <text:p>27.913</text:p>
          </table:table-cell>
          <table:table-cell office:value-type="float" office:value="29.257" calcext:value-type="float">
            <text:p>29.257</text:p>
          </table:table-cell>
          <table:table-cell table:style-name="ce6" table:formula="of:=MIN([.A151:.F151])" office:value-type="float" office:value="27.913" calcext:value-type="float">
            <text:p>27.913</text:p>
          </table:table-cell>
          <table:table-cell table:style-name="ce9" table:formula="of:=MAX([.B151:.F151])" office:value-type="float" office:value="29.862" calcext:value-type="float">
            <text:p>29.862</text:p>
          </table:table-cell>
          <table:table-cell table:style-name="ce10" table:formula="of:=AVERAGE([.B151:.F151])" office:value-type="float" office:value="28.7812002" calcext:value-type="float">
            <text:p>28.7812002</text:p>
          </table:table-cell>
          <table:table-cell table:number-columns-repeated="16375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30.938" calcext:value-type="float">
            <text:p>30.938</text:p>
          </table:table-cell>
          <table:table-cell office:value-type="float" office:value="30.354" calcext:value-type="float">
            <text:p>30.354</text:p>
          </table:table-cell>
          <table:table-cell office:value-type="float" office:value="32.436001" calcext:value-type="float">
            <text:p>32.436001</text:p>
          </table:table-cell>
          <table:table-cell office:value-type="float" office:value="33.845001" calcext:value-type="float">
            <text:p>33.845001</text:p>
          </table:table-cell>
          <table:table-cell office:value-type="float" office:value="33.637001" calcext:value-type="float">
            <text:p>33.637001</text:p>
          </table:table-cell>
          <table:table-cell table:style-name="ce6" table:formula="of:=MIN([.A152:.F152])" office:value-type="float" office:value="30.354" calcext:value-type="float">
            <text:p>30.354</text:p>
          </table:table-cell>
          <table:table-cell table:style-name="ce9" table:formula="of:=MAX([.B152:.F152])" office:value-type="float" office:value="33.845001" calcext:value-type="float">
            <text:p>33.845001</text:p>
          </table:table-cell>
          <table:table-cell table:style-name="ce10" table:formula="of:=AVERAGE([.B152:.F152])" office:value-type="float" office:value="32.2420006" calcext:value-type="float">
            <text:p>32.2420006</text:p>
          </table:table-cell>
          <table:table-cell table:number-columns-repeated="1637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3.748001" calcext:value-type="float">
            <text:p>33.748001</text:p>
          </table:table-cell>
          <table:table-cell office:value-type="float" office:value="34.144001" calcext:value-type="float">
            <text:p>34.144001</text:p>
          </table:table-cell>
          <table:table-cell office:value-type="float" office:value="32.183998" calcext:value-type="float">
            <text:p>32.183998</text:p>
          </table:table-cell>
          <table:table-cell office:value-type="float" office:value="33.375999" calcext:value-type="float">
            <text:p>33.375999</text:p>
          </table:table-cell>
          <table:table-cell office:value-type="float" office:value="34.048" calcext:value-type="float">
            <text:p>34.048</text:p>
          </table:table-cell>
          <table:table-cell table:style-name="ce6" table:formula="of:=MIN([.A153:.F153])" office:value-type="float" office:value="32.183998" calcext:value-type="float">
            <text:p>32.183998</text:p>
          </table:table-cell>
          <table:table-cell table:style-name="ce9" table:formula="of:=MAX([.B153:.F153])" office:value-type="float" office:value="34.144001" calcext:value-type="float">
            <text:p>34.144001</text:p>
          </table:table-cell>
          <table:table-cell table:style-name="ce10" table:formula="of:=AVERAGE([.B153:.F153])" office:value-type="float" office:value="33.4999998" calcext:value-type="float">
            <text:p>33.4999998</text:p>
          </table:table-cell>
          <table:table-cell table:number-columns-repeated="16375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3.846001" calcext:value-type="float">
            <text:p>33.846001</text:p>
          </table:table-cell>
          <table:table-cell office:value-type="float" office:value="36.016998" calcext:value-type="float">
            <text:p>36.016998</text:p>
          </table:table-cell>
          <table:table-cell office:value-type="float" office:value="34.210999" calcext:value-type="float">
            <text:p>34.210999</text:p>
          </table:table-cell>
          <table:table-cell office:value-type="float" office:value="34.091" calcext:value-type="float">
            <text:p>34.091</text:p>
          </table:table-cell>
          <table:table-cell office:value-type="float" office:value="34.264999" calcext:value-type="float">
            <text:p>34.264999</text:p>
          </table:table-cell>
          <table:table-cell table:style-name="ce6" table:formula="of:=MIN([.A154:.F154])" office:value-type="float" office:value="33.846001" calcext:value-type="float">
            <text:p>33.846001</text:p>
          </table:table-cell>
          <table:table-cell table:style-name="ce9" table:formula="of:=MAX([.B154:.F154])" office:value-type="float" office:value="36.016998" calcext:value-type="float">
            <text:p>36.016998</text:p>
          </table:table-cell>
          <table:table-cell table:style-name="ce10" table:formula="of:=AVERAGE([.B154:.F154])" office:value-type="float" office:value="34.4859994" calcext:value-type="float">
            <text:p>34.4859994</text:p>
          </table:table-cell>
          <table:table-cell table:number-columns-repeated="1637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9.258999" calcext:value-type="float">
            <text:p>39.258999</text:p>
          </table:table-cell>
          <table:table-cell office:value-type="float" office:value="40.676998" calcext:value-type="float">
            <text:p>40.676998</text:p>
          </table:table-cell>
          <table:table-cell office:value-type="float" office:value="38.226002" calcext:value-type="float">
            <text:p>38.226002</text:p>
          </table:table-cell>
          <table:table-cell office:value-type="float" office:value="39.560001" calcext:value-type="float">
            <text:p>39.560001</text:p>
          </table:table-cell>
          <table:table-cell office:value-type="float" office:value="40.613998" calcext:value-type="float">
            <text:p>40.613998</text:p>
          </table:table-cell>
          <table:table-cell table:style-name="ce6" table:formula="of:=MIN([.A155:.F155])" office:value-type="float" office:value="38.226002" calcext:value-type="float">
            <text:p>38.226002</text:p>
          </table:table-cell>
          <table:table-cell table:style-name="ce9" table:formula="of:=MAX([.B155:.F155])" office:value-type="float" office:value="40.676998" calcext:value-type="float">
            <text:p>40.676998</text:p>
          </table:table-cell>
          <table:table-cell table:style-name="ce10" table:formula="of:=AVERAGE([.B155:.F155])" office:value-type="float" office:value="39.6671996" calcext:value-type="float">
            <text:p>39.6671996</text:p>
          </table:table-cell>
          <table:table-cell table:number-columns-repeated="16375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42.016998" calcext:value-type="float">
            <text:p>42.016998</text:p>
          </table:table-cell>
          <table:table-cell office:value-type="float" office:value="44.411999" calcext:value-type="float">
            <text:p>44.411999</text:p>
          </table:table-cell>
          <table:table-cell office:value-type="float" office:value="42.889999" calcext:value-type="float">
            <text:p>42.889999</text:p>
          </table:table-cell>
          <table:table-cell office:value-type="float" office:value="42.43" calcext:value-type="float">
            <text:p>42.43</text:p>
          </table:table-cell>
          <table:table-cell office:value-type="float" office:value="42.308998" calcext:value-type="float">
            <text:p>42.308998</text:p>
          </table:table-cell>
          <table:table-cell table:style-name="ce6" table:formula="of:=MIN([.A156:.F156])" office:value-type="float" office:value="42.016998" calcext:value-type="float">
            <text:p>42.016998</text:p>
          </table:table-cell>
          <table:table-cell table:style-name="ce9" table:formula="of:=MAX([.B156:.F156])" office:value-type="float" office:value="44.411999" calcext:value-type="float">
            <text:p>44.411999</text:p>
          </table:table-cell>
          <table:table-cell table:style-name="ce10" table:formula="of:=AVERAGE([.B156:.F156])" office:value-type="float" office:value="42.8115988" calcext:value-type="float">
            <text:p>42.8115988</text:p>
          </table:table-cell>
          <table:table-cell table:number-columns-repeated="1637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2.686001" calcext:value-type="float">
            <text:p>42.686001</text:p>
          </table:table-cell>
          <table:table-cell office:value-type="float" office:value="43.851002" calcext:value-type="float">
            <text:p>43.851002</text:p>
          </table:table-cell>
          <table:table-cell office:value-type="float" office:value="42.234001" calcext:value-type="float">
            <text:p>42.234001</text:p>
          </table:table-cell>
          <table:table-cell office:value-type="float" office:value="46.207001" calcext:value-type="float">
            <text:p>46.207001</text:p>
          </table:table-cell>
          <table:table-cell office:value-type="float" office:value="43.014" calcext:value-type="float">
            <text:p>43.014</text:p>
          </table:table-cell>
          <table:table-cell table:style-name="ce6" table:formula="of:=MIN([.A157:.F157])" office:value-type="float" office:value="42.234001" calcext:value-type="float">
            <text:p>42.234001</text:p>
          </table:table-cell>
          <table:table-cell table:style-name="ce9" table:formula="of:=MAX([.B157:.F157])" office:value-type="float" office:value="46.207001" calcext:value-type="float">
            <text:p>46.207001</text:p>
          </table:table-cell>
          <table:table-cell table:style-name="ce10" table:formula="of:=AVERAGE([.B157:.F157])" office:value-type="float" office:value="43.598401" calcext:value-type="float">
            <text:p>43.598401</text:p>
          </table:table-cell>
          <table:table-cell table:number-columns-repeated="16375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47.074001" calcext:value-type="float">
            <text:p>47.074001</text:p>
          </table:table-cell>
          <table:table-cell office:value-type="float" office:value="45.428001" calcext:value-type="float">
            <text:p>45.428001</text:p>
          </table:table-cell>
          <table:table-cell office:value-type="float" office:value="44.445999" calcext:value-type="float">
            <text:p>44.445999</text:p>
          </table:table-cell>
          <table:table-cell office:value-type="float" office:value="43.999001" calcext:value-type="float">
            <text:p>43.999001</text:p>
          </table:table-cell>
          <table:table-cell office:value-type="float" office:value="44.291" calcext:value-type="float">
            <text:p>44.291</text:p>
          </table:table-cell>
          <table:table-cell table:style-name="ce6" table:formula="of:=MIN([.A158:.F158])" office:value-type="float" office:value="43.999001" calcext:value-type="float">
            <text:p>43.999001</text:p>
          </table:table-cell>
          <table:table-cell table:style-name="ce9" table:formula="of:=MAX([.B158:.F158])" office:value-type="float" office:value="47.074001" calcext:value-type="float">
            <text:p>47.074001</text:p>
          </table:table-cell>
          <table:table-cell table:style-name="ce10" table:formula="of:=AVERAGE([.B158:.F158])" office:value-type="float" office:value="45.0476004" calcext:value-type="float">
            <text:p>45.0476004</text:p>
          </table:table-cell>
          <table:table-cell table:number-columns-repeated="16375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6.601002" calcext:value-type="float">
            <text:p>46.601002</text:p>
          </table:table-cell>
          <table:table-cell office:value-type="float" office:value="45.702999" calcext:value-type="float">
            <text:p>45.702999</text:p>
          </table:table-cell>
          <table:table-cell office:value-type="float" office:value="52.867001" calcext:value-type="float">
            <text:p>52.867001</text:p>
          </table:table-cell>
          <table:table-cell office:value-type="float" office:value="48.462002" calcext:value-type="float">
            <text:p>48.462002</text:p>
          </table:table-cell>
          <table:table-cell office:value-type="float" office:value="46.932999" calcext:value-type="float">
            <text:p>46.932999</text:p>
          </table:table-cell>
          <table:table-cell table:style-name="ce6" table:formula="of:=MIN([.A159:.F159])" office:value-type="float" office:value="45.702999" calcext:value-type="float">
            <text:p>45.702999</text:p>
          </table:table-cell>
          <table:table-cell table:style-name="ce9" table:formula="of:=MAX([.B159:.F159])" office:value-type="float" office:value="52.867001" calcext:value-type="float">
            <text:p>52.867001</text:p>
          </table:table-cell>
          <table:table-cell table:style-name="ce10" table:formula="of:=AVERAGE([.B159:.F159])" office:value-type="float" office:value="48.1132006" calcext:value-type="float">
            <text:p>48.1132006</text:p>
          </table:table-cell>
          <table:table-cell table:number-columns-repeated="16375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8.444" calcext:value-type="float">
            <text:p>48.444</text:p>
          </table:table-cell>
          <table:table-cell office:value-type="float" office:value="51.695999" calcext:value-type="float">
            <text:p>51.695999</text:p>
          </table:table-cell>
          <table:table-cell office:value-type="float" office:value="57.606998" calcext:value-type="float">
            <text:p>57.606998</text:p>
          </table:table-cell>
          <table:table-cell office:value-type="float" office:value="48.292" calcext:value-type="float">
            <text:p>48.292</text:p>
          </table:table-cell>
          <table:table-cell office:value-type="float" office:value="52.171001" calcext:value-type="float">
            <text:p>52.171001</text:p>
          </table:table-cell>
          <table:table-cell table:style-name="ce6" table:formula="of:=MIN([.A160:.F160])" office:value-type="float" office:value="48.292" calcext:value-type="float">
            <text:p>48.292</text:p>
          </table:table-cell>
          <table:table-cell table:style-name="ce9" table:formula="of:=MAX([.B160:.F160])" office:value-type="float" office:value="57.606998" calcext:value-type="float">
            <text:p>57.606998</text:p>
          </table:table-cell>
          <table:table-cell table:style-name="ce10" table:formula="of:=AVERAGE([.B160:.F160])" office:value-type="float" office:value="51.6419996" calcext:value-type="float">
            <text:p>51.6419996</text:p>
          </table:table-cell>
          <table:table-cell table:number-columns-repeated="16375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7.741001" calcext:value-type="float">
            <text:p>57.741001</text:p>
          </table:table-cell>
          <table:table-cell office:value-type="float" office:value="52.880001" calcext:value-type="float">
            <text:p>52.880001</text:p>
          </table:table-cell>
          <table:table-cell office:value-type="float" office:value="56.724998" calcext:value-type="float">
            <text:p>56.724998</text:p>
          </table:table-cell>
          <table:table-cell office:value-type="float" office:value="56.042" calcext:value-type="float">
            <text:p>56.042</text:p>
          </table:table-cell>
          <table:table-cell office:value-type="float" office:value="51.855" calcext:value-type="float">
            <text:p>51.855</text:p>
          </table:table-cell>
          <table:table-cell table:style-name="ce6" table:formula="of:=MIN([.A161:.F161])" office:value-type="float" office:value="51.855" calcext:value-type="float">
            <text:p>51.855</text:p>
          </table:table-cell>
          <table:table-cell table:style-name="ce9" table:formula="of:=MAX([.B161:.F161])" office:value-type="float" office:value="57.741001" calcext:value-type="float">
            <text:p>57.741001</text:p>
          </table:table-cell>
          <table:table-cell table:style-name="ce10" table:formula="of:=AVERAGE([.B161:.F161])" office:value-type="float" office:value="55.0486" calcext:value-type="float">
            <text:p>55.0486</text:p>
          </table:table-cell>
          <table:table-cell table:number-columns-repeated="16375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52.479" calcext:value-type="float">
            <text:p>52.479</text:p>
          </table:table-cell>
          <table:table-cell office:value-type="float" office:value="53.970001" calcext:value-type="float">
            <text:p>53.970001</text:p>
          </table:table-cell>
          <table:table-cell office:value-type="float" office:value="55.195999" calcext:value-type="float">
            <text:p>55.195999</text:p>
          </table:table-cell>
          <table:table-cell office:value-type="float" office:value="58.771" calcext:value-type="float">
            <text:p>58.771</text:p>
          </table:table-cell>
          <table:table-cell office:value-type="float" office:value="58.179001" calcext:value-type="float">
            <text:p>58.179001</text:p>
          </table:table-cell>
          <table:table-cell table:style-name="ce6" table:formula="of:=MIN([.A162:.F162])" office:value-type="float" office:value="52.479" calcext:value-type="float">
            <text:p>52.479</text:p>
          </table:table-cell>
          <table:table-cell table:style-name="ce9" table:formula="of:=MAX([.B162:.F162])" office:value-type="float" office:value="58.771" calcext:value-type="float">
            <text:p>58.771</text:p>
          </table:table-cell>
          <table:table-cell table:style-name="ce10" table:formula="of:=AVERAGE([.B162:.F162])" office:value-type="float" office:value="55.7190002" calcext:value-type="float">
            <text:p>55.7190002</text:p>
          </table:table-cell>
          <table:table-cell table:number-columns-repeated="16375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67.053001" calcext:value-type="float">
            <text:p>67.053001</text:p>
          </table:table-cell>
          <table:table-cell office:value-type="float" office:value="52.846001" calcext:value-type="float">
            <text:p>52.846001</text:p>
          </table:table-cell>
          <table:table-cell office:value-type="float" office:value="60.793999" calcext:value-type="float">
            <text:p>60.793999</text:p>
          </table:table-cell>
          <table:table-cell office:value-type="float" office:value="49.842999" calcext:value-type="float">
            <text:p>49.842999</text:p>
          </table:table-cell>
          <table:table-cell office:value-type="float" office:value="52.84" calcext:value-type="float">
            <text:p>52.84</text:p>
          </table:table-cell>
          <table:table-cell table:style-name="ce6" table:formula="of:=MIN([.A163:.F163])" office:value-type="float" office:value="49.842999" calcext:value-type="float">
            <text:p>49.842999</text:p>
          </table:table-cell>
          <table:table-cell table:style-name="ce9" table:formula="of:=MAX([.B163:.F163])" office:value-type="float" office:value="67.053001" calcext:value-type="float">
            <text:p>67.053001</text:p>
          </table:table-cell>
          <table:table-cell table:style-name="ce10" table:formula="of:=AVERAGE([.B163:.F163])" office:value-type="float" office:value="56.6752" calcext:value-type="float">
            <text:p>56.6752</text:p>
          </table:table-cell>
          <table:table-cell table:number-columns-repeated="16375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7.251999" calcext:value-type="float">
            <text:p>47.251999</text:p>
          </table:table-cell>
          <table:table-cell office:value-type="float" office:value="47.429001" calcext:value-type="float">
            <text:p>47.429001</text:p>
          </table:table-cell>
          <table:table-cell office:value-type="float" office:value="49.155998" calcext:value-type="float">
            <text:p>49.155998</text:p>
          </table:table-cell>
          <table:table-cell office:value-type="float" office:value="52.577" calcext:value-type="float">
            <text:p>52.577</text:p>
          </table:table-cell>
          <table:table-cell office:value-type="float" office:value="51.972" calcext:value-type="float">
            <text:p>51.972</text:p>
          </table:table-cell>
          <table:table-cell table:style-name="ce6" table:formula="of:=MIN([.A164:.F164])" office:value-type="float" office:value="47.251999" calcext:value-type="float">
            <text:p>47.251999</text:p>
          </table:table-cell>
          <table:table-cell table:style-name="ce9" table:formula="of:=MAX([.B164:.F164])" office:value-type="float" office:value="52.577" calcext:value-type="float">
            <text:p>52.577</text:p>
          </table:table-cell>
          <table:table-cell table:style-name="ce10" office:value-type="float" office:value="59.65" calcext:value-type="float">
            <text:p>59.65</text:p>
          </table:table-cell>
          <table:table-cell table:number-columns-repeated="1637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6.584999" calcext:value-type="float">
            <text:p>56.584999</text:p>
          </table:table-cell>
          <table:table-cell office:value-type="float" office:value="52.417999" calcext:value-type="float">
            <text:p>52.417999</text:p>
          </table:table-cell>
          <table:table-cell office:value-type="float" office:value="47.688" calcext:value-type="float">
            <text:p>47.688</text:p>
          </table:table-cell>
          <table:table-cell office:value-type="float" office:value="48.778" calcext:value-type="float">
            <text:p>48.778</text:p>
          </table:table-cell>
          <table:table-cell office:value-type="float" office:value="47.807999" calcext:value-type="float">
            <text:p>47.807999</text:p>
          </table:table-cell>
          <table:table-cell table:style-name="ce6" table:formula="of:=MIN([.A165:.F165])" office:value-type="float" office:value="47.688" calcext:value-type="float">
            <text:p>47.688</text:p>
          </table:table-cell>
          <table:table-cell table:style-name="ce9" table:formula="of:=MAX([.B165:.F165])" office:value-type="float" office:value="56.584999" calcext:value-type="float">
            <text:p>56.584999</text:p>
          </table:table-cell>
          <table:table-cell table:style-name="ce10" office:value-type="float" office:value="62.3" calcext:value-type="float">
            <text:p>62.3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6" table:formula="of:=MIN([.A166:.F166])" office:value-type="float" office:value="0" calcext:value-type="float">
            <text:p>0</text:p>
          </table:table-cell>
          <table:table-cell table:style-name="ce9" table:formula="of:=MAX([.B166:.F166])" office:value-type="float" office:value="0" calcext:value-type="float">
            <text:p>0</text:p>
          </table:table-cell>
          <table:table-cell table:style-name="ce10" table:formula="of:=AVERAGE([.B166:.F166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bble sort worse case</text:p>
          </table:table-cell>
          <table:table-cell table:number-columns-repeated="5"/>
          <table:table-cell table:style-name="ce6" table:formula="of:=MIN([.A167:.F167])" office:value-type="float" office:value="0" calcext:value-type="float">
            <text:p>0</text:p>
          </table:table-cell>
          <table:table-cell table:style-name="ce9" table:formula="of:=MAX([.B167:.F167])" office:value-type="float" office:value="0" calcext:value-type="float">
            <text:p>0</text:p>
          </table:table-cell>
          <table:table-cell table:style-name="ce10" table:formula="of:=AVERAGE([.B167:.F167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" calcext:value-type="float">
            <text:p>0.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8" calcext:value-type="float">
            <text:p>0.058</text:p>
          </table:table-cell>
          <table:table-cell table:style-name="ce6" table:formula="of:=MIN([.A168:.F168])" office:value-type="float" office:value="0.049" calcext:value-type="float">
            <text:p>0.049</text:p>
          </table:table-cell>
          <table:table-cell table:style-name="ce9" table:formula="of:=MAX([.B168:.F168])" office:value-type="float" office:value="0.064" calcext:value-type="float">
            <text:p>0.064</text:p>
          </table:table-cell>
          <table:table-cell table:style-name="ce10" table:formula="of:=AVERAGE([.B168:.F168])" office:value-type="float" office:value="0.0566" calcext:value-type="float">
            <text:p>0.0566</text:p>
          </table:table-cell>
          <table:table-cell table:number-columns-repeated="1637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1" calcext:value-type="float">
            <text:p>0.191</text:p>
          </table:table-cell>
          <table:table-cell table:style-name="ce6" table:formula="of:=MIN([.A169:.F169])" office:value-type="float" office:value="0.191" calcext:value-type="float">
            <text:p>0.191</text:p>
          </table:table-cell>
          <table:table-cell table:style-name="ce9" table:formula="of:=MAX([.B169:.F169])" office:value-type="float" office:value="0.218" calcext:value-type="float">
            <text:p>0.218</text:p>
          </table:table-cell>
          <table:table-cell table:style-name="ce10" table:formula="of:=AVERAGE([.B169:.F169])" office:value-type="float" office:value="0.2006" calcext:value-type="float">
            <text:p>0.2006</text:p>
          </table:table-cell>
          <table:table-cell table:number-columns-repeated="1637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9" calcext:value-type="float">
            <text:p>0.45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4" calcext:value-type="float">
            <text:p>0.454</text:p>
          </table:table-cell>
          <table:table-cell table:style-name="ce6" table:formula="of:=MIN([.A170:.F170])" office:value-type="float" office:value="0.426" calcext:value-type="float">
            <text:p>0.426</text:p>
          </table:table-cell>
          <table:table-cell table:style-name="ce9" table:formula="of:=MAX([.B170:.F170])" office:value-type="float" office:value="0.461" calcext:value-type="float">
            <text:p>0.461</text:p>
          </table:table-cell>
          <table:table-cell table:style-name="ce10" table:formula="of:=AVERAGE([.B170:.F170])" office:value-type="float" office:value="0.449" calcext:value-type="float">
            <text:p>0.449</text:p>
          </table:table-cell>
          <table:table-cell table:number-columns-repeated="1637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8" calcext:value-type="float">
            <text:p>0.848</text:p>
          </table:table-cell>
          <table:table-cell office:value-type="float" office:value="0.794" calcext:value-type="float">
            <text:p>0.79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4" calcext:value-type="float">
            <text:p>0.344</text:p>
          </table:table-cell>
          <table:table-cell table:style-name="ce6" table:formula="of:=MIN([.A171:.F171])" office:value-type="float" office:value="0.344" calcext:value-type="float">
            <text:p>0.344</text:p>
          </table:table-cell>
          <table:table-cell table:style-name="ce9" table:formula="of:=MAX([.B171:.F171])" office:value-type="float" office:value="0.968" calcext:value-type="float">
            <text:p>0.968</text:p>
          </table:table-cell>
          <table:table-cell table:style-name="ce10" table:formula="of:=AVERAGE([.B171:.F171])" office:value-type="float" office:value="0.6602" calcext:value-type="float">
            <text:p>0.6602</text:p>
          </table:table-cell>
          <table:table-cell table:number-columns-repeated="1637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701" calcext:value-type="float">
            <text:p>0.7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229" calcext:value-type="float">
            <text:p>1.229</text:p>
          </table:table-cell>
          <table:table-cell office:value-type="float" office:value="1.226" calcext:value-type="float">
            <text:p>1.226</text:p>
          </table:table-cell>
          <table:table-cell office:value-type="float" office:value="1.32" calcext:value-type="float">
            <text:p>1.32</text:p>
          </table:table-cell>
          <table:table-cell table:style-name="ce6" table:formula="of:=MIN([.A172:.F172])" office:value-type="float" office:value="0.701" calcext:value-type="float">
            <text:p>0.701</text:p>
          </table:table-cell>
          <table:table-cell table:style-name="ce9" table:formula="of:=MAX([.B172:.F172])" office:value-type="float" office:value="1.32" calcext:value-type="float">
            <text:p>1.32</text:p>
          </table:table-cell>
          <table:table-cell table:style-name="ce10" table:formula="of:=AVERAGE([.B172:.F172])" office:value-type="float" office:value="1.1384" calcext:value-type="float">
            <text:p>1.1384</text:p>
          </table:table-cell>
          <table:table-cell table:number-columns-repeated="1637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761" calcext:value-type="float">
            <text:p>1.761</text:p>
          </table:table-cell>
          <table:table-cell office:value-type="float" office:value="1.856" calcext:value-type="float">
            <text:p>1.856</text:p>
          </table:table-cell>
          <table:table-cell office:value-type="float" office:value="1.881" calcext:value-type="float">
            <text:p>1.881</text:p>
          </table:table-cell>
          <table:table-cell office:value-type="float" office:value="1.987" calcext:value-type="float">
            <text:p>1.987</text:p>
          </table:table-cell>
          <table:table-cell office:value-type="float" office:value="1.743" calcext:value-type="float">
            <text:p>1.743</text:p>
          </table:table-cell>
          <table:table-cell table:style-name="ce6" table:formula="of:=MIN([.A173:.F173])" office:value-type="float" office:value="1.743" calcext:value-type="float">
            <text:p>1.743</text:p>
          </table:table-cell>
          <table:table-cell table:style-name="ce9" table:formula="of:=MAX([.B173:.F173])" office:value-type="float" office:value="1.987" calcext:value-type="float">
            <text:p>1.987</text:p>
          </table:table-cell>
          <table:table-cell table:style-name="ce10" table:formula="of:=AVERAGE([.B173:.F173])" office:value-type="float" office:value="1.8456" calcext:value-type="float">
            <text:p>1.8456</text:p>
          </table:table-cell>
          <table:table-cell table:number-columns-repeated="1637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414" calcext:value-type="float">
            <text:p>2.414</text:p>
          </table:table-cell>
          <table:table-cell office:value-type="float" office:value="2.452" calcext:value-type="float">
            <text:p>2.452</text:p>
          </table:table-cell>
          <table:table-cell office:value-type="float" office:value="1.874" calcext:value-type="float">
            <text:p>1.874</text:p>
          </table:table-cell>
          <table:table-cell office:value-type="float" office:value="1.797" calcext:value-type="float">
            <text:p>1.797</text:p>
          </table:table-cell>
          <table:table-cell office:value-type="float" office:value="2.467" calcext:value-type="float">
            <text:p>2.467</text:p>
          </table:table-cell>
          <table:table-cell table:style-name="ce6" table:formula="of:=MIN([.A174:.F174])" office:value-type="float" office:value="1.797" calcext:value-type="float">
            <text:p>1.797</text:p>
          </table:table-cell>
          <table:table-cell table:style-name="ce9" table:formula="of:=MAX([.B174:.F174])" office:value-type="float" office:value="2.467" calcext:value-type="float">
            <text:p>2.467</text:p>
          </table:table-cell>
          <table:table-cell table:style-name="ce10" table:formula="of:=AVERAGE([.B174:.F174])" office:value-type="float" office:value="2.2008" calcext:value-type="float">
            <text:p>2.2008</text:p>
          </table:table-cell>
          <table:table-cell table:number-columns-repeated="1637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211" calcext:value-type="float">
            <text:p>3.211</text:p>
          </table:table-cell>
          <table:table-cell office:value-type="float" office:value="3.214" calcext:value-type="float">
            <text:p>3.214</text:p>
          </table:table-cell>
          <table:table-cell office:value-type="float" office:value="2.202" calcext:value-type="float">
            <text:p>2.202</text:p>
          </table:table-cell>
          <table:table-cell office:value-type="float" office:value="2.768" calcext:value-type="float">
            <text:p>2.768</text:p>
          </table:table-cell>
          <table:table-cell office:value-type="float" office:value="3.107" calcext:value-type="float">
            <text:p>3.107</text:p>
          </table:table-cell>
          <table:table-cell table:style-name="ce6" table:formula="of:=MIN([.A175:.F175])" office:value-type="float" office:value="2.202" calcext:value-type="float">
            <text:p>2.202</text:p>
          </table:table-cell>
          <table:table-cell table:style-name="ce9" table:formula="of:=MAX([.B175:.F175])" office:value-type="float" office:value="3.214" calcext:value-type="float">
            <text:p>3.214</text:p>
          </table:table-cell>
          <table:table-cell table:style-name="ce10" table:formula="of:=AVERAGE([.B175:.F175])" office:value-type="float" office:value="2.9004" calcext:value-type="float">
            <text:p>2.9004</text:p>
          </table:table-cell>
          <table:table-cell table:number-columns-repeated="1637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4.39" calcext:value-type="float">
            <text:p>4.39</text:p>
          </table:table-cell>
          <table:table-cell office:value-type="float" office:value="4.366" calcext:value-type="float">
            <text:p>4.366</text:p>
          </table:table-cell>
          <table:table-cell office:value-type="float" office:value="4.225" calcext:value-type="float">
            <text:p>4.225</text:p>
          </table:table-cell>
          <table:table-cell office:value-type="float" office:value="3.011" calcext:value-type="float">
            <text:p>3.011</text:p>
          </table:table-cell>
          <table:table-cell office:value-type="float" office:value="3.741" calcext:value-type="float">
            <text:p>3.741</text:p>
          </table:table-cell>
          <table:table-cell table:style-name="ce6" table:formula="of:=MIN([.A176:.F176])" office:value-type="float" office:value="3.011" calcext:value-type="float">
            <text:p>3.011</text:p>
          </table:table-cell>
          <table:table-cell table:style-name="ce9" table:formula="of:=MAX([.B176:.F176])" office:value-type="float" office:value="4.39" calcext:value-type="float">
            <text:p>4.39</text:p>
          </table:table-cell>
          <table:table-cell table:style-name="ce10" table:formula="of:=AVERAGE([.B176:.F176])" office:value-type="float" office:value="3.9466" calcext:value-type="float">
            <text:p>3.9466</text:p>
          </table:table-cell>
          <table:table-cell table:number-columns-repeated="1637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057" calcext:value-type="float">
            <text:p>5.057</text:p>
          </table:table-cell>
          <table:table-cell office:value-type="float" office:value="3.571" calcext:value-type="float">
            <text:p>3.571</text:p>
          </table:table-cell>
          <table:table-cell office:value-type="float" office:value="5.509" calcext:value-type="float">
            <text:p>5.509</text:p>
          </table:table-cell>
          <table:table-cell office:value-type="float" office:value="5.098" calcext:value-type="float">
            <text:p>5.098</text:p>
          </table:table-cell>
          <table:table-cell office:value-type="float" office:value="5.253" calcext:value-type="float">
            <text:p>5.253</text:p>
          </table:table-cell>
          <table:table-cell table:style-name="ce6" table:formula="of:=MIN([.A177:.F177])" office:value-type="float" office:value="3.571" calcext:value-type="float">
            <text:p>3.571</text:p>
          </table:table-cell>
          <table:table-cell table:style-name="ce9" table:formula="of:=MAX([.B177:.F177])" office:value-type="float" office:value="5.509" calcext:value-type="float">
            <text:p>5.509</text:p>
          </table:table-cell>
          <table:table-cell table:style-name="ce10" table:formula="of:=AVERAGE([.B177:.F177])" office:value-type="float" office:value="4.8976" calcext:value-type="float">
            <text:p>4.8976</text:p>
          </table:table-cell>
          <table:table-cell table:number-columns-repeated="1637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4.606" calcext:value-type="float">
            <text:p>4.606</text:p>
          </table:table-cell>
          <table:table-cell office:value-type="float" office:value="6.306" calcext:value-type="float">
            <text:p>6.306</text:p>
          </table:table-cell>
          <table:table-cell office:value-type="float" office:value="5.816" calcext:value-type="float">
            <text:p>5.816</text:p>
          </table:table-cell>
          <table:table-cell office:value-type="float" office:value="4.516" calcext:value-type="float">
            <text:p>4.516</text:p>
          </table:table-cell>
          <table:table-cell office:value-type="float" office:value="5.747" calcext:value-type="float">
            <text:p>5.747</text:p>
          </table:table-cell>
          <table:table-cell table:style-name="ce6" table:formula="of:=MIN([.A178:.F178])" office:value-type="float" office:value="4.516" calcext:value-type="float">
            <text:p>4.516</text:p>
          </table:table-cell>
          <table:table-cell table:style-name="ce9" table:formula="of:=MAX([.B178:.F178])" office:value-type="float" office:value="6.306" calcext:value-type="float">
            <text:p>6.306</text:p>
          </table:table-cell>
          <table:table-cell table:style-name="ce10" table:formula="of:=AVERAGE([.B178:.F178])" office:value-type="float" office:value="5.3982" calcext:value-type="float">
            <text:p>5.3982</text:p>
          </table:table-cell>
          <table:table-cell table:number-columns-repeated="1637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435" calcext:value-type="float">
            <text:p>7.435</text:p>
          </table:table-cell>
          <table:table-cell office:value-type="float" office:value="7.609" calcext:value-type="float">
            <text:p>7.609</text:p>
          </table:table-cell>
          <table:table-cell office:value-type="float" office:value="7.591" calcext:value-type="float">
            <text:p>7.591</text:p>
          </table:table-cell>
          <table:table-cell office:value-type="float" office:value="6.253" calcext:value-type="float">
            <text:p>6.253</text:p>
          </table:table-cell>
          <table:table-cell office:value-type="float" office:value="7.748" calcext:value-type="float">
            <text:p>7.748</text:p>
          </table:table-cell>
          <table:table-cell table:style-name="ce6" table:formula="of:=MIN([.A179:.F179])" office:value-type="float" office:value="6.253" calcext:value-type="float">
            <text:p>6.253</text:p>
          </table:table-cell>
          <table:table-cell table:style-name="ce9" table:formula="of:=MAX([.B179:.F179])" office:value-type="float" office:value="7.748" calcext:value-type="float">
            <text:p>7.748</text:p>
          </table:table-cell>
          <table:table-cell table:style-name="ce10" table:formula="of:=AVERAGE([.B179:.F179])" office:value-type="float" office:value="7.3272" calcext:value-type="float">
            <text:p>7.3272</text:p>
          </table:table-cell>
          <table:table-cell table:number-columns-repeated="16375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8.951" calcext:value-type="float">
            <text:p>8.951</text:p>
          </table:table-cell>
          <table:table-cell office:value-type="float" office:value="7.138" calcext:value-type="float">
            <text:p>7.138</text:p>
          </table:table-cell>
          <table:table-cell office:value-type="float" office:value="7.256" calcext:value-type="float">
            <text:p>7.256</text:p>
          </table:table-cell>
          <table:table-cell office:value-type="float" office:value="8.35" calcext:value-type="float">
            <text:p>8.35</text:p>
          </table:table-cell>
          <table:table-cell office:value-type="float" office:value="7.023" calcext:value-type="float">
            <text:p>7.023</text:p>
          </table:table-cell>
          <table:table-cell table:style-name="ce6" table:formula="of:=MIN([.A180:.F180])" office:value-type="float" office:value="7.023" calcext:value-type="float">
            <text:p>7.023</text:p>
          </table:table-cell>
          <table:table-cell table:style-name="ce9" table:formula="of:=MAX([.B180:.F180])" office:value-type="float" office:value="8.951" calcext:value-type="float">
            <text:p>8.951</text:p>
          </table:table-cell>
          <table:table-cell table:style-name="ce10" table:formula="of:=AVERAGE([.B180:.F180])" office:value-type="float" office:value="7.7436" calcext:value-type="float">
            <text:p>7.7436</text:p>
          </table:table-cell>
          <table:table-cell table:number-columns-repeated="1637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9.098" calcext:value-type="float">
            <text:p>9.098</text:p>
          </table:table-cell>
          <table:table-cell office:value-type="float" office:value="9.152" calcext:value-type="float">
            <text:p>9.152</text:p>
          </table:table-cell>
          <table:table-cell office:value-type="float" office:value="8.408" calcext:value-type="float">
            <text:p>8.408</text:p>
          </table:table-cell>
          <table:table-cell office:value-type="float" office:value="10.197" calcext:value-type="float">
            <text:p>10.197</text:p>
          </table:table-cell>
          <table:table-cell office:value-type="float" office:value="9.213" calcext:value-type="float">
            <text:p>9.213</text:p>
          </table:table-cell>
          <table:table-cell table:style-name="ce6" table:formula="of:=MIN([.A181:.F181])" office:value-type="float" office:value="8.408" calcext:value-type="float">
            <text:p>8.408</text:p>
          </table:table-cell>
          <table:table-cell table:style-name="ce9" table:formula="of:=MAX([.B181:.F181])" office:value-type="float" office:value="10.197" calcext:value-type="float">
            <text:p>10.197</text:p>
          </table:table-cell>
          <table:table-cell table:style-name="ce10" table:formula="of:=AVERAGE([.B181:.F181])" office:value-type="float" office:value="9.2136" calcext:value-type="float">
            <text:p>9.2136</text:p>
          </table:table-cell>
          <table:table-cell table:number-columns-repeated="16375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1.693" calcext:value-type="float">
            <text:p>11.693</text:p>
          </table:table-cell>
          <table:table-cell office:value-type="float" office:value="10.287" calcext:value-type="float">
            <text:p>10.287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734" calcext:value-type="float">
            <text:p>11.734</text:p>
          </table:table-cell>
          <table:table-cell office:value-type="float" office:value="9.609" calcext:value-type="float">
            <text:p>9.609</text:p>
          </table:table-cell>
          <table:table-cell table:style-name="ce6" table:formula="of:=MIN([.A182:.F182])" office:value-type="float" office:value="9.609" calcext:value-type="float">
            <text:p>9.609</text:p>
          </table:table-cell>
          <table:table-cell table:style-name="ce9" table:formula="of:=MAX([.B182:.F182])" office:value-type="float" office:value="11.734" calcext:value-type="float">
            <text:p>11.734</text:p>
          </table:table-cell>
          <table:table-cell table:style-name="ce10" table:formula="of:=AVERAGE([.B182:.F182])" office:value-type="float" office:value="10.8256" calcext:value-type="float">
            <text:p>10.8256</text:p>
          </table:table-cell>
          <table:table-cell table:number-columns-repeated="1637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.669" calcext:value-type="float">
            <text:p>11.669</text:p>
          </table:table-cell>
          <table:table-cell office:value-type="float" office:value="12.486" calcext:value-type="float">
            <text:p>12.486</text:p>
          </table:table-cell>
          <table:table-cell office:value-type="float" office:value="12.932" calcext:value-type="float">
            <text:p>12.932</text:p>
          </table:table-cell>
          <table:table-cell office:value-type="float" office:value="11.767" calcext:value-type="float">
            <text:p>11.767</text:p>
          </table:table-cell>
          <table:table-cell office:value-type="float" office:value="11.699" calcext:value-type="float">
            <text:p>11.699</text:p>
          </table:table-cell>
          <table:table-cell table:style-name="ce6" table:formula="of:=MIN([.A183:.F183])" office:value-type="float" office:value="11.669" calcext:value-type="float">
            <text:p>11.669</text:p>
          </table:table-cell>
          <table:table-cell table:style-name="ce9" table:formula="of:=MAX([.B183:.F183])" office:value-type="float" office:value="12.932" calcext:value-type="float">
            <text:p>12.932</text:p>
          </table:table-cell>
          <table:table-cell table:style-name="ce10" table:formula="of:=AVERAGE([.B183:.F183])" office:value-type="float" office:value="12.1106" calcext:value-type="float">
            <text:p>12.1106</text:p>
          </table:table-cell>
          <table:table-cell table:number-columns-repeated="16375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3.476" calcext:value-type="float">
            <text:p>13.476</text:p>
          </table:table-cell>
          <table:table-cell office:value-type="float" office:value="13.193" calcext:value-type="float">
            <text:p>13.193</text:p>
          </table:table-cell>
          <table:table-cell office:value-type="float" office:value="14.506" calcext:value-type="float">
            <text:p>14.506</text:p>
          </table:table-cell>
          <table:table-cell office:value-type="float" office:value="14.355" calcext:value-type="float">
            <text:p>14.355</text:p>
          </table:table-cell>
          <table:table-cell office:value-type="float" office:value="13.013" calcext:value-type="float">
            <text:p>13.013</text:p>
          </table:table-cell>
          <table:table-cell table:style-name="ce6" table:formula="of:=MIN([.A184:.F184])" office:value-type="float" office:value="13.013" calcext:value-type="float">
            <text:p>13.013</text:p>
          </table:table-cell>
          <table:table-cell table:style-name="ce9" table:formula="of:=MAX([.B184:.F184])" office:value-type="float" office:value="14.506" calcext:value-type="float">
            <text:p>14.506</text:p>
          </table:table-cell>
          <table:table-cell table:style-name="ce10" table:formula="of:=AVERAGE([.B184:.F184])" office:value-type="float" office:value="13.7086" calcext:value-type="float">
            <text:p>13.7086</text:p>
          </table:table-cell>
          <table:table-cell table:number-columns-repeated="16375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.32" calcext:value-type="float">
            <text:p>15.32</text:p>
          </table:table-cell>
          <table:table-cell office:value-type="float" office:value="15.467" calcext:value-type="float">
            <text:p>15.467</text:p>
          </table:table-cell>
          <table:table-cell office:value-type="float" office:value="18.177999" calcext:value-type="float">
            <text:p>18.177999</text:p>
          </table:table-cell>
          <table:table-cell office:value-type="float" office:value="15.363" calcext:value-type="float">
            <text:p>15.363</text:p>
          </table:table-cell>
          <table:table-cell office:value-type="float" office:value="18.281" calcext:value-type="float">
            <text:p>18.281</text:p>
          </table:table-cell>
          <table:table-cell table:style-name="ce6" table:formula="of:=MIN([.A185:.F185])" office:value-type="float" office:value="15.32" calcext:value-type="float">
            <text:p>15.32</text:p>
          </table:table-cell>
          <table:table-cell table:style-name="ce9" table:formula="of:=MAX([.B185:.F185])" office:value-type="float" office:value="18.281" calcext:value-type="float">
            <text:p>18.281</text:p>
          </table:table-cell>
          <table:table-cell table:style-name="ce10" table:formula="of:=AVERAGE([.B185:.F185])" office:value-type="float" office:value="16.5217998" calcext:value-type="float">
            <text:p>16.5217998</text:p>
          </table:table-cell>
          <table:table-cell table:number-columns-repeated="16375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8.99" calcext:value-type="float">
            <text:p>18.99</text:p>
          </table:table-cell>
          <table:table-cell office:value-type="float" office:value="19.073" calcext:value-type="float">
            <text:p>19.073</text:p>
          </table:table-cell>
          <table:table-cell office:value-type="float" office:value="17.572001" calcext:value-type="float">
            <text:p>17.572001</text:p>
          </table:table-cell>
          <table:table-cell office:value-type="float" office:value="17.525999" calcext:value-type="float">
            <text:p>17.525999</text:p>
          </table:table-cell>
          <table:table-cell office:value-type="float" office:value="16.627001" calcext:value-type="float">
            <text:p>16.627001</text:p>
          </table:table-cell>
          <table:table-cell table:style-name="ce6" table:formula="of:=MIN([.A186:.F186])" office:value-type="float" office:value="16.627001" calcext:value-type="float">
            <text:p>16.627001</text:p>
          </table:table-cell>
          <table:table-cell table:style-name="ce9" table:formula="of:=MAX([.B186:.F186])" office:value-type="float" office:value="19.073" calcext:value-type="float">
            <text:p>19.073</text:p>
          </table:table-cell>
          <table:table-cell table:style-name="ce10" table:formula="of:=AVERAGE([.B186:.F186])" office:value-type="float" office:value="17.9576002" calcext:value-type="float">
            <text:p>17.9576002</text:p>
          </table:table-cell>
          <table:table-cell table:number-columns-repeated="1637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9.42" calcext:value-type="float">
            <text:p>19.42</text:p>
          </table:table-cell>
          <table:table-cell office:value-type="float" office:value="19.386999" calcext:value-type="float">
            <text:p>19.386999</text:p>
          </table:table-cell>
          <table:table-cell office:value-type="float" office:value="17.596001" calcext:value-type="float">
            <text:p>17.596001</text:p>
          </table:table-cell>
          <table:table-cell office:value-type="float" office:value="19.464001" calcext:value-type="float">
            <text:p>19.464001</text:p>
          </table:table-cell>
          <table:table-cell office:value-type="float" office:value="20.007" calcext:value-type="float">
            <text:p>20.007</text:p>
          </table:table-cell>
          <table:table-cell table:style-name="ce6" table:formula="of:=MIN([.A187:.F187])" office:value-type="float" office:value="17.596001" calcext:value-type="float">
            <text:p>17.596001</text:p>
          </table:table-cell>
          <table:table-cell table:style-name="ce9" table:formula="of:=MAX([.B187:.F187])" office:value-type="float" office:value="20.007" calcext:value-type="float">
            <text:p>20.007</text:p>
          </table:table-cell>
          <table:table-cell table:style-name="ce10" table:formula="of:=AVERAGE([.B187:.F187])" office:value-type="float" office:value="19.1748002" calcext:value-type="float">
            <text:p>19.1748002</text:p>
          </table:table-cell>
          <table:table-cell table:number-columns-repeated="16375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21.908001" calcext:value-type="float">
            <text:p>21.908001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.056999" calcext:value-type="float">
            <text:p>21.056999</text:p>
          </table:table-cell>
          <table:table-cell office:value-type="float" office:value="19.813" calcext:value-type="float">
            <text:p>19.813</text:p>
          </table:table-cell>
          <table:table-cell office:value-type="float" office:value="20.556999" calcext:value-type="float">
            <text:p>20.556999</text:p>
          </table:table-cell>
          <table:table-cell table:style-name="ce6" table:formula="of:=MIN([.A188:.F188])" office:value-type="float" office:value="19.177" calcext:value-type="float">
            <text:p>19.177</text:p>
          </table:table-cell>
          <table:table-cell table:style-name="ce9" table:formula="of:=MAX([.B188:.F188])" office:value-type="float" office:value="21.908001" calcext:value-type="float">
            <text:p>21.908001</text:p>
          </table:table-cell>
          <table:table-cell table:style-name="ce10" table:formula="of:=AVERAGE([.B188:.F188])" office:value-type="float" office:value="20.5023998" calcext:value-type="float">
            <text:p>20.5023998</text:p>
          </table:table-cell>
          <table:table-cell table:number-columns-repeated="16375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2.486" calcext:value-type="float">
            <text:p>22.486</text:p>
          </table:table-cell>
          <table:table-cell office:value-type="float" office:value="21.040001" calcext:value-type="float">
            <text:p>21.040001</text:p>
          </table:table-cell>
          <table:table-cell office:value-type="float" office:value="22.433001" calcext:value-type="float">
            <text:p>22.433001</text:p>
          </table:table-cell>
          <table:table-cell office:value-type="float" office:value="22.065001" calcext:value-type="float">
            <text:p>22.065001</text:p>
          </table:table-cell>
          <table:table-cell office:value-type="float" office:value="24.334" calcext:value-type="float">
            <text:p>24.334</text:p>
          </table:table-cell>
          <table:table-cell table:style-name="ce6" table:formula="of:=MIN([.A189:.F189])" office:value-type="float" office:value="21.040001" calcext:value-type="float">
            <text:p>21.040001</text:p>
          </table:table-cell>
          <table:table-cell table:style-name="ce9" table:formula="of:=MAX([.B189:.F189])" office:value-type="float" office:value="24.334" calcext:value-type="float">
            <text:p>24.334</text:p>
          </table:table-cell>
          <table:table-cell table:style-name="ce10" table:formula="of:=AVERAGE([.B189:.F189])" office:value-type="float" office:value="22.4716006" calcext:value-type="float">
            <text:p>22.4716006</text:p>
          </table:table-cell>
          <table:table-cell table:number-columns-repeated="16375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5.882" calcext:value-type="float">
            <text:p>25.882</text:p>
          </table:table-cell>
          <table:table-cell office:value-type="float" office:value="26.931999" calcext:value-type="float">
            <text:p>26.931999</text:p>
          </table:table-cell>
          <table:table-cell office:value-type="float" office:value="25.627001" calcext:value-type="float">
            <text:p>25.627001</text:p>
          </table:table-cell>
          <table:table-cell office:value-type="float" office:value="24.399" calcext:value-type="float">
            <text:p>24.399</text:p>
          </table:table-cell>
          <table:table-cell office:value-type="float" office:value="28.030001" calcext:value-type="float">
            <text:p>28.030001</text:p>
          </table:table-cell>
          <table:table-cell table:style-name="ce6" table:formula="of:=MIN([.A190:.F190])" office:value-type="float" office:value="24.399" calcext:value-type="float">
            <text:p>24.399</text:p>
          </table:table-cell>
          <table:table-cell table:style-name="ce9" table:formula="of:=MAX([.B190:.F190])" office:value-type="float" office:value="28.030001" calcext:value-type="float">
            <text:p>28.030001</text:p>
          </table:table-cell>
          <table:table-cell table:style-name="ce10" table:formula="of:=AVERAGE([.B190:.F190])" office:value-type="float" office:value="26.1740002" calcext:value-type="float">
            <text:p>26.1740002</text:p>
          </table:table-cell>
          <table:table-cell table:number-columns-repeated="1637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7.056" calcext:value-type="float">
            <text:p>27.056</text:p>
          </table:table-cell>
          <table:table-cell office:value-type="float" office:value="28.395" calcext:value-type="float">
            <text:p>28.395</text:p>
          </table:table-cell>
          <table:table-cell office:value-type="float" office:value="29.115999" calcext:value-type="float">
            <text:p>29.115999</text:p>
          </table:table-cell>
          <table:table-cell office:value-type="float" office:value="30.686001" calcext:value-type="float">
            <text:p>30.686001</text:p>
          </table:table-cell>
          <table:table-cell office:value-type="float" office:value="27.476" calcext:value-type="float">
            <text:p>27.476</text:p>
          </table:table-cell>
          <table:table-cell table:style-name="ce6" table:formula="of:=MIN([.A191:.F191])" office:value-type="float" office:value="27.056" calcext:value-type="float">
            <text:p>27.056</text:p>
          </table:table-cell>
          <table:table-cell table:style-name="ce9" table:formula="of:=MAX([.B191:.F191])" office:value-type="float" office:value="30.686001" calcext:value-type="float">
            <text:p>30.686001</text:p>
          </table:table-cell>
          <table:table-cell table:style-name="ce10" table:formula="of:=AVERAGE([.B191:.F191])" office:value-type="float" office:value="28.5458" calcext:value-type="float">
            <text:p>28.5458</text:p>
          </table:table-cell>
          <table:table-cell table:number-columns-repeated="16375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32.405998" calcext:value-type="float">
            <text:p>32.405998</text:p>
          </table:table-cell>
          <table:table-cell office:value-type="float" office:value="28.910999" calcext:value-type="float">
            <text:p>28.910999</text:p>
          </table:table-cell>
          <table:table-cell office:value-type="float" office:value="32.602001" calcext:value-type="float">
            <text:p>32.602001</text:p>
          </table:table-cell>
          <table:table-cell office:value-type="float" office:value="28.587" calcext:value-type="float">
            <text:p>28.587</text:p>
          </table:table-cell>
          <table:table-cell office:value-type="float" office:value="29.66" calcext:value-type="float">
            <text:p>29.66</text:p>
          </table:table-cell>
          <table:table-cell table:style-name="ce6" table:formula="of:=MIN([.A192:.F192])" office:value-type="float" office:value="28.587" calcext:value-type="float">
            <text:p>28.587</text:p>
          </table:table-cell>
          <table:table-cell table:style-name="ce9" table:formula="of:=MAX([.B192:.F192])" office:value-type="float" office:value="32.602001" calcext:value-type="float">
            <text:p>32.602001</text:p>
          </table:table-cell>
          <table:table-cell table:style-name="ce10" table:formula="of:=AVERAGE([.B192:.F192])" office:value-type="float" office:value="30.4331996" calcext:value-type="float">
            <text:p>30.4331996</text:p>
          </table:table-cell>
          <table:table-cell table:number-columns-repeated="16375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1.754999" calcext:value-type="float">
            <text:p>31.754999</text:p>
          </table:table-cell>
          <table:table-cell office:value-type="float" office:value="30.566999" calcext:value-type="float">
            <text:p>30.566999</text:p>
          </table:table-cell>
          <table:table-cell office:value-type="float" office:value="31.061001" calcext:value-type="float">
            <text:p>31.061001</text:p>
          </table:table-cell>
          <table:table-cell office:value-type="float" office:value="33.841999" calcext:value-type="float">
            <text:p>33.841999</text:p>
          </table:table-cell>
          <table:table-cell office:value-type="float" office:value="32.245998" calcext:value-type="float">
            <text:p>32.245998</text:p>
          </table:table-cell>
          <table:table-cell table:style-name="ce6" table:formula="of:=MIN([.A193:.F193])" office:value-type="float" office:value="30.566999" calcext:value-type="float">
            <text:p>30.566999</text:p>
          </table:table-cell>
          <table:table-cell table:style-name="ce9" table:formula="of:=MAX([.B193:.F193])" office:value-type="float" office:value="33.841999" calcext:value-type="float">
            <text:p>33.841999</text:p>
          </table:table-cell>
          <table:table-cell table:style-name="ce10" table:formula="of:=AVERAGE([.B193:.F193])" office:value-type="float" office:value="31.8941992" calcext:value-type="float">
            <text:p>31.8941992</text:p>
          </table:table-cell>
          <table:table-cell table:number-columns-repeated="16375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34.053001" calcext:value-type="float">
            <text:p>34.053001</text:p>
          </table:table-cell>
          <table:table-cell office:value-type="float" office:value="35.974998" calcext:value-type="float">
            <text:p>35.974998</text:p>
          </table:table-cell>
          <table:table-cell office:value-type="float" office:value="34.391998" calcext:value-type="float">
            <text:p>34.391998</text:p>
          </table:table-cell>
          <table:table-cell office:value-type="float" office:value="33.308998" calcext:value-type="float">
            <text:p>33.308998</text:p>
          </table:table-cell>
          <table:table-cell office:value-type="float" office:value="33.193001" calcext:value-type="float">
            <text:p>33.193001</text:p>
          </table:table-cell>
          <table:table-cell table:style-name="ce6" table:formula="of:=MIN([.A194:.F194])" office:value-type="float" office:value="33.193001" calcext:value-type="float">
            <text:p>33.193001</text:p>
          </table:table-cell>
          <table:table-cell table:style-name="ce9" table:formula="of:=MAX([.B194:.F194])" office:value-type="float" office:value="35.974998" calcext:value-type="float">
            <text:p>35.974998</text:p>
          </table:table-cell>
          <table:table-cell table:style-name="ce10" table:formula="of:=AVERAGE([.B194:.F194])" office:value-type="float" office:value="34.1843992" calcext:value-type="float">
            <text:p>34.1843992</text:p>
          </table:table-cell>
          <table:table-cell table:number-columns-repeated="1637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3.280998" calcext:value-type="float">
            <text:p>33.280998</text:p>
          </table:table-cell>
          <table:table-cell office:value-type="float" office:value="35.389" calcext:value-type="float">
            <text:p>35.389</text:p>
          </table:table-cell>
          <table:table-cell office:value-type="float" office:value="36.056" calcext:value-type="float">
            <text:p>36.056</text:p>
          </table:table-cell>
          <table:table-cell office:value-type="float" office:value="34.368999" calcext:value-type="float">
            <text:p>34.368999</text:p>
          </table:table-cell>
          <table:table-cell office:value-type="float" office:value="35.027" calcext:value-type="float">
            <text:p>35.027</text:p>
          </table:table-cell>
          <table:table-cell table:style-name="ce6" table:formula="of:=MIN([.A195:.F195])" office:value-type="float" office:value="33.280998" calcext:value-type="float">
            <text:p>33.280998</text:p>
          </table:table-cell>
          <table:table-cell table:style-name="ce9" table:formula="of:=MAX([.B195:.F195])" office:value-type="float" office:value="36.056" calcext:value-type="float">
            <text:p>36.056</text:p>
          </table:table-cell>
          <table:table-cell table:style-name="ce10" table:formula="of:=AVERAGE([.B195:.F195])" office:value-type="float" office:value="34.8243994" calcext:value-type="float">
            <text:p>34.8243994</text:p>
          </table:table-cell>
          <table:table-cell table:number-columns-repeated="16375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44.529999" calcext:value-type="float">
            <text:p>44.529999</text:p>
          </table:table-cell>
          <table:table-cell office:value-type="float" office:value="40.164001" calcext:value-type="float">
            <text:p>40.164001</text:p>
          </table:table-cell>
          <table:table-cell office:value-type="float" office:value="38.108002" calcext:value-type="float">
            <text:p>38.108002</text:p>
          </table:table-cell>
          <table:table-cell office:value-type="float" office:value="37.279999" calcext:value-type="float">
            <text:p>37.279999</text:p>
          </table:table-cell>
          <table:table-cell office:value-type="float" office:value="36.507999" calcext:value-type="float">
            <text:p>36.507999</text:p>
          </table:table-cell>
          <table:table-cell table:style-name="ce6" table:formula="of:=MIN([.A196:.F196])" office:value-type="float" office:value="36.507999" calcext:value-type="float">
            <text:p>36.507999</text:p>
          </table:table-cell>
          <table:table-cell table:style-name="ce9" table:formula="of:=MAX([.B196:.F196])" office:value-type="float" office:value="44.529999" calcext:value-type="float">
            <text:p>44.529999</text:p>
          </table:table-cell>
          <table:table-cell table:style-name="ce10" table:formula="of:=AVERAGE([.B196:.F196])" office:value-type="float" office:value="39.318" calcext:value-type="float">
            <text:p>39.318</text:p>
          </table:table-cell>
          <table:table-cell table:number-columns-repeated="1637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2.972" calcext:value-type="float">
            <text:p>42.972</text:p>
          </table:table-cell>
          <table:table-cell office:value-type="float" office:value="48.924" calcext:value-type="float">
            <text:p>48.924</text:p>
          </table:table-cell>
          <table:table-cell office:value-type="float" office:value="40.074001" calcext:value-type="float">
            <text:p>40.074001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44.736" calcext:value-type="float">
            <text:p>44.736</text:p>
          </table:table-cell>
          <table:table-cell table:style-name="ce6" table:formula="of:=MIN([.A197:.F197])" office:value-type="float" office:value="40.074001" calcext:value-type="float">
            <text:p>40.074001</text:p>
          </table:table-cell>
          <table:table-cell table:style-name="ce9" table:formula="of:=MAX([.B197:.F197])" office:value-type="float" office:value="48.924" calcext:value-type="float">
            <text:p>48.924</text:p>
          </table:table-cell>
          <table:table-cell table:style-name="ce10" table:formula="of:=AVERAGE([.B197:.F197])" office:value-type="float" office:value="43.7111998" calcext:value-type="float">
            <text:p>43.7111998</text:p>
          </table:table-cell>
          <table:table-cell table:number-columns-repeated="16375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46.702999" calcext:value-type="float">
            <text:p>46.702999</text:p>
          </table:table-cell>
          <table:table-cell office:value-type="float" office:value="44.025002" calcext:value-type="float">
            <text:p>44.025002</text:p>
          </table:table-cell>
          <table:table-cell office:value-type="float" office:value="48.891998" calcext:value-type="float">
            <text:p>48.891998</text:p>
          </table:table-cell>
          <table:table-cell office:value-type="float" office:value="46.609001" calcext:value-type="float">
            <text:p>46.609001</text:p>
          </table:table-cell>
          <table:table-cell office:value-type="float" office:value="44.891998" calcext:value-type="float">
            <text:p>44.891998</text:p>
          </table:table-cell>
          <table:table-cell table:style-name="ce6" table:formula="of:=MIN([.A198:.F198])" office:value-type="float" office:value="44.025002" calcext:value-type="float">
            <text:p>44.025002</text:p>
          </table:table-cell>
          <table:table-cell table:style-name="ce9" table:formula="of:=MAX([.B198:.F198])" office:value-type="float" office:value="48.891998" calcext:value-type="float">
            <text:p>48.891998</text:p>
          </table:table-cell>
          <table:table-cell table:style-name="ce10" table:formula="of:=AVERAGE([.B198:.F198])" office:value-type="float" office:value="46.2241996" calcext:value-type="float">
            <text:p>46.2241996</text:p>
          </table:table-cell>
          <table:table-cell table:number-columns-repeated="1637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2.528" calcext:value-type="float">
            <text:p>42.528</text:p>
          </table:table-cell>
          <table:table-cell office:value-type="float" office:value="41.771" calcext:value-type="float">
            <text:p>41.771</text:p>
          </table:table-cell>
          <table:table-cell office:value-type="float" office:value="43.354" calcext:value-type="float">
            <text:p>43.354</text:p>
          </table:table-cell>
          <table:table-cell office:value-type="float" office:value="44.219002" calcext:value-type="float">
            <text:p>44.219002</text:p>
          </table:table-cell>
          <table:table-cell office:value-type="float" office:value="48.624001" calcext:value-type="float">
            <text:p>48.624001</text:p>
          </table:table-cell>
          <table:table-cell table:style-name="ce6" table:formula="of:=MIN([.A199:.F199])" office:value-type="float" office:value="41.771" calcext:value-type="float">
            <text:p>41.771</text:p>
          </table:table-cell>
          <table:table-cell table:style-name="ce9" table:formula="of:=MAX([.B199:.F199])" office:value-type="float" office:value="48.624001" calcext:value-type="float">
            <text:p>48.624001</text:p>
          </table:table-cell>
          <table:table-cell table:style-name="ce10" table:formula="of:=AVERAGE([.B199:.F199])" office:value-type="float" office:value="44.0992006" calcext:value-type="float">
            <text:p>44.0992006</text:p>
          </table:table-cell>
          <table:table-cell table:number-columns-repeated="16375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51.096001" calcext:value-type="float">
            <text:p>51.096001</text:p>
          </table:table-cell>
          <table:table-cell office:value-type="float" office:value="55.042" calcext:value-type="float">
            <text:p>55.042</text:p>
          </table:table-cell>
          <table:table-cell office:value-type="float" office:value="57.167999" calcext:value-type="float">
            <text:p>57.167999</text:p>
          </table:table-cell>
          <table:table-cell office:value-type="float" office:value="41.273998" calcext:value-type="float">
            <text:p>41.273998</text:p>
          </table:table-cell>
          <table:table-cell office:value-type="float" office:value="49.032001" calcext:value-type="float">
            <text:p>49.032001</text:p>
          </table:table-cell>
          <table:table-cell table:style-name="ce6" table:formula="of:=MIN([.A200:.F200])" office:value-type="float" office:value="41.273998" calcext:value-type="float">
            <text:p>41.273998</text:p>
          </table:table-cell>
          <table:table-cell table:style-name="ce9" office:value-type="float" office:value="49" calcext:value-type="float">
            <text:p>49</text:p>
          </table:table-cell>
          <table:table-cell table:style-name="ce10" table:formula="of:=AVERAGE([.B200:.F200])" office:value-type="float" office:value="50.7223998" calcext:value-type="float">
            <text:p>50.7223998</text:p>
          </table:table-cell>
          <table:table-cell table:number-columns-repeated="16375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7.646999" calcext:value-type="float">
            <text:p>47.646999</text:p>
          </table:table-cell>
          <table:table-cell office:value-type="float" office:value="41.651001" calcext:value-type="float">
            <text:p>41.651001</text:p>
          </table:table-cell>
          <table:table-cell office:value-type="float" office:value="42.537998" calcext:value-type="float">
            <text:p>42.537998</text:p>
          </table:table-cell>
          <table:table-cell office:value-type="float" office:value="37.231998" calcext:value-type="float">
            <text:p>37.231998</text:p>
          </table:table-cell>
          <table:table-cell office:value-type="float" office:value="37.958" calcext:value-type="float">
            <text:p>37.958</text:p>
          </table:table-cell>
          <table:table-cell table:style-name="ce6" office:value-type="float" office:value="41.8" calcext:value-type="float">
            <text:p>41.8</text:p>
          </table:table-cell>
          <table:table-cell table:style-name="ce9" table:formula="of:=MAX([.B201:.F201])" office:value-type="float" office:value="47.646999" calcext:value-type="float">
            <text:p>47.646999</text:p>
          </table:table-cell>
          <table:table-cell table:style-name="ce10" table:formula="of:=AVERAGE([.B201:.F201])" office:value-type="float" office:value="41.4051992" calcext:value-type="float">
            <text:p>41.4051992</text:p>
          </table:table-cell>
          <table:table-cell table:number-columns-repeated="16375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2.326" calcext:value-type="float">
            <text:p>42.326</text:p>
          </table:table-cell>
          <table:table-cell office:value-type="float" office:value="44.311001" calcext:value-type="float">
            <text:p>44.311001</text:p>
          </table:table-cell>
          <table:table-cell office:value-type="float" office:value="43.259998" calcext:value-type="float">
            <text:p>43.259998</text:p>
          </table:table-cell>
          <table:table-cell office:value-type="float" office:value="46.297001" calcext:value-type="float">
            <text:p>46.297001</text:p>
          </table:table-cell>
          <table:table-cell office:value-type="float" office:value="43.576" calcext:value-type="float">
            <text:p>43.576</text:p>
          </table:table-cell>
          <table:table-cell table:style-name="ce6" office:value-type="float" office:value="42.22" calcext:value-type="float">
            <text:p>42.22</text:p>
          </table:table-cell>
          <table:table-cell table:style-name="ce9" table:formula="of:=MAX([.B202:.F202])" office:value-type="float" office:value="46.297001" calcext:value-type="float">
            <text:p>46.297001</text:p>
          </table:table-cell>
          <table:table-cell table:style-name="ce10" table:formula="of:=AVERAGE([.B202:.F202])" office:value-type="float" office:value="43.954" calcext:value-type="float">
            <text:p>43.954</text:p>
          </table:table-cell>
          <table:table-cell table:number-columns-repeated="16375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485001" calcext:value-type="float">
            <text:p>45.485001</text:p>
          </table:table-cell>
          <table:table-cell office:value-type="float" office:value="40.699001" calcext:value-type="float">
            <text:p>40.699001</text:p>
          </table:table-cell>
          <table:table-cell office:value-type="float" office:value="40.605999" calcext:value-type="float">
            <text:p>40.605999</text:p>
          </table:table-cell>
          <table:table-cell office:value-type="float" office:value="40.641998" calcext:value-type="float">
            <text:p>40.641998</text:p>
          </table:table-cell>
          <table:table-cell office:value-type="float" office:value="38.838001" calcext:value-type="float">
            <text:p>38.838001</text:p>
          </table:table-cell>
          <table:table-cell table:style-name="ce6" table:formula="of:=MIN([.A203:.F203])" office:value-type="float" office:value="38.838001" calcext:value-type="float">
            <text:p>38.838001</text:p>
          </table:table-cell>
          <table:table-cell table:style-name="ce9" table:formula="of:=MAX([.B203:.F203])" office:value-type="float" office:value="45.485001" calcext:value-type="float">
            <text:p>45.485001</text:p>
          </table:table-cell>
          <table:table-cell table:style-name="ce10" table:formula="of:=AVERAGE([.B203:.F203])" office:value-type="float" office:value="41.254" calcext:value-type="float">
            <text:p>41.254</text:p>
          </table:table-cell>
          <table:table-cell table:number-columns-repeated="16375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8.951" calcext:value-type="float">
            <text:p>38.951</text:p>
          </table:table-cell>
          <table:table-cell office:value-type="float" office:value="36.258999" calcext:value-type="float">
            <text:p>36.258999</text:p>
          </table:table-cell>
          <table:table-cell office:value-type="float" office:value="37.223" calcext:value-type="float">
            <text:p>37.223</text:p>
          </table:table-cell>
          <table:table-cell office:value-type="float" office:value="36.009998" calcext:value-type="float">
            <text:p>36.009998</text:p>
          </table:table-cell>
          <table:table-cell office:value-type="float" office:value="37.389" calcext:value-type="float">
            <text:p>37.389</text:p>
          </table:table-cell>
          <table:table-cell table:style-name="ce6" office:value-type="float" office:value="50" calcext:value-type="float">
            <text:p>50</text:p>
          </table:table-cell>
          <table:table-cell table:style-name="ce9" table:formula="of:=MAX([.B204:.F204])" office:value-type="float" office:value="38.951" calcext:value-type="float">
            <text:p>38.951</text:p>
          </table:table-cell>
          <table:table-cell table:style-name="ce10" table:formula="of:=AVERAGE([.B204:.F204])" office:value-type="float" office:value="37.1663994" calcext:value-type="float">
            <text:p>37.1663994</text:p>
          </table:table-cell>
          <table:table-cell table:number-columns-repeated="16375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7.924999" calcext:value-type="float">
            <text:p>37.924999</text:p>
          </table:table-cell>
          <table:table-cell office:value-type="float" office:value="38.541" calcext:value-type="float">
            <text:p>38.541</text:p>
          </table:table-cell>
          <table:table-cell office:value-type="float" office:value="55.210999" calcext:value-type="float">
            <text:p>55.210999</text:p>
          </table:table-cell>
          <table:table-cell office:value-type="float" office:value="63.133999" calcext:value-type="float">
            <text:p>63.133999</text:p>
          </table:table-cell>
          <table:table-cell office:value-type="float" office:value="63.183998" calcext:value-type="float">
            <text:p>63.183998</text:p>
          </table:table-cell>
          <table:table-cell table:style-name="ce6" office:value-type="float" office:value="52.32" calcext:value-type="float">
            <text:p>52.32</text:p>
          </table:table-cell>
          <table:table-cell table:style-name="ce9" table:formula="of:=MAX([.B205:.F205])" office:value-type="float" office:value="63.183998" calcext:value-type="float">
            <text:p>63.183998</text:p>
          </table:table-cell>
          <table:table-cell table:style-name="ce10" table:formula="of:=AVERAGE([.B205:.F205])" office:value-type="float" office:value="51.598999" calcext:value-type="float">
            <text:p>51.598999</text:p>
          </table:table-cell>
          <table:table-cell table:number-columns-repeated="16375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68.202003" calcext:value-type="float">
            <text:p>68.202003</text:p>
          </table:table-cell>
          <table:table-cell office:value-type="float" office:value="68.264999" calcext:value-type="float">
            <text:p>68.264999</text:p>
          </table:table-cell>
          <table:table-cell office:value-type="float" office:value="69.335999" calcext:value-type="float">
            <text:p>69.335999</text:p>
          </table:table-cell>
          <table:table-cell office:value-type="float" office:value="70.688004" calcext:value-type="float">
            <text:p>70.688004</text:p>
          </table:table-cell>
          <table:table-cell office:value-type="float" office:value="59.359001" calcext:value-type="float">
            <text:p>59.359001</text:p>
          </table:table-cell>
          <table:table-cell table:style-name="ce6" table:formula="of:=MIN([.A206:.F206])" office:value-type="float" office:value="59.359001" calcext:value-type="float">
            <text:p>59.359001</text:p>
          </table:table-cell>
          <table:table-cell table:style-name="ce9" table:formula="of:=MAX([.B206:.F206])" office:value-type="float" office:value="70.688004" calcext:value-type="float">
            <text:p>70.688004</text:p>
          </table:table-cell>
          <table:table-cell table:style-name="ce10" table:formula="of:=AVERAGE([.B206:.F206])" office:value-type="float" office:value="67.1700012" calcext:value-type="float">
            <text:p>67.1700012</text:p>
          </table:table-cell>
          <table:table-cell table:number-columns-repeated="1637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2.901001" calcext:value-type="float">
            <text:p>42.901001</text:p>
          </table:table-cell>
          <table:table-cell office:value-type="float" office:value="42.747002" calcext:value-type="float">
            <text:p>42.747002</text:p>
          </table:table-cell>
          <table:table-cell office:value-type="float" office:value="42.762001" calcext:value-type="float">
            <text:p>42.762001</text:p>
          </table:table-cell>
          <table:table-cell office:value-type="float" office:value="42.814999" calcext:value-type="float">
            <text:p>42.814999</text:p>
          </table:table-cell>
          <table:table-cell office:value-type="float" office:value="43.112" calcext:value-type="float">
            <text:p>43.112</text:p>
          </table:table-cell>
          <table:table-cell table:style-name="ce6" table:formula="of:=69.4" office:value-type="float" office:value="69.4" calcext:value-type="float">
            <text:p>69.4</text:p>
          </table:table-cell>
          <table:table-cell table:style-name="ce9" table:formula="of:=MAX([.B207:.F207])" office:value-type="float" office:value="43.112" calcext:value-type="float">
            <text:p>43.112</text:p>
          </table:table-cell>
          <table:table-cell table:style-name="ce10" table:formula="of:=AVERAGE([.B207:.F207])" office:value-type="float" office:value="42.8674006" calcext:value-type="float">
            <text:p>42.8674006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0" table:formula="of:=AVERAGE([.B208:.F208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 table:number-rows-repeated="10483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6:00:00</meta:creation-date>
    <dc:language>en-US</dc:language>
    <dc:date>2023-01-06T18:40:00.747000000</dc:date>
    <meta:editing-cycles>4</meta:editing-cycles>
    <meta:editing-duration>PT19H45M10S</meta:editing-duration>
    <meta:generator>LibreOffice/7.4.2.3$Windows_X86_64 LibreOffice_project/382eef1f22670f7f4118c8c2dd222ec7ad009daf</meta:generator>
    <meta:document-statistic meta:table-count="1" meta:cell-count="1863" meta:object-count="7"/>
    <meta:user-defined meta:name="AppVersion">15.0000</meta:user-defined>
    <meta:user-defined meta:name="ProgId">Excel.Sheet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/>
      <style:graphic-properties svg:stroke-width="0.08cm" svg:stroke-color="#3d5afe" draw:fill-color="#3d5afe"/>
      <style:text-properties style:text-position="0% 100%" fo:font-family="Arial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8.476cm" svg:height="5.105cm" xlink:href=".." xlink:type="simple" chart:class="chart:scatter" chart:style-name="ch1">
        <chart:legend chart:legend-position="end" svg:x="5.756cm" svg:y="2.253cm" style:legend-expansion="high" chart:style-name="ch2"/>
        <chart:plot-area chart:style-name="ch3" table:cell-range-address="Sheet1.A1:Sheet1.A40 Sheet1.I1:Sheet1.I40" svg:x="0.169cm" svg:y="0.102cm" svg:width="5.418cm" svg:height="4.901cm">
          <chart:coordinate-region svg:x="0.79cm" svg:y="0.301cm" svg:width="4.24cm" svg:height="4.0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40" chart:class="chart:scatter">
            <chart:domain table:cell-range-address="Sheet1.A1:Sheet1.A40"/>
            <chart:data-point chart:repeated="40"/>
          </chart:series>
          <chart:wall chart:style-name="ch7"/>
          <chart:floor chart:style-name="ch8"/>
        </chart:plot-area>
        <draw:frame draw:style-name="gr1" draw:text-style-name="P1" svg:width="0.038cm" svg:height="0.037cm" svg:x="0cm" svg:y="0cm">
          <draw:image xlink:href="Pictures/1000023000004E580000302C63EA090828169EF2.emf" xlink:type="simple" xlink:show="embed" xlink:actuate="onLoad" draw:mime-type="image/x-emf">
            <text:p/>
          </draw:image>
          <draw:image xlink:href="Pictures/10000001000002F6000001D2B105F9A9DB45A66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:Sheet1.A40</svg:desc>
                </draw:g>
              </table:table-cell>
              <table:table-cell office:value-type="float" office:value="0.0178">
                <text:p>0.0178</text:p>
                <draw:g>
                  <svg:desc>Sheet1.I1:Sheet1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1852">
                <text:p>0.1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7714">
                <text:p>0.7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1876">
                <text:p>1.1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6074">
                <text:p>1.6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5724">
                <text:p>2.5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3.1032">
                <text:p>3.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4.1924">
                <text:p>4.1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5.0054">
                <text:p>5.0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5.6502">
                <text:p>5.6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5.9676">
                <text:p>5.9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7.1624">
                <text:p>7.1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8.1442">
                <text:p>8.1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9.0936">
                <text:p>9.0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9.8666">
                <text:p>9.8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1.6852">
                <text:p>11.6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4.3098">
                <text:p>14.3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5.4258">
                <text:p>15.4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7.459">
                <text:p>17.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9.8846004">
                <text:p>19.8846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0.7742002">
                <text:p>20.7742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23.3074006">
                <text:p>23.3074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24.1101998">
                <text:p>24.110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25.7104">
                <text:p>25.7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26.1375998">
                <text:p>26.1375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28.0460004">
                <text:p>28.046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29.6164002">
                <text:p>29.6164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29.8567996">
                <text:p>29.8567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32.7682002">
                <text:p>32.7682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34.1173996">
                <text:p>34.1173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36.2631996">
                <text:p>36.2631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38.7478004">
                <text:p>38.7478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41.2148004">
                <text:p>41.2148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43.7738008">
                <text:p>43.7738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47.3201996">
                <text:p>47.3201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58.2532006">
                <text:p>58.2532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/>
      <style:graphic-properties svg:stroke-width="0.08cm" svg:stroke-color="#ff1744" draw:fill-color="#ff1744"/>
      <style:text-properties style:text-position="0% 100%" fo:font-family="Arial" fo:font-size="10pt" style:font-size-asian="10pt" style:font-size-complex="10pt"/>
    </style:style>
    <style:style style:name="ch7" style:family="chart">
      <style:graphic-properties draw:stroke="solid" svg:stroke-color="#800080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901cm" svg:height="4.311cm" xlink:href=".." xlink:type="simple" chart:class="chart:scatter" chart:style-name="ch1">
        <chart:legend chart:legend-position="end" svg:x="4.049cm" svg:y="1.856cm" style:legend-expansion="high" chart:style-name="ch2"/>
        <chart:plot-area chart:style-name="ch3" table:cell-range-address="Sheet1.H1:Sheet1.H40" svg:x="-0.158cm" svg:y="0.005cm" svg:width="5.73cm" svg:height="4.59cm">
          <chart:coordinate-region svg:x="0.463cm" svg:y="0.204cm" svg:width="4.922cm" svg:height="3.7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:Sheet1.H40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">
                <text:p>0.019</text:p>
                <draw:g>
                  <svg:desc>Sheet1.H1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44">
                <text:p>2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44">
                <text:p>3.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55">
                <text:p>3.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49">
                <text:p>5.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98">
                <text:p>7.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902">
                <text:p>8.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86">
                <text:p>9.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63">
                <text:p>10.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16">
                <text:p>12.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23">
                <text:p>15.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5">
                <text:p>16.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795">
                <text:p>17.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940001">
                <text:p>20.94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663">
                <text:p>21.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51001">
                <text:p>24.551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87">
                <text:p>24.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139">
                <text:p>27.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823">
                <text:p>26.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674">
                <text:p>28.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207001">
                <text:p>31.207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848">
                <text:p>30.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299">
                <text:p>35.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845001">
                <text:p>34.845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537998">
                <text:p>36.537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948002">
                <text:p>38.948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775002">
                <text:p>41.775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75002">
                <text:p>44.275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342999">
                <text:p>52.342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.57">
                <text:p>62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.584">
                <text:p>58.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/>
      <style:graphic-properties svg:stroke-width="0.08cm" svg:stroke-color="#76ff03" draw:fill-color="#76ff03"/>
      <style:text-properties style:text-position="0% 100%" fo:font-family="Arial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748cm" svg:height="5.13cm" xlink:href=".." xlink:type="simple" chart:class="chart:scatter" chart:style-name="ch1">
        <chart:legend chart:legend-position="end" svg:x="4.869cm" svg:y="2.266cm" style:legend-expansion="high" chart:style-name="ch2"/>
        <chart:plot-area chart:style-name="ch3" table:cell-range-address="Sheet1.G1:Sheet1.G40" svg:x="0.465cm" svg:y="0.101cm" svg:width="6.46cm" svg:height="5.277cm">
          <chart:coordinate-region svg:x="1.086cm" svg:y="0.3cm" svg:width="5.652cm" svg:height="4.4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40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">
                <text:p>0.017</text:p>
                <draw:g>
                  <svg:desc>Sheet1.G1:Sheet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3">
                <text:p>1.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18">
                <text:p>2.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22">
                <text:p>3.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88">
                <text:p>5.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11">
                <text:p>5.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27">
                <text:p>6.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57">
                <text:p>7.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96">
                <text:p>8.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03">
                <text:p>9.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95">
                <text:p>10.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976">
                <text:p>14.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273001">
                <text:p>17.273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315001">
                <text:p>18.315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167">
                <text:p>20.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870001">
                <text:p>22.87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379999">
                <text:p>22.37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200001">
                <text:p>24.2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823999">
                <text:p>24.823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724001">
                <text:p>26.724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601">
                <text:p>28.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233">
                <text:p>29.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315001">
                <text:p>31.315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622002">
                <text:p>33.622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.478001">
                <text:p>35.478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589001">
                <text:p>38.589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418999">
                <text:p>40.418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832001">
                <text:p>42.832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619999">
                <text:p>44.61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277">
                <text:p>56.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644001">
                <text:p>57.644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/>
      <style:graphic-properties svg:stroke-width="0.08cm" svg:stroke-color="#4b1f6f" draw:fill-color="#4b1f6f"/>
      <style:text-properties style:text-position="0% 100%" fo:font-family="Arial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28cm" svg:height="4.501cm" xlink:href=".." xlink:type="simple" chart:class="chart:scatter" chart:style-name="ch1">
        <chart:legend chart:legend-position="end" svg:x="5.229cm" svg:y="1.951cm" style:legend-expansion="high" chart:style-name="ch2"/>
        <chart:plot-area chart:style-name="ch3" table:cell-range-address="Sheet1.A1:Sheet1.A40 Sheet1.J1:Sheet1.J40" svg:x="0.16cm" svg:y="0.09cm" svg:width="4.909cm" svg:height="4.321cm">
          <chart:coordinate-region svg:x="2.448cm" svg:y="0.289cm" svg:width="2.481cm" svg:height="2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:Sheet1.J40" chart:class="chart:scatter">
            <chart:domain table:cell-range-address="Sheet1.A1:Sheet1.A40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:Sheet1.A40</svg:desc>
                </draw:g>
              </table:table-cell>
              <table:table-cell office:value-type="float" office:value="6250000">
                <text:p>6250000</text:p>
                <draw:g>
                  <svg:desc>Sheet1.J1:Sheet1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56250000">
                <text:p>5625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156250000">
                <text:p>1562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225000000">
                <text:p>225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306250000">
                <text:p>3062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506250000">
                <text:p>50625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756250000">
                <text:p>75625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900000000">
                <text:p>900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1056250000">
                <text:p>105625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1225000000">
                <text:p>1225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1406250000">
                <text:p>14062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1600000000">
                <text:p>1600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1806250000">
                <text:p>180625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2256250000">
                <text:p>225625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2756250000">
                <text:p>275625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3025000000">
                <text:p>3025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3306250000">
                <text:p>330625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3600000000">
                <text:p>360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3906250000">
                <text:p>390625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4556250000">
                <text:p>455625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4900000000">
                <text:p>4900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5256250000">
                <text:p>525625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6006250000">
                <text:p>600625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6400000000">
                <text:p>64000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6806250000">
                <text:p>680625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7656250000">
                <text:p>765625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8100000000">
                <text:p>81000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8556250000">
                <text:p>855625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9025000000">
                <text:p>9025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9506250000">
                <text:p>950625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36cm" svg:height="15.824cm" xlink:href=".." xlink:type="simple" chart:class="chart:scatter" chart:style-name="ch1">
        <chart:title svg:x="3.851cm" svg:y="0.452cm" chart:style-name="ch2">
          <text:p>BUBBLE SORT WORSE CASE OPTIMIED</text:p>
        </chart:title>
        <chart:legend chart:legend-position="end" svg:x="13.616cm" svg:y="7.613cm" style:legend-expansion="high" chart:style-name="ch3"/>
        <chart:plot-area chart:style-name="ch4" table:cell-range-address="Sheet1.A85:Sheet1.A124 Sheet1.I85:Sheet1.I124" svg:x="1.337cm" svg:y="1.547cm" svg:width="11.953cm" svg:height="12.98cm">
          <chart:coordinate-region svg:x="1.958cm" svg:y="1.746cm" svg:width="10.776cm" svg:height="12.134cm"/>
          <chart:axis chart:dimension="x" chart:name="primary-x" chart:style-name="ch5">
            <chart:title svg:x="6.462cm" svg:y="14.843cm" chart:style-name="ch6">
              <text:p>N VALUES</text:p>
            </chart:title>
          </chart:axis>
          <chart:axis chart:dimension="y" chart:name="primary-y" chart:style-name="ch7">
            <chart:title svg:x="0.451cm" svg:y="8.465cm" chart:style-name="ch8">
              <text:p>TIME</text:p>
            </chart:title>
            <chart:grid chart:style-name="ch9" chart:class="major"/>
          </chart:axis>
          <chart:series chart:style-name="ch10" chart:values-cell-range-address="Sheet1.I85:Sheet1.I124" chart:class="chart:scatter">
            <chart:domain table:cell-range-address="Sheet1.A85:Sheet1.A124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5:Sheet1.A124</svg:desc>
                </draw:g>
              </table:table-cell>
              <table:table-cell office:value-type="float" office:value="0.0108">
                <text:p>0.0108</text:p>
                <draw:g>
                  <svg:desc>Sheet1.I85:Sheet1.I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5618">
                <text:p>0.5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3846">
                <text:p>0.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8928">
                <text:p>0.8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0576">
                <text:p>1.0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.2416">
                <text:p>1.2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1.4366">
                <text:p>1.4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.3132">
                <text:p>2.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.7306">
                <text:p>2.7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0664">
                <text:p>4.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3.6142">
                <text:p>3.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.8272">
                <text:p>3.8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6.0002">
                <text:p>6.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6542">
                <text:p>6.6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6.1584">
                <text:p>6.1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7.275">
                <text:p>7.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7.3698">
                <text:p>7.3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7.0064">
                <text:p>7.0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8.905">
                <text:p>8.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8.6946">
                <text:p>8.6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0.8448">
                <text:p>10.8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0.411">
                <text:p>10.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0.7098">
                <text:p>10.7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2.3538">
                <text:p>12.3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2.465">
                <text:p>12.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13.4288">
                <text:p>13.4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14.0968">
                <text:p>14.0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16.8862">
                <text:p>16.8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26.0272006">
                <text:p>26.0272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23.3675996">
                <text:p>23.3675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32.7112004">
                <text:p>32.7112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34.4176002">
                <text:p>34.4176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35.6389992">
                <text:p>35.6389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37.844201">
                <text:p>37.844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40.4662004">
                <text:p>40.4662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42.5774">
                <text:p>42.5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44.9571992">
                <text:p>44.95719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cm" svg:height="14.471cm" xlink:href=".." xlink:type="simple" chart:class="chart:scatter" chart:style-name="ch1">
        <chart:title svg:x="4.413cm" svg:y="0.425cm" chart:style-name="ch2">
          <text:p>BUBBLE SORT AVERAGE OPTIMIZED</text:p>
        </chart:title>
        <chart:legend chart:legend-position="end" svg:x="14.13cm" svg:y="6.936cm" style:legend-expansion="high" chart:style-name="ch3"/>
        <chart:plot-area chart:style-name="ch4" table:cell-range-address="Sheet1.A126:Sheet1.A165 Sheet1.I126:Sheet1.I165" svg:x="1.348cm" svg:y="1.493cm" svg:width="12.445cm" svg:height="11.708cm">
          <chart:coordinate-region svg:x="1.969cm" svg:y="1.693cm" svg:width="11.267cm" svg:height="10.861cm"/>
          <chart:axis chart:dimension="x" chart:name="primary-x" chart:style-name="ch5">
            <chart:title svg:x="6.719cm" svg:y="13.49cm" chart:style-name="ch6">
              <text:p>N VALUES</text:p>
            </chart:title>
          </chart:axis>
          <chart:axis chart:dimension="y" chart:name="primary-y" chart:style-name="ch7">
            <chart:title svg:x="0.451cm" svg:y="8.132cm" chart:style-name="ch8">
              <text:p>TIME EXE</text:p>
            </chart:title>
            <chart:grid chart:style-name="ch9" chart:class="major"/>
          </chart:axis>
          <chart:series chart:style-name="ch10" chart:values-cell-range-address="Sheet1.I126:Sheet1.I165" chart:class="chart:scatter">
            <chart:domain table:cell-range-address="Sheet1.A126:Sheet1.A165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26:Sheet1.A165</svg:desc>
                </draw:g>
              </table:table-cell>
              <table:table-cell office:value-type="float" office:value="0.011">
                <text:p>0.011</text:p>
                <draw:g>
                  <svg:desc>Sheet1.I126:Sheet1.I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1244">
                <text:p>0.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436">
                <text:p>0.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7494">
                <text:p>0.7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6954">
                <text:p>0.6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2524">
                <text:p>1.2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1834">
                <text:p>2.1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3.0202">
                <text:p>3.0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3362">
                <text:p>3.3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4404">
                <text:p>4.4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3792">
                <text:p>4.3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5.1508">
                <text:p>5.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5.6174">
                <text:p>5.6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6.425">
                <text:p>6.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7.4498">
                <text:p>7.4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8.287">
                <text:p>8.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9.343">
                <text:p>9.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1.0318">
                <text:p>11.0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5.4754">
                <text:p>15.4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8.5252004">
                <text:p>18.5252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20.3212">
                <text:p>20.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4.0756002">
                <text:p>24.0756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26.2918">
                <text:p>26.2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28.7812002">
                <text:p>28.7812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32.2420006">
                <text:p>32.242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33.4999998">
                <text:p>33.49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34.4859994">
                <text:p>34.485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39.6671996">
                <text:p>39.6671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42.8115988">
                <text:p>42.8115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43.598401">
                <text:p>43.5984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45.0476004">
                <text:p>45.0476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48.1132006">
                <text:p>48.1132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51.6419996">
                <text:p>51.6419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55.0486">
                <text:p>55.0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55.7190002">
                <text:p>55.719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56.6752">
                <text:p>56.6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59.65">
                <text:p>59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62.3">
                <text:p>62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11cm" svg:height="11.306cm" xlink:href=".." xlink:type="simple" chart:class="chart:scatter" chart:style-name="ch1">
        <chart:legend chart:legend-position="end" svg:x="13.532cm" svg:y="5.354cm" style:legend-expansion="high" chart:style-name="ch2"/>
        <chart:plot-area chart:style-name="ch3" table:cell-range-address="Sheet1.A168:Sheet1.A206 Sheet1.G168:Sheet1.G206" svg:x="0.225cm" svg:y="-0.072cm" svg:width="12.875cm" svg:height="10.853cm">
          <chart:coordinate-region svg:x="0.846cm" svg:y="0.127cm" svg:width="11.698cm" svg:height="10.0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68:Sheet1.G206" chart:class="chart:scatter">
            <chart:domain table:cell-range-address="Sheet1.A168:Sheet1.A206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68:Sheet1.A206</svg:desc>
                </draw:g>
              </table:table-cell>
              <table:table-cell office:value-type="float" office:value="0.049">
                <text:p>0.049</text:p>
                <draw:g>
                  <svg:desc>Sheet1.G168:Sheet1.G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2.202">
                <text:p>2.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4.516">
                <text:p>4.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6.253">
                <text:p>6.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7.023">
                <text:p>7.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11.669">
                <text:p>11.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13.013">
                <text:p>13.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6.627001">
                <text:p>16.627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7.596001">
                <text:p>17.596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9.177">
                <text:p>19.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21.040001">
                <text:p>21.04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24.399">
                <text:p>24.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7.056">
                <text:p>27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28.587">
                <text:p>28.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30.566999">
                <text:p>30.566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33.193001">
                <text:p>33.193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33.280998">
                <text:p>33.280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36.507999">
                <text:p>36.507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40.074001">
                <text:p>40.074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44.025002">
                <text:p>44.025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41.771">
                <text:p>41.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41.273998">
                <text:p>41.273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42.22">
                <text:p>42.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38.838001">
                <text:p>38.838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59.359001">
                <text:p>59.359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